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0pt" officeooo:rsid="001a3d80" officeooo:paragraph-rsid="001cfa7c" style:font-size-asian="10pt" style:font-size-complex="10pt"/>
    </style:style>
    <style:style style:name="P2" style:family="paragraph" style:parent-style-name="Standard">
      <style:paragraph-properties fo:text-align="start" style:justify-single-word="false"/>
      <style:text-properties fo:font-size="10pt" officeooo:rsid="001a3d80" officeooo:paragraph-rsid="001a3d80" style:font-size-asian="10pt" style:font-size-complex="10pt"/>
    </style:style>
    <style:style style:name="P3" style:family="paragraph" style:parent-style-name="Standard">
      <style:paragraph-properties fo:text-align="start" style:justify-single-word="false"/>
      <style:text-properties fo:font-size="10pt" officeooo:rsid="001cfa7c" officeooo:paragraph-rsid="001cfa7c" style:font-size-asian="10pt" style:font-size-complex="10pt"/>
    </style:style>
    <style:style style:name="P4" style:family="paragraph" style:parent-style-name="Standard">
      <style:paragraph-properties fo:text-align="start" style:justify-single-word="false"/>
      <style:text-properties fo:font-size="10pt" officeooo:rsid="001ee6d4" officeooo:paragraph-rsid="001ee6d4" style:font-size-asian="10pt" style:font-size-complex="10pt"/>
    </style:style>
    <style:style style:name="P5" style:family="paragraph" style:parent-style-name="Standard">
      <style:paragraph-properties fo:text-align="start" style:justify-single-word="false"/>
      <style:text-properties fo:font-size="10pt" officeooo:rsid="00206eab" officeooo:paragraph-rsid="00206eab" style:font-size-asian="10pt" style:font-size-complex="10pt"/>
    </style:style>
    <style:style style:name="P6" style:family="paragraph" style:parent-style-name="Standard">
      <style:paragraph-properties fo:text-align="start" style:justify-single-word="false"/>
      <style:text-properties fo:font-size="10pt" officeooo:rsid="0020c704" officeooo:paragraph-rsid="0020c704" style:font-size-asian="10pt" style:font-size-complex="10pt"/>
    </style:style>
    <style:style style:name="P7" style:family="paragraph" style:parent-style-name="Standard">
      <style:paragraph-properties fo:text-align="start" style:justify-single-word="false"/>
      <style:text-properties fo:font-size="10pt" officeooo:rsid="002376b5" officeooo:paragraph-rsid="002376b5" style:font-size-asian="10pt" style:font-size-complex="10pt"/>
    </style:style>
    <style:style style:name="P8" style:family="paragraph" style:parent-style-name="Standard">
      <style:paragraph-properties fo:text-align="start" style:justify-single-word="false"/>
      <style:text-properties fo:font-size="10pt" officeooo:rsid="0024b7d9" officeooo:paragraph-rsid="0024b7d9" style:font-size-asian="10pt" style:font-size-complex="10pt"/>
    </style:style>
    <style:style style:name="P9" style:family="paragraph" style:parent-style-name="Standard">
      <style:paragraph-properties fo:text-align="start" style:justify-single-word="false"/>
      <style:text-properties fo:font-size="10pt" officeooo:rsid="00272127" officeooo:paragraph-rsid="0026784e" style:font-size-asian="10pt" style:font-size-complex="10pt"/>
    </style:style>
    <style:style style:name="P10" style:family="paragraph" style:parent-style-name="Standard">
      <style:paragraph-properties fo:text-align="start" style:justify-single-word="false"/>
      <style:text-properties fo:font-size="10pt" officeooo:rsid="00272127" officeooo:paragraph-rsid="00272127" style:font-size-asian="10pt" style:font-size-complex="10pt"/>
    </style:style>
    <style:style style:name="P11" style:family="paragraph" style:parent-style-name="Standard">
      <style:paragraph-properties fo:text-align="start" style:justify-single-word="false"/>
      <style:text-properties fo:font-size="10pt" officeooo:rsid="00286e01" officeooo:paragraph-rsid="00286e01" style:font-size-asian="10pt" style:font-size-complex="10pt"/>
    </style:style>
    <style:style style:name="P12" style:family="paragraph" style:parent-style-name="Standard">
      <style:paragraph-properties fo:text-align="start" style:justify-single-word="false"/>
      <style:text-properties fo:font-size="10pt" officeooo:rsid="002d8d76" officeooo:paragraph-rsid="002d8d76" style:font-size-asian="10pt" style:font-size-complex="10pt"/>
    </style:style>
    <style:style style:name="P13" style:family="paragraph" style:parent-style-name="Standard">
      <style:paragraph-properties fo:text-align="start" style:justify-single-word="false"/>
      <style:text-properties fo:font-size="10pt" officeooo:rsid="00319880" officeooo:paragraph-rsid="00319880" style:font-size-asian="10pt" style:font-size-complex="10pt"/>
    </style:style>
    <style:style style:name="P14" style:family="paragraph" style:parent-style-name="Standard">
      <style:paragraph-properties fo:text-align="start" style:justify-single-word="false"/>
      <style:text-properties fo:font-size="10pt" officeooo:rsid="00330686" officeooo:paragraph-rsid="00330686" style:font-size-asian="10pt" style:font-size-complex="10pt"/>
    </style:style>
    <style:style style:name="P15" style:family="paragraph" style:parent-style-name="Standard">
      <style:paragraph-properties fo:text-align="start" style:justify-single-word="false"/>
      <style:text-properties fo:font-size="10pt" officeooo:rsid="00335a32" officeooo:paragraph-rsid="00335a32" style:font-size-asian="10pt" style:font-size-complex="10pt"/>
    </style:style>
    <style:style style:name="P16" style:family="paragraph" style:parent-style-name="Standard">
      <style:paragraph-properties fo:text-align="start" style:justify-single-word="false"/>
      <style:text-properties fo:font-size="10pt" officeooo:rsid="00345f52" officeooo:paragraph-rsid="00345f52" style:font-size-asian="10pt" style:font-size-complex="10pt"/>
    </style:style>
    <style:style style:name="P17" style:family="paragraph" style:parent-style-name="Standard">
      <style:paragraph-properties fo:text-align="start" style:justify-single-word="false"/>
      <style:text-properties fo:font-size="10pt" officeooo:rsid="003626f8" officeooo:paragraph-rsid="003626f8" style:font-size-asian="10pt" style:font-size-complex="10pt"/>
    </style:style>
    <style:style style:name="P18" style:family="paragraph" style:parent-style-name="Standard">
      <style:paragraph-properties fo:text-align="start" style:justify-single-word="false"/>
      <style:text-properties fo:font-size="10pt" officeooo:rsid="0036930a" officeooo:paragraph-rsid="0036930a" style:font-size-asian="10pt" style:font-size-complex="10pt"/>
    </style:style>
    <style:style style:name="P19" style:family="paragraph" style:parent-style-name="Standard">
      <style:paragraph-properties fo:text-align="start" style:justify-single-word="false"/>
      <style:text-properties fo:font-size="10pt" officeooo:rsid="0038e938" officeooo:paragraph-rsid="0038e938" style:font-size-asian="10pt" style:font-size-complex="10pt"/>
    </style:style>
    <style:style style:name="P20" style:family="paragraph" style:parent-style-name="Standard">
      <style:paragraph-properties fo:text-align="start" style:justify-single-word="false"/>
      <style:text-properties fo:font-size="10pt" officeooo:rsid="003a7831" officeooo:paragraph-rsid="003a7831" style:font-size-asian="10pt" style:font-size-complex="10pt"/>
    </style:style>
    <style:style style:name="P21" style:family="paragraph" style:parent-style-name="Standard">
      <style:paragraph-properties fo:text-align="start" style:justify-single-word="false"/>
      <style:text-properties fo:font-size="10pt" officeooo:rsid="003adebb" officeooo:paragraph-rsid="003adebb" style:font-size-asian="10pt" style:font-size-complex="10pt"/>
    </style:style>
    <style:style style:name="P22" style:family="paragraph" style:parent-style-name="Standard">
      <style:paragraph-properties fo:text-align="start" style:justify-single-word="false"/>
      <style:text-properties fo:font-size="10pt" officeooo:rsid="003b559b" officeooo:paragraph-rsid="003b559b" style:font-size-asian="10pt" style:font-size-complex="10pt"/>
    </style:style>
    <style:style style:name="P23" style:family="paragraph" style:parent-style-name="Standard">
      <style:paragraph-properties fo:text-align="start" style:justify-single-word="false"/>
      <style:text-properties fo:font-size="10pt" officeooo:rsid="003c4342" officeooo:paragraph-rsid="003c4342" style:font-size-asian="10pt" style:font-size-complex="10pt"/>
    </style:style>
    <style:style style:name="P24" style:family="paragraph" style:parent-style-name="Standard">
      <style:paragraph-properties fo:text-align="start" style:justify-single-word="false"/>
      <style:text-properties fo:font-size="10pt" officeooo:rsid="003df6b2" officeooo:paragraph-rsid="003df6b2" style:font-size-asian="10pt" style:font-size-complex="10pt"/>
    </style:style>
    <style:style style:name="P25" style:family="paragraph" style:parent-style-name="Standard">
      <style:paragraph-properties fo:text-align="start" style:justify-single-word="false"/>
      <style:text-properties fo:font-size="10pt" officeooo:rsid="003f93a8" officeooo:paragraph-rsid="003f93a8" style:font-size-asian="10pt" style:font-size-complex="10pt"/>
    </style:style>
    <style:style style:name="P26" style:family="paragraph" style:parent-style-name="Standard">
      <style:paragraph-properties fo:text-align="start" style:justify-single-word="false"/>
      <style:text-properties fo:font-size="10pt" officeooo:rsid="003fc21d" officeooo:paragraph-rsid="003fc21d" style:font-size-asian="10pt" style:font-size-complex="10pt"/>
    </style:style>
    <style:style style:name="P27" style:family="paragraph" style:parent-style-name="Standard">
      <style:paragraph-properties fo:text-align="start" style:justify-single-word="false"/>
      <style:text-properties fo:font-size="10pt" officeooo:rsid="0044cde9" officeooo:paragraph-rsid="0044cde9" style:font-size-asian="10pt" style:font-size-complex="10pt"/>
    </style:style>
    <style:style style:name="P28" style:family="paragraph" style:parent-style-name="Standard">
      <style:paragraph-properties fo:text-align="start" style:justify-single-word="false"/>
      <style:text-properties fo:font-size="10pt" officeooo:rsid="0046ddac" officeooo:paragraph-rsid="0046ddac" style:font-size-asian="10pt" style:font-size-complex="10pt"/>
    </style:style>
    <style:style style:name="P29" style:family="paragraph" style:parent-style-name="Standard">
      <style:paragraph-properties fo:text-align="start" style:justify-single-word="false"/>
      <style:text-properties fo:font-size="10pt" officeooo:rsid="0048948b" officeooo:paragraph-rsid="0048948b" style:font-size-asian="10pt" style:font-size-complex="10pt"/>
    </style:style>
    <style:style style:name="P30" style:family="paragraph" style:parent-style-name="Standard">
      <style:paragraph-properties fo:text-align="start" style:justify-single-word="false"/>
      <style:text-properties fo:font-size="10pt" officeooo:rsid="004e0ea8" officeooo:paragraph-rsid="004e0ea8" style:font-size-asian="10pt" style:font-size-complex="10pt"/>
    </style:style>
    <style:style style:name="P31" style:family="paragraph" style:parent-style-name="Standard">
      <style:paragraph-properties fo:text-align="start" style:justify-single-word="false"/>
      <style:text-properties fo:font-size="10pt" officeooo:rsid="004c22a3" officeooo:paragraph-rsid="004c22a3" style:font-size-asian="10pt" style:font-size-complex="10pt"/>
    </style:style>
    <style:style style:name="P32" style:family="paragraph" style:parent-style-name="Standard">
      <style:paragraph-properties fo:text-align="start" style:justify-single-word="false"/>
      <style:text-properties fo:font-size="10pt" officeooo:rsid="004f716b" officeooo:paragraph-rsid="004f716b" style:font-size-asian="10pt" style:font-size-complex="10pt"/>
    </style:style>
    <style:style style:name="P33" style:family="paragraph" style:parent-style-name="Standard">
      <style:paragraph-properties fo:text-align="start" style:justify-single-word="false"/>
      <style:text-properties fo:font-size="10pt" officeooo:rsid="00530c69" officeooo:paragraph-rsid="00530c69" style:font-size-asian="10pt" style:font-size-complex="10pt"/>
    </style:style>
    <style:style style:name="P34" style:family="paragraph" style:parent-style-name="Standard">
      <style:paragraph-properties fo:text-align="start" style:justify-single-word="false"/>
      <style:text-properties fo:font-size="10pt" officeooo:rsid="0055bc28" officeooo:paragraph-rsid="0055bc28" style:font-size-asian="10pt" style:font-size-complex="10pt"/>
    </style:style>
    <style:style style:name="P35" style:family="paragraph" style:parent-style-name="Standard">
      <style:paragraph-properties fo:text-align="start" style:justify-single-word="false"/>
      <style:text-properties fo:font-size="10pt" officeooo:rsid="0058f09c" officeooo:paragraph-rsid="0058f09c" style:font-size-asian="10pt" style:font-size-complex="10pt"/>
    </style:style>
    <style:style style:name="P36" style:family="paragraph" style:parent-style-name="Standard">
      <style:paragraph-properties fo:text-align="start" style:justify-single-word="false"/>
      <style:text-properties fo:font-size="10pt" officeooo:rsid="005ac57e" officeooo:paragraph-rsid="005ac57e" style:font-size-asian="10pt" style:font-size-complex="10pt"/>
    </style:style>
    <style:style style:name="P37" style:family="paragraph" style:parent-style-name="Standard">
      <style:paragraph-properties fo:text-align="start" style:justify-single-word="false"/>
      <style:text-properties fo:font-size="10pt" officeooo:rsid="005d74ed" officeooo:paragraph-rsid="005d74ed" style:font-size-asian="10pt" style:font-size-complex="10pt"/>
    </style:style>
    <style:style style:name="P38" style:family="paragraph" style:parent-style-name="Standard">
      <style:paragraph-properties fo:text-align="start" style:justify-single-word="false"/>
      <style:text-properties fo:font-size="10pt" officeooo:rsid="005fc83f" officeooo:paragraph-rsid="005fc83f" style:font-size-asian="10pt" style:font-size-complex="10pt"/>
    </style:style>
    <style:style style:name="P39" style:family="paragraph" style:parent-style-name="Standard">
      <style:paragraph-properties fo:text-align="start" style:justify-single-word="false"/>
      <style:text-properties fo:font-size="10pt" officeooo:rsid="0064ca5e" officeooo:paragraph-rsid="0064ca5e" style:font-size-asian="10pt" style:font-size-complex="10pt"/>
    </style:style>
    <style:style style:name="P40" style:family="paragraph" style:parent-style-name="Standard">
      <style:paragraph-properties fo:text-align="start" style:justify-single-word="false"/>
      <style:text-properties fo:font-size="10pt" officeooo:rsid="0064ca5e" officeooo:paragraph-rsid="00668fce" style:font-size-asian="10pt" style:font-size-complex="10pt"/>
    </style:style>
    <style:style style:name="P41" style:family="paragraph" style:parent-style-name="Standard">
      <style:paragraph-properties fo:text-align="start" style:justify-single-word="false"/>
      <style:text-properties fo:font-size="10pt" officeooo:rsid="00668fce" officeooo:paragraph-rsid="00668fce" style:font-size-asian="10pt" style:font-size-complex="10pt"/>
    </style:style>
    <style:style style:name="P42" style:family="paragraph" style:parent-style-name="Standard">
      <style:paragraph-properties fo:text-align="start" style:justify-single-word="false"/>
      <style:text-properties fo:font-size="10pt" officeooo:rsid="006778d0" officeooo:paragraph-rsid="006778d0" style:font-size-asian="10pt" style:font-size-complex="10pt"/>
    </style:style>
    <style:style style:name="P43" style:family="paragraph" style:parent-style-name="Standard">
      <style:paragraph-properties fo:text-align="start" style:justify-single-word="false"/>
      <style:text-properties fo:font-size="10pt" officeooo:rsid="006aaecb" officeooo:paragraph-rsid="006aaecb" style:font-size-asian="10pt" style:font-size-complex="10pt"/>
    </style:style>
    <style:style style:name="P44" style:family="paragraph" style:parent-style-name="Standard">
      <style:paragraph-properties fo:text-align="start" style:justify-single-word="false"/>
      <style:text-properties fo:font-size="10pt" officeooo:rsid="006bc6d9" officeooo:paragraph-rsid="006bc6d9" style:font-size-asian="10pt" style:font-size-complex="10pt"/>
    </style:style>
    <style:style style:name="P45" style:family="paragraph" style:parent-style-name="Standard">
      <style:paragraph-properties fo:text-align="start" style:justify-single-word="false"/>
      <style:text-properties fo:font-size="10pt" officeooo:rsid="006e4778" officeooo:paragraph-rsid="006e4778" style:font-size-asian="10pt" style:font-size-complex="10pt"/>
    </style:style>
    <style:style style:name="P46" style:family="paragraph" style:parent-style-name="Standard">
      <style:paragraph-properties fo:text-align="start" style:justify-single-word="false"/>
      <style:text-properties fo:font-size="10pt" officeooo:rsid="0071214f" officeooo:paragraph-rsid="0071214f" style:font-size-asian="10pt" style:font-size-complex="10pt"/>
    </style:style>
    <style:style style:name="P47" style:family="paragraph" style:parent-style-name="Standard">
      <style:paragraph-properties fo:text-align="start" style:justify-single-word="false"/>
      <style:text-properties fo:font-size="10pt" officeooo:rsid="007175a7" officeooo:paragraph-rsid="0071214f" style:font-size-asian="10pt" style:font-size-complex="10pt"/>
    </style:style>
    <style:style style:name="P48" style:family="paragraph" style:parent-style-name="Standard">
      <style:paragraph-properties fo:text-align="start" style:justify-single-word="false"/>
      <style:text-properties fo:font-size="10pt" officeooo:rsid="007175a7" officeooo:paragraph-rsid="007175a7" style:font-size-asian="10pt" style:font-size-complex="10pt"/>
    </style:style>
    <style:style style:name="P49" style:family="paragraph" style:parent-style-name="Standard">
      <style:paragraph-properties fo:text-align="start" style:justify-single-word="false"/>
      <style:text-properties fo:font-size="10pt" officeooo:rsid="0076c07b" officeooo:paragraph-rsid="0076c07b" style:font-size-asian="10pt" style:font-size-complex="10pt"/>
    </style:style>
    <style:style style:name="P50" style:family="paragraph" style:parent-style-name="Standard">
      <style:paragraph-properties fo:text-align="start" style:justify-single-word="false"/>
      <style:text-properties fo:font-size="10pt" officeooo:rsid="00798e71" officeooo:paragraph-rsid="00798e71" style:font-size-asian="10pt" style:font-size-complex="10pt"/>
    </style:style>
    <style:style style:name="P51" style:family="paragraph" style:parent-style-name="Standard">
      <style:paragraph-properties fo:text-align="start" style:justify-single-word="false"/>
      <style:text-properties fo:font-size="10pt" officeooo:rsid="0088029c" officeooo:paragraph-rsid="0088029c" style:font-size-asian="10pt" style:font-size-complex="10pt"/>
    </style:style>
    <style:style style:name="P52" style:family="paragraph" style:parent-style-name="Standard">
      <style:paragraph-properties fo:text-align="start" style:justify-single-word="false"/>
      <style:text-properties fo:font-size="10pt" officeooo:rsid="00892bae" officeooo:paragraph-rsid="00892bae" style:font-size-asian="10pt" style:font-size-complex="10pt"/>
    </style:style>
    <style:style style:name="P53" style:family="paragraph" style:parent-style-name="Standard">
      <style:paragraph-properties fo:text-align="start" style:justify-single-word="false"/>
      <style:text-properties fo:font-size="10pt" officeooo:rsid="00894031" officeooo:paragraph-rsid="00894031" style:font-size-asian="10pt" style:font-size-complex="10pt"/>
    </style:style>
    <style:style style:name="P54" style:family="paragraph" style:parent-style-name="Standard">
      <style:paragraph-properties fo:text-align="start" style:justify-single-word="false"/>
      <style:text-properties fo:font-size="10pt" officeooo:rsid="008e77f7" officeooo:paragraph-rsid="008e77f7" style:font-size-asian="10pt" style:font-size-complex="10pt"/>
    </style:style>
    <style:style style:name="P55" style:family="paragraph" style:parent-style-name="Standard">
      <style:paragraph-properties fo:text-align="start" style:justify-single-word="false"/>
      <style:text-properties fo:font-size="10pt" officeooo:rsid="008f64a4" officeooo:paragraph-rsid="008f64a4" style:font-size-asian="10pt" style:font-size-complex="10pt"/>
    </style:style>
    <style:style style:name="P56" style:family="paragraph" style:parent-style-name="Standard">
      <style:paragraph-properties fo:text-align="start" style:justify-single-word="false"/>
      <style:text-properties fo:font-size="10pt" officeooo:rsid="0091296d" officeooo:paragraph-rsid="0091296d" style:font-size-asian="10pt" style:font-size-complex="10pt"/>
    </style:style>
    <style:style style:name="P57" style:family="paragraph" style:parent-style-name="Standard">
      <style:paragraph-properties fo:text-align="start" style:justify-single-word="false"/>
      <style:text-properties fo:font-size="10pt" officeooo:rsid="009951aa" officeooo:paragraph-rsid="009951aa" style:font-size-asian="10pt" style:font-size-complex="10pt"/>
    </style:style>
    <style:style style:name="P58" style:family="paragraph" style:parent-style-name="Standard">
      <style:paragraph-properties fo:text-align="start" style:justify-single-word="false"/>
      <style:text-properties fo:font-size="10pt" officeooo:rsid="009a4119" officeooo:paragraph-rsid="009a4119" style:font-size-asian="10pt" style:font-size-complex="10pt"/>
    </style:style>
    <style:style style:name="P59" style:family="paragraph" style:parent-style-name="Standard">
      <style:paragraph-properties fo:text-align="start" style:justify-single-word="false"/>
      <style:text-properties fo:font-size="10pt" officeooo:rsid="009d106b" officeooo:paragraph-rsid="009d106b" style:font-size-asian="10pt" style:font-size-complex="10pt"/>
    </style:style>
    <style:style style:name="P60" style:family="paragraph" style:parent-style-name="Standard">
      <style:paragraph-properties fo:text-align="start" style:justify-single-word="false"/>
      <style:text-properties fo:font-size="10pt" officeooo:rsid="009eb827" officeooo:paragraph-rsid="009eb827" style:font-size-asian="10pt" style:font-size-complex="10pt"/>
    </style:style>
    <style:style style:name="P61" style:family="paragraph" style:parent-style-name="Standard">
      <style:paragraph-properties fo:text-align="start" style:justify-single-word="false"/>
      <style:text-properties fo:font-size="10pt" officeooo:rsid="00a8599e" officeooo:paragraph-rsid="00a8599e" style:font-size-asian="10pt" style:font-size-complex="10pt"/>
    </style:style>
    <style:style style:name="P62" style:family="paragraph" style:parent-style-name="Standard">
      <style:paragraph-properties fo:text-align="start" style:justify-single-word="false"/>
      <style:text-properties fo:font-size="10pt" officeooo:rsid="00aa9ad0" officeooo:paragraph-rsid="00aa9ad0" style:font-size-asian="10pt" style:font-size-complex="10pt"/>
    </style:style>
    <style:style style:name="P63" style:family="paragraph" style:parent-style-name="Standard">
      <style:paragraph-properties fo:text-align="start" style:justify-single-word="false"/>
      <style:text-properties fo:font-size="10pt" officeooo:rsid="00ad6004" officeooo:paragraph-rsid="00ad6004" style:font-size-asian="10pt" style:font-size-complex="10pt"/>
    </style:style>
    <style:style style:name="P64" style:family="paragraph" style:parent-style-name="Standard">
      <style:paragraph-properties fo:text-align="start" style:justify-single-word="false"/>
      <style:text-properties fo:font-size="10pt" officeooo:rsid="00b34a0e" officeooo:paragraph-rsid="00b34a0e" style:font-size-asian="10pt" style:font-size-complex="10pt"/>
    </style:style>
    <style:style style:name="P65" style:family="paragraph" style:parent-style-name="Standard">
      <style:paragraph-properties fo:text-align="start" style:justify-single-word="false"/>
      <style:text-properties fo:font-size="10pt" officeooo:rsid="00b5700d" officeooo:paragraph-rsid="00b5700d" style:font-size-asian="10pt" style:font-size-complex="10pt"/>
    </style:style>
    <style:style style:name="P66" style:family="paragraph" style:parent-style-name="Standard">
      <style:paragraph-properties fo:text-align="start" style:justify-single-word="false"/>
      <style:text-properties fo:font-size="10pt" officeooo:rsid="00b76154" officeooo:paragraph-rsid="00b76154" style:font-size-asian="10pt" style:font-size-complex="10pt"/>
    </style:style>
    <style:style style:name="P67" style:family="paragraph" style:parent-style-name="Standard">
      <style:paragraph-properties fo:text-align="start" style:justify-single-word="false"/>
      <style:text-properties fo:font-size="10pt" officeooo:rsid="00b915d7" officeooo:paragraph-rsid="00b915d7" style:font-size-asian="10pt" style:font-size-complex="10pt"/>
    </style:style>
    <style:style style:name="P68" style:family="paragraph" style:parent-style-name="Standard">
      <style:paragraph-properties fo:text-align="start" style:justify-single-word="false"/>
      <style:text-properties fo:font-size="10pt" officeooo:rsid="00bd0dec" officeooo:paragraph-rsid="00bd0dec" style:font-size-asian="10pt" style:font-size-complex="10pt"/>
    </style:style>
    <style:style style:name="P69" style:family="paragraph" style:parent-style-name="Standard">
      <style:paragraph-properties fo:text-align="start" style:justify-single-word="false"/>
      <style:text-properties fo:font-size="10pt" officeooo:rsid="00c8cc0f" officeooo:paragraph-rsid="00c8cc0f" style:font-size-asian="10pt" style:font-size-complex="10pt"/>
    </style:style>
    <style:style style:name="P70" style:family="paragraph" style:parent-style-name="Standard">
      <style:paragraph-properties fo:text-align="start" style:justify-single-word="false"/>
      <style:text-properties fo:font-size="10pt" officeooo:rsid="00ce6ebd" officeooo:paragraph-rsid="00ce6ebd" style:font-size-asian="10pt" style:font-size-complex="10pt"/>
    </style:style>
    <style:style style:name="P71" style:family="paragraph" style:parent-style-name="Standard">
      <style:paragraph-properties fo:text-align="start" style:justify-single-word="false"/>
      <style:text-properties fo:font-size="10pt" officeooo:rsid="00dbd00b" officeooo:paragraph-rsid="00dbd00b" style:font-size-asian="10pt" style:font-size-complex="10pt"/>
    </style:style>
    <style:style style:name="P72" style:family="paragraph" style:parent-style-name="Standard">
      <style:paragraph-properties fo:text-align="start" style:justify-single-word="false"/>
      <style:text-properties fo:font-size="10pt" officeooo:rsid="00de737f" officeooo:paragraph-rsid="00de737f" style:font-size-asian="10pt" style:font-size-complex="10pt"/>
    </style:style>
    <style:style style:name="P73" style:family="paragraph" style:parent-style-name="Standard">
      <style:paragraph-properties fo:text-align="start" style:justify-single-word="false"/>
      <style:text-properties fo:font-size="10pt" officeooo:rsid="00e18584" officeooo:paragraph-rsid="00e18584" style:font-size-asian="10pt" style:font-size-complex="10pt"/>
    </style:style>
    <style:style style:name="P74" style:family="paragraph" style:parent-style-name="Standard">
      <style:paragraph-properties fo:text-align="start" style:justify-single-word="false"/>
      <style:text-properties fo:font-size="10pt" officeooo:rsid="00e2a07f" officeooo:paragraph-rsid="00e2a07f" style:font-size-asian="10pt" style:font-size-complex="10pt"/>
    </style:style>
    <style:style style:name="P75" style:family="paragraph" style:parent-style-name="Standard">
      <style:paragraph-properties fo:text-align="start" style:justify-single-word="false"/>
      <style:text-properties fo:font-size="10pt" officeooo:rsid="00194066" officeooo:paragraph-rsid="00194066" style:font-size-asian="10pt" style:font-size-complex="10pt"/>
    </style:style>
    <style:style style:name="P76" style:family="paragraph" style:parent-style-name="Standard">
      <style:paragraph-properties fo:text-align="start" style:justify-single-word="false"/>
      <style:text-properties fo:font-size="10pt" officeooo:rsid="002a86b3" officeooo:paragraph-rsid="002a86b3" style:font-size-asian="10pt" style:font-size-complex="10pt"/>
    </style:style>
    <style:style style:name="P77" style:family="paragraph" style:parent-style-name="Standard">
      <style:paragraph-properties fo:text-align="start" style:justify-single-word="false"/>
      <style:text-properties fo:font-size="10pt" officeooo:rsid="00350a49" officeooo:paragraph-rsid="00350a49" style:font-size-asian="10pt" style:font-size-complex="10pt"/>
    </style:style>
    <style:style style:name="P78" style:family="paragraph" style:parent-style-name="Standard">
      <style:paragraph-properties fo:text-align="start" style:justify-single-word="false"/>
      <style:text-properties fo:font-size="10pt" officeooo:rsid="003bf5ea" officeooo:paragraph-rsid="003bf5ea" style:font-size-asian="10pt" style:font-size-complex="10pt"/>
    </style:style>
    <style:style style:name="P79" style:family="paragraph" style:parent-style-name="Standard">
      <style:paragraph-properties fo:text-align="start" style:justify-single-word="false"/>
      <style:text-properties fo:font-size="10pt" officeooo:rsid="004a097b" officeooo:paragraph-rsid="004a097b" style:font-size-asian="10pt" style:font-size-complex="10pt"/>
    </style:style>
    <style:style style:name="P80" style:family="paragraph" style:parent-style-name="Standard">
      <style:paragraph-properties fo:text-align="start" style:justify-single-word="false"/>
      <style:text-properties fo:font-size="10pt" officeooo:rsid="0051b74b" officeooo:paragraph-rsid="0051b74b" style:font-size-asian="10pt" style:font-size-complex="10pt"/>
    </style:style>
    <style:style style:name="P81" style:family="paragraph" style:parent-style-name="Standard">
      <style:paragraph-properties fo:text-align="start" style:justify-single-word="false"/>
      <style:text-properties fo:font-size="10pt" officeooo:rsid="004cba95" officeooo:paragraph-rsid="005ac57e" style:font-size-asian="10pt" style:font-size-complex="10pt"/>
    </style:style>
    <style:style style:name="P82" style:family="paragraph" style:parent-style-name="Standard">
      <style:paragraph-properties fo:text-align="start" style:justify-single-word="false"/>
      <style:text-properties fo:font-size="10pt" officeooo:rsid="00684cb0" officeooo:paragraph-rsid="00684cb0" style:font-size-asian="10pt" style:font-size-complex="10pt"/>
    </style:style>
    <style:style style:name="P83" style:family="paragraph" style:parent-style-name="Standard">
      <style:paragraph-properties fo:text-align="start" style:justify-single-word="false"/>
      <style:text-properties fo:font-size="10pt" officeooo:rsid="006b21ab" officeooo:paragraph-rsid="006b21ab" style:font-size-asian="10pt" style:font-size-complex="10pt"/>
    </style:style>
    <style:style style:name="P84" style:family="paragraph" style:parent-style-name="Standard">
      <style:paragraph-properties fo:text-align="start" style:justify-single-word="false"/>
      <style:text-properties fo:font-size="10pt" officeooo:rsid="0075a8f4" officeooo:paragraph-rsid="0075a8f4" style:font-size-asian="10pt" style:font-size-complex="10pt"/>
    </style:style>
    <style:style style:name="P85" style:family="paragraph" style:parent-style-name="Standard">
      <style:paragraph-properties fo:text-align="start" style:justify-single-word="false"/>
      <style:text-properties fo:font-size="10pt" officeooo:rsid="007b5dcb" officeooo:paragraph-rsid="007b5dcb" style:font-size-asian="10pt" style:font-size-complex="10pt"/>
    </style:style>
    <style:style style:name="P86" style:family="paragraph" style:parent-style-name="Standard">
      <style:paragraph-properties fo:text-align="start" style:justify-single-word="false"/>
      <style:text-properties fo:font-size="10pt" officeooo:rsid="00826e38" officeooo:paragraph-rsid="00826e38" style:font-size-asian="10pt" style:font-size-complex="10pt"/>
    </style:style>
    <style:style style:name="P87" style:family="paragraph" style:parent-style-name="Standard">
      <style:paragraph-properties fo:text-align="start" style:justify-single-word="false"/>
      <style:text-properties fo:font-size="10pt" officeooo:rsid="00846b84" officeooo:paragraph-rsid="00846b84" style:font-size-asian="10pt" style:font-size-complex="10pt"/>
    </style:style>
    <style:style style:name="P88" style:family="paragraph" style:parent-style-name="Standard">
      <style:paragraph-properties fo:text-align="start" style:justify-single-word="false"/>
      <style:text-properties fo:font-size="10pt" officeooo:rsid="0086662c" officeooo:paragraph-rsid="0086662c" style:font-size-asian="10pt" style:font-size-complex="10pt"/>
    </style:style>
    <style:style style:name="P89" style:family="paragraph" style:parent-style-name="Standard">
      <style:paragraph-properties fo:text-align="start" style:justify-single-word="false"/>
      <style:text-properties fo:font-size="10pt" officeooo:rsid="008b9e43" officeooo:paragraph-rsid="008b9e43" style:font-size-asian="10pt" style:font-size-complex="10pt"/>
    </style:style>
    <style:style style:name="P90" style:family="paragraph" style:parent-style-name="Standard">
      <style:paragraph-properties fo:text-align="start" style:justify-single-word="false"/>
      <style:text-properties fo:font-size="10pt" officeooo:rsid="009700fb" officeooo:paragraph-rsid="009700fb" style:font-size-asian="10pt" style:font-size-complex="10pt"/>
    </style:style>
    <style:style style:name="P91" style:family="paragraph" style:parent-style-name="Standard">
      <style:paragraph-properties fo:text-align="start" style:justify-single-word="false"/>
      <style:text-properties fo:font-size="10pt" officeooo:rsid="00a90f23" officeooo:paragraph-rsid="00a90f23" style:font-size-asian="10pt" style:font-size-complex="10pt"/>
    </style:style>
    <style:style style:name="P92" style:family="paragraph" style:parent-style-name="Standard">
      <style:paragraph-properties fo:text-align="start" style:justify-single-word="false"/>
      <style:text-properties fo:font-size="10pt" officeooo:rsid="00c6f353" officeooo:paragraph-rsid="00c6f353" style:font-size-asian="10pt" style:font-size-complex="10pt"/>
    </style:style>
    <style:style style:name="P93" style:family="paragraph" style:parent-style-name="Standard">
      <style:paragraph-properties fo:text-align="start" style:justify-single-word="false"/>
      <style:text-properties fo:font-size="10pt" officeooo:rsid="00f34886" officeooo:paragraph-rsid="00f34886" style:font-size-asian="10pt" style:font-size-complex="10pt"/>
    </style:style>
    <style:style style:name="P94" style:family="paragraph" style:parent-style-name="Standard">
      <style:paragraph-properties fo:text-align="start" style:justify-single-word="false"/>
      <style:text-properties fo:font-size="10pt" officeooo:rsid="00f5361a" officeooo:paragraph-rsid="00f5361a" style:font-size-asian="10pt" style:font-size-complex="10pt"/>
    </style:style>
    <style:style style:name="P95" style:family="paragraph" style:parent-style-name="Standard">
      <style:paragraph-properties fo:text-align="start" style:justify-single-word="false"/>
      <style:text-properties fo:font-size="10pt" officeooo:rsid="00f79ddd" officeooo:paragraph-rsid="00f79ddd" style:font-size-asian="10pt" style:font-size-complex="10pt"/>
    </style:style>
    <style:style style:name="P96" style:family="paragraph" style:parent-style-name="Standard">
      <style:paragraph-properties fo:text-align="start" style:justify-single-word="false"/>
      <style:text-properties fo:font-size="10pt" officeooo:rsid="0109a5ae" officeooo:paragraph-rsid="0109a5ae" style:font-size-asian="10pt" style:font-size-complex="10pt"/>
    </style:style>
    <style:style style:name="P97" style:family="paragraph" style:parent-style-name="Standard">
      <style:paragraph-properties fo:text-align="start" style:justify-single-word="false"/>
      <style:text-properties fo:font-size="10pt" officeooo:rsid="010a507b" officeooo:paragraph-rsid="010a507b" style:font-size-asian="10pt" style:font-size-complex="10pt"/>
    </style:style>
    <style:style style:name="P98" style:family="paragraph" style:parent-style-name="Standard">
      <style:paragraph-properties fo:text-align="start" style:justify-single-word="false"/>
      <style:text-properties fo:font-size="10pt" officeooo:rsid="010ea1d9" officeooo:paragraph-rsid="010ea1d9" style:font-size-asian="10pt" style:font-size-complex="10pt"/>
    </style:style>
    <style:style style:name="P99" style:family="paragraph" style:parent-style-name="Standard">
      <style:paragraph-properties fo:text-align="start" style:justify-single-word="false"/>
      <style:text-properties fo:font-size="10pt" officeooo:rsid="011087eb" officeooo:paragraph-rsid="011087eb" style:font-size-asian="10pt" style:font-size-complex="10pt"/>
    </style:style>
    <style:style style:name="P100" style:family="paragraph" style:parent-style-name="Standard">
      <style:paragraph-properties fo:text-align="start" style:justify-single-word="false"/>
      <style:text-properties fo:font-size="10pt" officeooo:rsid="01121009" officeooo:paragraph-rsid="01121009" style:font-size-asian="10pt" style:font-size-complex="10pt"/>
    </style:style>
    <style:style style:name="P101" style:family="paragraph" style:parent-style-name="Standard">
      <style:paragraph-properties fo:text-align="start" style:justify-single-word="false"/>
      <style:text-properties fo:font-size="10pt" officeooo:rsid="011b6666" officeooo:paragraph-rsid="011b6666" style:font-size-asian="10pt" style:font-size-complex="10pt"/>
    </style:style>
    <style:style style:name="P102" style:family="paragraph" style:parent-style-name="Standard">
      <style:paragraph-properties fo:text-align="start" style:justify-single-word="false"/>
      <style:text-properties fo:font-size="10pt" officeooo:rsid="012381e0" officeooo:paragraph-rsid="012381e0" style:font-size-asian="10pt" style:font-size-complex="10pt"/>
    </style:style>
    <style:style style:name="P103" style:family="paragraph" style:parent-style-name="Standard">
      <style:paragraph-properties fo:text-align="start" style:justify-single-word="false"/>
      <style:text-properties fo:font-size="10pt" officeooo:rsid="01268263" officeooo:paragraph-rsid="01268263" style:font-size-asian="10pt" style:font-size-complex="10pt"/>
    </style:style>
    <style:style style:name="P104" style:family="paragraph" style:parent-style-name="Standard">
      <style:paragraph-properties fo:text-align="start" style:justify-single-word="false"/>
      <style:text-properties fo:font-size="10pt" officeooo:rsid="0128d6a0" officeooo:paragraph-rsid="0128d6a0" style:font-size-asian="10pt" style:font-size-complex="10pt"/>
    </style:style>
    <style:style style:name="P105" style:family="paragraph" style:parent-style-name="Standard">
      <style:paragraph-properties fo:text-align="start" style:justify-single-word="false"/>
      <style:text-properties fo:font-size="10pt" officeooo:rsid="012ab756" officeooo:paragraph-rsid="012ab756" style:font-size-asian="10pt" style:font-size-complex="10pt"/>
    </style:style>
    <style:style style:name="P106" style:family="paragraph" style:parent-style-name="Standard">
      <style:paragraph-properties fo:text-align="start" style:justify-single-word="false"/>
      <style:text-properties fo:font-size="10pt" officeooo:rsid="013f5ce5" officeooo:paragraph-rsid="01439c27" style:font-size-asian="10pt" style:font-size-complex="10pt"/>
    </style:style>
    <style:style style:name="P107" style:family="paragraph" style:parent-style-name="Standard">
      <style:paragraph-properties fo:text-align="start" style:justify-single-word="false"/>
      <style:text-properties fo:font-size="10pt" officeooo:rsid="015215cc" officeooo:paragraph-rsid="015215cc" style:font-size-asian="10pt" style:font-size-complex="10pt"/>
    </style:style>
    <style:style style:name="P108" style:family="paragraph" style:parent-style-name="Standard">
      <style:paragraph-properties fo:text-align="start" style:justify-single-word="false"/>
      <style:text-properties fo:font-size="10pt" officeooo:rsid="0159927b" officeooo:paragraph-rsid="0159927b" style:font-size-asian="10pt" style:font-size-complex="10pt"/>
    </style:style>
    <style:style style:name="P109" style:family="paragraph" style:parent-style-name="Standard">
      <style:paragraph-properties fo:text-align="start" style:justify-single-word="false"/>
      <style:text-properties fo:font-size="10pt" officeooo:rsid="015d8824" officeooo:paragraph-rsid="015d8824" style:font-size-asian="10pt" style:font-size-complex="10pt"/>
    </style:style>
    <style:style style:name="P110" style:family="paragraph" style:parent-style-name="Standard">
      <style:paragraph-properties fo:text-align="start" style:justify-single-word="false"/>
      <style:text-properties fo:font-size="10pt" officeooo:rsid="0162c39a" officeooo:paragraph-rsid="0162c39a" style:font-size-asian="10pt" style:font-size-complex="10pt"/>
    </style:style>
    <style:style style:name="P111" style:family="paragraph" style:parent-style-name="Standard">
      <style:paragraph-properties fo:text-align="start" style:justify-single-word="false"/>
      <style:text-properties fo:font-size="10pt" officeooo:rsid="016349e0" officeooo:paragraph-rsid="0168030f" style:font-size-asian="10pt" style:font-size-complex="10pt"/>
    </style:style>
    <style:style style:name="P112" style:family="paragraph" style:parent-style-name="Standard">
      <style:paragraph-properties fo:text-align="start" style:justify-single-word="false"/>
      <style:text-properties fo:font-size="10pt" officeooo:rsid="017c7257" officeooo:paragraph-rsid="017c7257" style:font-size-asian="10pt" style:font-size-complex="10pt"/>
    </style:style>
    <style:style style:name="P113" style:family="paragraph" style:parent-style-name="Standard">
      <style:paragraph-properties fo:text-align="start" style:justify-single-word="false"/>
      <style:text-properties fo:font-size="10pt" officeooo:rsid="01802e8e" officeooo:paragraph-rsid="01802e8e" style:font-size-asian="10pt" style:font-size-complex="10pt"/>
    </style:style>
    <style:style style:name="P114" style:family="paragraph" style:parent-style-name="Standard">
      <style:paragraph-properties fo:text-align="start" style:justify-single-word="false"/>
      <style:text-properties fo:font-size="10pt" officeooo:rsid="01813acd" officeooo:paragraph-rsid="01813acd" style:font-size-asian="10pt" style:font-size-complex="10pt"/>
    </style:style>
    <style:style style:name="P115" style:family="paragraph" style:parent-style-name="Standard">
      <style:paragraph-properties fo:text-align="start" style:justify-single-word="false"/>
      <style:text-properties fo:font-size="10pt" officeooo:rsid="01897983" officeooo:paragraph-rsid="01897983" style:font-size-asian="10pt" style:font-size-complex="10pt"/>
    </style:style>
    <style:style style:name="P116" style:family="paragraph" style:parent-style-name="Standard">
      <style:paragraph-properties fo:text-align="start" style:justify-single-word="false"/>
      <style:text-properties fo:font-size="10pt" officeooo:rsid="018a8ba0" officeooo:paragraph-rsid="018a8ba0" style:font-size-asian="10pt" style:font-size-complex="10pt"/>
    </style:style>
    <style:style style:name="P117" style:family="paragraph" style:parent-style-name="Standard">
      <style:paragraph-properties fo:text-align="start" style:justify-single-word="false"/>
      <style:text-properties fo:font-size="10pt" officeooo:rsid="018cfa05" officeooo:paragraph-rsid="018cfa05" style:font-size-asian="10pt" style:font-size-complex="10pt"/>
    </style:style>
    <style:style style:name="P118" style:family="paragraph" style:parent-style-name="Standard">
      <style:paragraph-properties fo:text-align="start" style:justify-single-word="false"/>
      <style:text-properties fo:font-size="10pt" officeooo:rsid="019a1187" officeooo:paragraph-rsid="019a1187" style:font-size-asian="10pt" style:font-size-complex="10pt"/>
    </style:style>
    <style:style style:name="P119" style:family="paragraph" style:parent-style-name="Standard">
      <style:paragraph-properties fo:text-align="start" style:justify-single-word="false"/>
      <style:text-properties fo:font-size="10pt" officeooo:rsid="01a0780c" officeooo:paragraph-rsid="01a0780c" style:font-size-asian="10pt" style:font-size-complex="10pt"/>
    </style:style>
    <style:style style:name="P120" style:family="paragraph" style:parent-style-name="Standard">
      <style:paragraph-properties fo:text-align="start" style:justify-single-word="false"/>
      <style:text-properties fo:font-size="10pt" officeooo:rsid="01a521df" officeooo:paragraph-rsid="01a521df" style:font-size-asian="10pt" style:font-size-complex="10pt"/>
    </style:style>
    <style:style style:name="P121" style:family="paragraph" style:parent-style-name="Standard">
      <style:paragraph-properties fo:text-align="start" style:justify-single-word="false"/>
      <style:text-properties fo:font-size="10pt" officeooo:rsid="01ac1396" officeooo:paragraph-rsid="01ac1396" style:font-size-asian="10pt" style:font-size-complex="10pt"/>
    </style:style>
    <style:style style:name="P122" style:family="paragraph" style:parent-style-name="Standard">
      <style:paragraph-properties fo:text-align="start" style:justify-single-word="false"/>
      <style:text-properties fo:font-size="10pt" officeooo:rsid="01cf62b6" officeooo:paragraph-rsid="01cf62b6" style:font-size-asian="10pt" style:font-size-complex="10pt"/>
    </style:style>
    <style:style style:name="P123" style:family="paragraph" style:parent-style-name="Standard">
      <style:paragraph-properties fo:text-align="start" style:justify-single-word="false"/>
      <style:text-properties fo:font-size="10pt" officeooo:rsid="01e1d3cf" officeooo:paragraph-rsid="01e1d3cf" style:font-size-asian="10pt" style:font-size-complex="10pt"/>
    </style:style>
    <style:style style:name="P124" style:family="paragraph" style:parent-style-name="Standard">
      <style:paragraph-properties fo:text-align="start" style:justify-single-word="false"/>
      <style:text-properties fo:font-size="10pt" officeooo:rsid="01e3b81d" officeooo:paragraph-rsid="01e3b81d" style:font-size-asian="10pt" style:font-size-complex="10pt"/>
    </style:style>
    <style:style style:name="P125" style:family="paragraph" style:parent-style-name="Standard">
      <style:paragraph-properties fo:text-align="start" style:justify-single-word="false"/>
      <style:text-properties fo:font-size="10pt" officeooo:rsid="01e981b9" officeooo:paragraph-rsid="01e981b9" style:font-size-asian="10pt" style:font-size-complex="10pt"/>
    </style:style>
    <style:style style:name="P126" style:family="paragraph" style:parent-style-name="Standard">
      <style:paragraph-properties fo:text-align="start" style:justify-single-word="false"/>
      <style:text-properties fo:font-size="10pt" officeooo:rsid="01ef6568" officeooo:paragraph-rsid="01ef6568" style:font-size-asian="10pt" style:font-size-complex="10pt"/>
    </style:style>
    <style:style style:name="P127" style:family="paragraph" style:parent-style-name="Standard">
      <style:paragraph-properties fo:text-align="start" style:justify-single-word="false"/>
      <style:text-properties fo:font-size="10pt" officeooo:rsid="01f67a31" officeooo:paragraph-rsid="01f67a31" style:font-size-asian="10pt" style:font-size-complex="10pt"/>
    </style:style>
    <style:style style:name="P128" style:family="paragraph" style:parent-style-name="Standard">
      <style:paragraph-properties fo:text-align="start" style:justify-single-word="false"/>
      <style:text-properties fo:font-size="10pt" officeooo:rsid="01fb2371" officeooo:paragraph-rsid="01fb2371" style:font-size-asian="10pt" style:font-size-complex="10pt"/>
    </style:style>
    <style:style style:name="P129" style:family="paragraph" style:parent-style-name="Standard">
      <style:paragraph-properties fo:text-align="start" style:justify-single-word="false"/>
      <style:text-properties fo:font-size="10pt" officeooo:rsid="01fb4781" officeooo:paragraph-rsid="01fb4781" style:font-size-asian="10pt" style:font-size-complex="10pt"/>
    </style:style>
    <style:style style:name="P130" style:family="paragraph" style:parent-style-name="Standard">
      <style:paragraph-properties fo:text-align="start" style:justify-single-word="false"/>
      <style:text-properties fo:font-size="10pt" officeooo:rsid="01fdeba3" officeooo:paragraph-rsid="01fdeba3" style:font-size-asian="10pt" style:font-size-complex="10pt"/>
    </style:style>
    <style:style style:name="P131" style:family="paragraph" style:parent-style-name="Standard">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132" style:family="paragraph" style:parent-style-name="Standard">
      <style:paragraph-properties fo:text-align="start" style:justify-single-word="false"/>
      <style:text-properties fo:font-size="10pt" fo:font-style="normal" officeooo:rsid="007d5045" officeooo:paragraph-rsid="007d5045" style:font-size-asian="10pt" style:font-style-asian="normal" style:font-size-complex="10pt" style:font-style-complex="normal"/>
    </style:style>
    <style:style style:name="P133" style:family="paragraph" style:parent-style-name="Standard">
      <style:paragraph-properties fo:text-align="start" style:justify-single-word="false"/>
      <style:text-properties fo:font-size="10pt" fo:font-weight="bold" officeooo:rsid="00206eab" officeooo:paragraph-rsid="00206eab" style:font-size-asian="10pt" style:font-weight-asian="bold" style:font-size-complex="10pt" style:font-weight-complex="bold"/>
    </style:style>
    <style:style style:name="P134" style:family="paragraph" style:parent-style-name="Standard">
      <style:paragraph-properties fo:text-align="start" style:justify-single-word="false"/>
      <style:text-properties fo:font-size="10pt" fo:font-weight="bold" officeooo:rsid="0026784e" officeooo:paragraph-rsid="0026784e" style:font-size-asian="10pt" style:font-weight-asian="bold" style:font-size-complex="10pt" style:font-weight-complex="bold"/>
    </style:style>
    <style:style style:name="P135" style:family="paragraph" style:parent-style-name="Standard">
      <style:paragraph-properties fo:text-align="start" style:justify-single-word="false"/>
      <style:text-properties fo:font-size="10pt" fo:font-weight="bold" officeooo:rsid="00330686" officeooo:paragraph-rsid="00330686" style:font-size-asian="10pt" style:font-weight-asian="bold" style:font-size-complex="10pt" style:font-weight-complex="bold"/>
    </style:style>
    <style:style style:name="P136" style:family="paragraph" style:parent-style-name="Standard">
      <style:paragraph-properties fo:text-align="start" style:justify-single-word="false"/>
      <style:text-properties fo:font-size="10pt" fo:font-weight="bold" officeooo:rsid="00335a32" officeooo:paragraph-rsid="00335a32" style:font-size-asian="10pt" style:font-weight-asian="bold" style:font-size-complex="10pt" style:font-weight-complex="bold"/>
    </style:style>
    <style:style style:name="P137" style:family="paragraph" style:parent-style-name="Standard">
      <style:paragraph-properties fo:text-align="start" style:justify-single-word="false"/>
      <style:text-properties fo:font-size="10pt" fo:font-weight="bold" officeooo:rsid="003626f8" officeooo:paragraph-rsid="003626f8" style:font-size-asian="10pt" style:font-weight-asian="bold" style:font-size-complex="10pt" style:font-weight-complex="bold"/>
    </style:style>
    <style:style style:name="P138" style:family="paragraph" style:parent-style-name="Standard">
      <style:paragraph-properties fo:text-align="start" style:justify-single-word="false"/>
      <style:text-properties fo:font-size="10pt" fo:font-weight="bold" officeooo:rsid="003a7831" officeooo:paragraph-rsid="003a7831" style:font-size-asian="10pt" style:font-weight-asian="bold" style:font-size-complex="10pt" style:font-weight-complex="bold"/>
    </style:style>
    <style:style style:name="P139" style:family="paragraph" style:parent-style-name="Standard">
      <style:paragraph-properties fo:text-align="start" style:justify-single-word="false"/>
      <style:text-properties fo:font-size="10pt" fo:font-weight="bold" officeooo:rsid="003adebb" officeooo:paragraph-rsid="003adebb" style:font-size-asian="10pt" style:font-weight-asian="bold" style:font-size-complex="10pt" style:font-weight-complex="bold"/>
    </style:style>
    <style:style style:name="P140" style:family="paragraph" style:parent-style-name="Standard">
      <style:paragraph-properties fo:text-align="start" style:justify-single-word="false"/>
      <style:text-properties fo:font-size="10pt" fo:font-weight="bold" officeooo:rsid="003bf5ea" officeooo:paragraph-rsid="003bf5ea" style:font-size-asian="10pt" style:font-weight-asian="bold" style:font-size-complex="10pt" style:font-weight-complex="bold"/>
    </style:style>
    <style:style style:name="P141" style:family="paragraph" style:parent-style-name="Standard">
      <style:paragraph-properties fo:text-align="start" style:justify-single-word="false"/>
      <style:text-properties fo:font-size="10pt" fo:font-weight="bold" officeooo:rsid="003fc21d" officeooo:paragraph-rsid="003fc21d" style:font-size-asian="10pt" style:font-weight-asian="bold" style:font-size-complex="10pt" style:font-weight-complex="bold"/>
    </style:style>
    <style:style style:name="P142" style:family="paragraph" style:parent-style-name="Standard">
      <style:paragraph-properties fo:text-align="start" style:justify-single-word="false"/>
      <style:text-properties fo:font-size="10pt" fo:font-weight="bold" officeooo:rsid="0044cde9" officeooo:paragraph-rsid="0044cde9" style:font-size-asian="10pt" style:font-weight-asian="bold" style:font-size-complex="10pt" style:font-weight-complex="bold"/>
    </style:style>
    <style:style style:name="P143" style:family="paragraph" style:parent-style-name="Standard">
      <style:paragraph-properties fo:text-align="start" style:justify-single-word="false"/>
      <style:text-properties fo:font-size="10pt" fo:font-weight="bold" officeooo:rsid="004c22a3" officeooo:paragraph-rsid="004c22a3" style:font-size-asian="10pt" style:font-weight-asian="bold" style:font-size-complex="10pt" style:font-weight-complex="bold"/>
    </style:style>
    <style:style style:name="P144" style:family="paragraph" style:parent-style-name="Standard">
      <style:paragraph-properties fo:text-align="start" style:justify-single-word="false"/>
      <style:text-properties fo:font-size="10pt" fo:font-weight="bold" officeooo:rsid="004f716b" officeooo:paragraph-rsid="004f716b" style:font-size-asian="10pt" style:font-weight-asian="bold" style:font-size-complex="10pt" style:font-weight-complex="bold"/>
    </style:style>
    <style:style style:name="P145" style:family="paragraph" style:parent-style-name="Standard">
      <style:paragraph-properties fo:text-align="start" style:justify-single-word="false"/>
      <style:text-properties fo:font-size="10pt" fo:font-weight="bold" officeooo:rsid="0051b74b" officeooo:paragraph-rsid="0051b74b" style:font-size-asian="10pt" style:font-weight-asian="bold" style:font-size-complex="10pt" style:font-weight-complex="bold"/>
    </style:style>
    <style:style style:name="P146" style:family="paragraph" style:parent-style-name="Standard">
      <style:paragraph-properties fo:text-align="start" style:justify-single-word="false"/>
      <style:text-properties fo:font-size="10pt" fo:font-weight="bold" officeooo:rsid="0055bc28" officeooo:paragraph-rsid="0055bc28" style:font-size-asian="10pt" style:font-weight-asian="bold" style:font-size-complex="10pt" style:font-weight-complex="bold"/>
    </style:style>
    <style:style style:name="P147" style:family="paragraph" style:parent-style-name="Standard">
      <style:paragraph-properties fo:text-align="start" style:justify-single-word="false"/>
      <style:text-properties fo:font-size="10pt" fo:font-weight="bold" officeooo:rsid="005ac57e" officeooo:paragraph-rsid="005ac57e" style:font-size-asian="10pt" style:font-weight-asian="bold" style:font-size-complex="10pt" style:font-weight-complex="bold"/>
    </style:style>
    <style:style style:name="P148" style:family="paragraph" style:parent-style-name="Standard">
      <style:paragraph-properties fo:text-align="start" style:justify-single-word="false"/>
      <style:text-properties fo:font-size="10pt" fo:font-weight="bold" officeooo:rsid="005d74ed" officeooo:paragraph-rsid="005d74ed" style:font-size-asian="10pt" style:font-weight-asian="bold" style:font-size-complex="10pt" style:font-weight-complex="bold"/>
    </style:style>
    <style:style style:name="P149" style:family="paragraph" style:parent-style-name="Standard">
      <style:paragraph-properties fo:text-align="start" style:justify-single-word="false"/>
      <style:text-properties fo:font-size="10pt" fo:font-weight="bold" officeooo:rsid="0064ca5e" officeooo:paragraph-rsid="0064ca5e" style:font-size-asian="10pt" style:font-weight-asian="bold" style:font-size-complex="10pt" style:font-weight-complex="bold"/>
    </style:style>
    <style:style style:name="P150" style:family="paragraph" style:parent-style-name="Standard">
      <style:paragraph-properties fo:text-align="start" style:justify-single-word="false"/>
      <style:text-properties fo:font-size="10pt" fo:font-weight="bold" officeooo:rsid="006aaecb" officeooo:paragraph-rsid="006aaecb" style:font-size-asian="10pt" style:font-weight-asian="bold" style:font-size-complex="10pt" style:font-weight-complex="bold"/>
    </style:style>
    <style:style style:name="P151" style:family="paragraph" style:parent-style-name="Standard">
      <style:paragraph-properties fo:text-align="start" style:justify-single-word="false"/>
      <style:text-properties fo:font-size="10pt" fo:font-weight="bold" officeooo:rsid="0075a8f4" officeooo:paragraph-rsid="0075a8f4" style:font-size-asian="10pt" style:font-weight-asian="bold" style:font-size-complex="10pt" style:font-weight-complex="bold"/>
    </style:style>
    <style:style style:name="P152" style:family="paragraph" style:parent-style-name="Standard">
      <style:paragraph-properties fo:text-align="start" style:justify-single-word="false"/>
      <style:text-properties fo:font-size="10pt" fo:font-weight="bold" officeooo:rsid="00798e71" officeooo:paragraph-rsid="00798e71" style:font-size-asian="10pt" style:font-weight-asian="bold" style:font-size-complex="10pt" style:font-weight-complex="bold"/>
    </style:style>
    <style:style style:name="P153" style:family="paragraph" style:parent-style-name="Standard">
      <style:paragraph-properties fo:text-align="start" style:justify-single-word="false"/>
      <style:text-properties fo:font-size="10pt" fo:font-weight="bold" officeooo:rsid="0086662c" officeooo:paragraph-rsid="0086662c" style:font-size-asian="10pt" style:font-weight-asian="bold" style:font-size-complex="10pt" style:font-weight-complex="bold"/>
    </style:style>
    <style:style style:name="P154" style:family="paragraph" style:parent-style-name="Standard">
      <style:paragraph-properties fo:text-align="start" style:justify-single-word="false"/>
      <style:text-properties fo:font-size="10pt" fo:font-weight="bold" officeooo:rsid="00894031" officeooo:paragraph-rsid="00894031" style:font-size-asian="10pt" style:font-weight-asian="bold" style:font-size-complex="10pt" style:font-weight-complex="bold"/>
    </style:style>
    <style:style style:name="P155" style:family="paragraph" style:parent-style-name="Standard">
      <style:paragraph-properties fo:text-align="start" style:justify-single-word="false"/>
      <style:text-properties fo:font-size="10pt" fo:font-weight="bold" officeooo:rsid="008e77f7" officeooo:paragraph-rsid="008e77f7" style:font-size-asian="10pt" style:font-weight-asian="bold" style:font-size-complex="10pt" style:font-weight-complex="bold"/>
    </style:style>
    <style:style style:name="P156" style:family="paragraph" style:parent-style-name="Standard">
      <style:paragraph-properties fo:text-align="start" style:justify-single-word="false"/>
      <style:text-properties fo:font-size="10pt" fo:font-weight="bold" officeooo:rsid="0091296d" officeooo:paragraph-rsid="0091296d" style:font-size-asian="10pt" style:font-weight-asian="bold" style:font-size-complex="10pt" style:font-weight-complex="bold"/>
    </style:style>
    <style:style style:name="P157" style:family="paragraph" style:parent-style-name="Standard">
      <style:paragraph-properties fo:text-align="start" style:justify-single-word="false"/>
      <style:text-properties fo:font-size="10pt" fo:font-weight="bold" officeooo:rsid="009eb827" officeooo:paragraph-rsid="009eb827" style:font-size-asian="10pt" style:font-weight-asian="bold" style:font-size-complex="10pt" style:font-weight-complex="bold"/>
    </style:style>
    <style:style style:name="P158" style:family="paragraph" style:parent-style-name="Standard">
      <style:paragraph-properties fo:text-align="start" style:justify-single-word="false"/>
      <style:text-properties fo:font-size="10pt" fo:font-weight="bold" officeooo:rsid="00a90f23" officeooo:paragraph-rsid="00a90f23" style:font-size-asian="10pt" style:font-weight-asian="bold" style:font-size-complex="10pt" style:font-weight-complex="bold"/>
    </style:style>
    <style:style style:name="P159" style:family="paragraph" style:parent-style-name="Standard">
      <style:paragraph-properties fo:text-align="start" style:justify-single-word="false"/>
      <style:text-properties fo:font-size="10pt" fo:font-weight="bold" officeooo:rsid="00ad6004" officeooo:paragraph-rsid="00ad6004" style:font-size-asian="10pt" style:font-weight-asian="bold" style:font-size-complex="10pt" style:font-weight-complex="bold"/>
    </style:style>
    <style:style style:name="P160" style:family="paragraph" style:parent-style-name="Standard">
      <style:paragraph-properties fo:text-align="start" style:justify-single-word="false"/>
      <style:text-properties fo:font-size="10pt" fo:font-weight="bold" officeooo:rsid="00b34a0e" officeooo:paragraph-rsid="00b34a0e" style:font-size-asian="10pt" style:font-weight-asian="bold" style:font-size-complex="10pt" style:font-weight-complex="bold"/>
    </style:style>
    <style:style style:name="P161" style:family="paragraph" style:parent-style-name="Standard">
      <style:paragraph-properties fo:text-align="start" style:justify-single-word="false"/>
      <style:text-properties fo:font-size="10pt" fo:font-weight="bold" officeooo:rsid="00de737f" officeooo:paragraph-rsid="00de737f" style:font-size-asian="10pt" style:font-weight-asian="bold" style:font-size-complex="10pt" style:font-weight-complex="bold"/>
    </style:style>
    <style:style style:name="P162" style:family="paragraph" style:parent-style-name="Standard">
      <style:paragraph-properties fo:text-align="start" style:justify-single-word="false"/>
      <style:text-properties fo:font-size="10pt" fo:font-weight="bold" officeooo:rsid="00e2a07f" officeooo:paragraph-rsid="00e2a07f" style:font-size-asian="10pt" style:font-weight-asian="bold" style:font-size-complex="10pt" style:font-weight-complex="bold"/>
    </style:style>
    <style:style style:name="P163" style:family="paragraph" style:parent-style-name="Standard">
      <style:paragraph-properties fo:text-align="start" style:justify-single-word="false"/>
      <style:text-properties fo:font-size="10pt" fo:font-weight="bold" officeooo:rsid="00f5361a" officeooo:paragraph-rsid="00f5361a" style:font-size-asian="10pt" style:font-weight-asian="bold" style:font-size-complex="10pt" style:font-weight-complex="bold"/>
    </style:style>
    <style:style style:name="P164" style:family="paragraph" style:parent-style-name="Standard">
      <style:paragraph-properties fo:text-align="start" style:justify-single-word="false"/>
      <style:text-properties fo:font-size="10pt" fo:font-weight="bold" officeooo:rsid="00f79ddd" officeooo:paragraph-rsid="00f79ddd" style:font-size-asian="10pt" style:font-weight-asian="bold" style:font-size-complex="10pt" style:font-weight-complex="bold"/>
    </style:style>
    <style:style style:name="P165" style:family="paragraph" style:parent-style-name="Standard">
      <style:paragraph-properties fo:text-align="start" style:justify-single-word="false"/>
      <style:text-properties fo:font-size="10pt" fo:font-weight="bold" officeooo:rsid="0109a5ae" officeooo:paragraph-rsid="0109a5ae" style:font-size-asian="10pt" style:font-weight-asian="bold" style:font-size-complex="10pt" style:font-weight-complex="bold"/>
    </style:style>
    <style:style style:name="P166" style:family="paragraph" style:parent-style-name="Standard">
      <style:paragraph-properties fo:text-align="start" style:justify-single-word="false"/>
      <style:text-properties fo:font-size="10pt" fo:font-weight="bold" officeooo:rsid="010ea1d9" officeooo:paragraph-rsid="010ea1d9" style:font-size-asian="10pt" style:font-weight-asian="bold" style:font-size-complex="10pt" style:font-weight-complex="bold"/>
    </style:style>
    <style:style style:name="P167" style:family="paragraph" style:parent-style-name="Standard">
      <style:paragraph-properties fo:text-align="start" style:justify-single-word="false"/>
      <style:text-properties fo:font-size="10pt" fo:font-weight="bold" officeooo:rsid="012ab756" officeooo:paragraph-rsid="012ab756" style:font-size-asian="10pt" style:font-weight-asian="bold" style:font-size-complex="10pt" style:font-weight-complex="bold"/>
    </style:style>
    <style:style style:name="P168" style:family="paragraph" style:parent-style-name="Standard">
      <style:paragraph-properties fo:text-align="start" style:justify-single-word="false"/>
      <style:text-properties fo:font-size="10pt" fo:font-weight="bold" officeooo:rsid="015d8824" officeooo:paragraph-rsid="015d8824" style:font-size-asian="10pt" style:font-weight-asian="bold" style:font-size-complex="10pt" style:font-weight-complex="bold"/>
    </style:style>
    <style:style style:name="P169" style:family="paragraph" style:parent-style-name="Standard">
      <style:paragraph-properties fo:text-align="start" style:justify-single-word="false"/>
      <style:text-properties fo:font-size="10pt" fo:font-weight="bold" officeooo:rsid="0162c39a" officeooo:paragraph-rsid="0162c39a" style:font-size-asian="10pt" style:font-weight-asian="bold" style:font-size-complex="10pt" style:font-weight-complex="bold"/>
    </style:style>
    <style:style style:name="P170" style:family="paragraph" style:parent-style-name="Standard">
      <style:paragraph-properties fo:text-align="start" style:justify-single-word="false"/>
      <style:text-properties fo:font-size="10pt" fo:font-weight="bold" officeooo:rsid="01802e8e" officeooo:paragraph-rsid="01802e8e" style:font-size-asian="10pt" style:font-weight-asian="bold" style:font-size-complex="10pt" style:font-weight-complex="bold"/>
    </style:style>
    <style:style style:name="P171" style:family="paragraph" style:parent-style-name="Standard">
      <style:paragraph-properties fo:text-align="start" style:justify-single-word="false"/>
      <style:text-properties fo:font-size="10pt" fo:font-weight="bold" officeooo:rsid="018cfa05" officeooo:paragraph-rsid="018cfa05" style:font-size-asian="10pt" style:font-weight-asian="bold" style:font-size-complex="10pt" style:font-weight-complex="bold"/>
    </style:style>
    <style:style style:name="P172" style:family="paragraph" style:parent-style-name="Standard">
      <style:paragraph-properties fo:text-align="start" style:justify-single-word="false"/>
      <style:text-properties fo:font-size="10pt" fo:font-weight="bold" officeooo:rsid="01a521df" officeooo:paragraph-rsid="01a521df" style:font-size-asian="10pt" style:font-weight-asian="bold" style:font-size-complex="10pt" style:font-weight-complex="bold"/>
    </style:style>
    <style:style style:name="P173" style:family="paragraph" style:parent-style-name="Standard">
      <style:paragraph-properties fo:text-align="start" style:justify-single-word="false"/>
      <style:text-properties fo:font-size="10pt" fo:font-weight="bold" officeooo:rsid="01c92d27" officeooo:paragraph-rsid="01c92d27" style:font-size-asian="10pt" style:font-weight-asian="bold" style:font-size-complex="10pt" style:font-weight-complex="bold"/>
    </style:style>
    <style:style style:name="P174" style:family="paragraph" style:parent-style-name="Standard">
      <style:paragraph-properties fo:text-align="start" style:justify-single-word="false"/>
      <style:text-properties fo:font-size="10pt" fo:font-weight="bold" officeooo:rsid="01e1d3cf" officeooo:paragraph-rsid="01e1d3cf" style:font-size-asian="10pt" style:font-weight-asian="bold" style:font-size-complex="10pt" style:font-weight-complex="bold"/>
    </style:style>
    <style:style style:name="P175" style:family="paragraph" style:parent-style-name="Standard">
      <style:paragraph-properties fo:text-align="start" style:justify-single-word="false"/>
      <style:text-properties fo:font-size="10pt" fo:font-weight="bold" officeooo:rsid="01e981b9" officeooo:paragraph-rsid="01e981b9" style:font-size-asian="10pt" style:font-weight-asian="bold" style:font-size-complex="10pt" style:font-weight-complex="bold"/>
    </style:style>
    <style:style style:name="P176" style:family="paragraph" style:parent-style-name="Standard">
      <style:paragraph-properties fo:text-align="start" style:justify-single-word="false"/>
      <style:text-properties fo:font-size="10pt" fo:font-weight="bold" officeooo:rsid="01f67a31" officeooo:paragraph-rsid="01f67a31" style:font-size-asian="10pt" style:font-weight-asian="bold" style:font-size-complex="10pt" style:font-weight-complex="bold"/>
    </style:style>
    <style:style style:name="P177" style:family="paragraph" style:parent-style-name="Standard">
      <style:paragraph-properties fo:text-align="start" style:justify-single-word="false"/>
      <style:text-properties fo:color="#ff0000" fo:font-size="10pt" fo:font-weight="bold" officeooo:rsid="00194066" officeooo:paragraph-rsid="00194066" style:font-size-asian="10pt" style:font-weight-asian="bold" style:font-size-complex="10pt" style:font-weight-complex="bold"/>
    </style:style>
    <style:style style:name="P178" style:family="paragraph" style:parent-style-name="Standard">
      <style:paragraph-properties fo:text-align="start" style:justify-single-word="false"/>
      <style:text-properties fo:color="#ff0000" fo:font-size="10pt" fo:font-weight="bold" officeooo:rsid="004c22a3" officeooo:paragraph-rsid="004c22a3" style:font-size-asian="10pt" style:font-weight-asian="bold" style:font-size-complex="10pt" style:font-weight-complex="bold"/>
    </style:style>
    <style:style style:name="P179" style:family="paragraph" style:parent-style-name="Standard">
      <style:paragraph-properties fo:text-align="start" style:justify-single-word="false"/>
      <style:text-properties fo:color="#ff0000" fo:font-size="10pt" fo:font-weight="bold" officeooo:rsid="005ac57e" officeooo:paragraph-rsid="005ac57e" style:font-size-asian="10pt" style:font-weight-asian="bold" style:font-size-complex="10pt" style:font-weight-complex="bold"/>
    </style:style>
    <style:style style:name="P180" style:family="paragraph" style:parent-style-name="Standard">
      <style:paragraph-properties fo:text-align="start" style:justify-single-word="false"/>
      <style:text-properties fo:color="#ff0000" fo:font-size="10pt" fo:font-weight="bold" officeooo:rsid="0064ca5e" officeooo:paragraph-rsid="0064ca5e" style:font-size-asian="10pt" style:font-weight-asian="bold" style:font-size-complex="10pt" style:font-weight-complex="bold"/>
    </style:style>
    <style:style style:name="P181" style:family="paragraph" style:parent-style-name="Standard">
      <style:paragraph-properties fo:text-align="start" style:justify-single-word="false"/>
      <style:text-properties fo:font-weight="bold" officeooo:rsid="009951aa" officeooo:paragraph-rsid="009951aa" style:font-weight-asian="bold" style:font-weight-complex="bold"/>
    </style:style>
    <style:style style:name="P182" style:family="paragraph" style:parent-style-name="Standard">
      <style:paragraph-properties fo:text-align="start" style:justify-single-word="false"/>
      <style:text-properties fo:color="#ff3333" fo:font-size="10pt" fo:font-weight="bold" officeooo:rsid="00ad6004" officeooo:paragraph-rsid="00ad6004" style:font-size-asian="10pt" style:font-weight-asian="bold" style:font-size-complex="10pt" style:font-weight-complex="bold"/>
    </style:style>
    <style:style style:name="P183" style:family="paragraph" style:parent-style-name="Standard">
      <style:paragraph-properties fo:text-align="start" style:justify-single-word="false"/>
      <style:text-properties fo:color="#ff3333" fo:font-size="10pt" fo:font-weight="bold" officeooo:rsid="01e1d3cf" officeooo:paragraph-rsid="01e1d3cf" style:font-size-asian="10pt" style:font-weight-asian="bold" style:font-size-complex="10pt" style:font-weight-complex="bold"/>
    </style:style>
    <style:style style:name="P184" style:family="paragraph" style:parent-style-name="Standard" style:list-style-name="L1">
      <style:paragraph-properties fo:text-align="start" style:justify-single-word="false"/>
      <style:text-properties fo:font-size="10pt" officeooo:rsid="001a3d80" officeooo:paragraph-rsid="001cfa7c" style:font-size-asian="10pt" style:font-size-complex="10pt"/>
    </style:style>
    <style:style style:name="P185" style:family="paragraph" style:parent-style-name="Standard" style:list-style-name="L2">
      <style:paragraph-properties fo:text-align="start" style:justify-single-word="false"/>
      <style:text-properties fo:font-size="10pt" officeooo:rsid="001a3d80" officeooo:paragraph-rsid="001a3d80" style:font-size-asian="10pt" style:font-size-complex="10pt"/>
    </style:style>
    <style:style style:name="P186" style:family="paragraph" style:parent-style-name="Standard" style:list-style-name="L1">
      <style:paragraph-properties fo:text-align="start" style:justify-single-word="false"/>
      <style:text-properties fo:font-size="10pt" officeooo:paragraph-rsid="001cfa7c" style:font-size-asian="10pt" style:font-size-complex="10pt"/>
    </style:style>
    <style:style style:name="P187" style:family="paragraph" style:parent-style-name="Standard" style:list-style-name="L2">
      <style:paragraph-properties fo:text-align="start" style:justify-single-word="false"/>
      <style:text-properties fo:font-size="10pt" officeooo:rsid="001bf313" officeooo:paragraph-rsid="001bf313" style:font-size-asian="10pt" style:font-size-complex="10pt"/>
    </style:style>
    <style:style style:name="P188" style:family="paragraph" style:parent-style-name="Standard" style:list-style-name="L3">
      <style:paragraph-properties fo:text-align="start" style:justify-single-word="false"/>
      <style:text-properties fo:font-size="10pt" officeooo:rsid="001cfa7c" officeooo:paragraph-rsid="001cfa7c" style:font-size-asian="10pt" style:font-size-complex="10pt"/>
    </style:style>
    <style:style style:name="P189" style:family="paragraph" style:parent-style-name="Standard" style:list-style-name="L4">
      <style:paragraph-properties fo:text-align="start" style:justify-single-word="false"/>
      <style:text-properties fo:font-size="10pt" officeooo:rsid="001ee6d4" officeooo:paragraph-rsid="001ee6d4" style:font-size-asian="10pt" style:font-size-complex="10pt"/>
    </style:style>
    <style:style style:name="P190" style:family="paragraph" style:parent-style-name="Standard" style:list-style-name="L5">
      <style:paragraph-properties fo:text-align="start" style:justify-single-word="false"/>
      <style:text-properties fo:font-size="10pt" officeooo:rsid="00206eab" officeooo:paragraph-rsid="00206eab" style:font-size-asian="10pt" style:font-size-complex="10pt"/>
    </style:style>
    <style:style style:name="P191" style:family="paragraph" style:parent-style-name="Standard" style:list-style-name="L6">
      <style:paragraph-properties fo:text-align="start" style:justify-single-word="false"/>
      <style:text-properties fo:font-size="10pt" officeooo:rsid="0020c704" officeooo:paragraph-rsid="0020c704" style:font-size-asian="10pt" style:font-size-complex="10pt"/>
    </style:style>
    <style:style style:name="P192" style:family="paragraph" style:parent-style-name="Standard" style:list-style-name="L6">
      <style:paragraph-properties fo:text-align="start" style:justify-single-word="false"/>
      <style:text-properties fo:font-size="10pt" officeooo:rsid="002376b5" officeooo:paragraph-rsid="002376b5" style:font-size-asian="10pt" style:font-size-complex="10pt"/>
    </style:style>
    <style:style style:name="P193" style:family="paragraph" style:parent-style-name="Standard" style:list-style-name="L7">
      <style:paragraph-properties fo:text-align="start" style:justify-single-word="false"/>
      <style:text-properties fo:font-size="10pt" officeooo:rsid="0024b7d9" officeooo:paragraph-rsid="0024b7d9" style:font-size-asian="10pt" style:font-size-complex="10pt"/>
    </style:style>
    <style:style style:name="P194" style:family="paragraph" style:parent-style-name="Standard" style:list-style-name="L8">
      <style:paragraph-properties fo:text-align="start" style:justify-single-word="false"/>
      <style:text-properties fo:font-size="10pt" officeooo:rsid="0024b7d9" officeooo:paragraph-rsid="0024b7d9" style:font-size-asian="10pt" style:font-size-complex="10pt"/>
    </style:style>
    <style:style style:name="P195" style:family="paragraph" style:parent-style-name="Standard" style:list-style-name="L9">
      <style:paragraph-properties fo:text-align="start" style:justify-single-word="false"/>
      <style:text-properties fo:font-size="10pt" officeooo:rsid="00272127" officeooo:paragraph-rsid="00272127" style:font-size-asian="10pt" style:font-size-complex="10pt"/>
    </style:style>
    <style:style style:name="P196" style:family="paragraph" style:parent-style-name="Standard" style:list-style-name="L10">
      <style:paragraph-properties fo:text-align="start" style:justify-single-word="false"/>
      <style:text-properties fo:font-size="10pt" officeooo:rsid="00272127" officeooo:paragraph-rsid="00272127" style:font-size-asian="10pt" style:font-size-complex="10pt"/>
    </style:style>
    <style:style style:name="P197" style:family="paragraph" style:parent-style-name="Standard" style:list-style-name="L9">
      <style:paragraph-properties fo:text-align="start" style:justify-single-word="false"/>
      <style:text-properties fo:font-size="10pt" officeooo:rsid="00286e01" officeooo:paragraph-rsid="00286e01" style:font-size-asian="10pt" style:font-size-complex="10pt"/>
    </style:style>
    <style:style style:name="P198" style:family="paragraph" style:parent-style-name="Standard" style:list-style-name="L11">
      <style:paragraph-properties fo:text-align="start" style:justify-single-word="false"/>
      <style:text-properties fo:font-size="10pt" officeooo:rsid="00286e01" officeooo:paragraph-rsid="00286e01" style:font-size-asian="10pt" style:font-size-complex="10pt"/>
    </style:style>
    <style:style style:name="P199" style:family="paragraph" style:parent-style-name="Standard" style:list-style-name="L12">
      <style:paragraph-properties fo:text-align="start" style:justify-single-word="false"/>
      <style:text-properties fo:font-size="10pt" officeooo:rsid="002ad300" officeooo:paragraph-rsid="002ad300" style:font-size-asian="10pt" style:font-size-complex="10pt"/>
    </style:style>
    <style:style style:name="P200" style:family="paragraph" style:parent-style-name="Standard" style:list-style-name="L12">
      <style:paragraph-properties fo:text-align="start" style:justify-single-word="false"/>
      <style:text-properties fo:font-size="10pt" officeooo:rsid="002d8d76" officeooo:paragraph-rsid="002d8d76" style:font-size-asian="10pt" style:font-size-complex="10pt"/>
    </style:style>
    <style:style style:name="P201" style:family="paragraph" style:parent-style-name="Standard" style:list-style-name="L12">
      <style:paragraph-properties fo:text-align="start" style:justify-single-word="false"/>
      <style:text-properties fo:font-size="10pt" officeooo:rsid="00319880" officeooo:paragraph-rsid="00319880" style:font-size-asian="10pt" style:font-size-complex="10pt"/>
    </style:style>
    <style:style style:name="P202" style:family="paragraph" style:parent-style-name="Standard" style:list-style-name="L13">
      <style:paragraph-properties fo:text-align="start" style:justify-single-word="false"/>
      <style:text-properties fo:font-size="10pt" officeooo:rsid="00330686" officeooo:paragraph-rsid="00330686" style:font-size-asian="10pt" style:font-size-complex="10pt"/>
    </style:style>
    <style:style style:name="P203" style:family="paragraph" style:parent-style-name="Standard" style:list-style-name="L13">
      <style:paragraph-properties fo:text-align="start" style:justify-single-word="false"/>
      <style:text-properties fo:font-size="10pt" officeooo:rsid="00335a32" officeooo:paragraph-rsid="00335a32" style:font-size-asian="10pt" style:font-size-complex="10pt"/>
    </style:style>
    <style:style style:name="P204" style:family="paragraph" style:parent-style-name="Standard" style:list-style-name="L14">
      <style:paragraph-properties fo:text-align="start" style:justify-single-word="false"/>
      <style:text-properties fo:font-size="10pt" officeooo:rsid="00335a32" officeooo:paragraph-rsid="00335a32" style:font-size-asian="10pt" style:font-size-complex="10pt"/>
    </style:style>
    <style:style style:name="P205" style:family="paragraph" style:parent-style-name="Standard" style:list-style-name="L15">
      <style:paragraph-properties fo:text-align="start" style:justify-single-word="false"/>
      <style:text-properties fo:font-size="10pt" officeooo:rsid="00345f52" officeooo:paragraph-rsid="00345f52" style:font-size-asian="10pt" style:font-size-complex="10pt"/>
    </style:style>
    <style:style style:name="P206" style:family="paragraph" style:parent-style-name="Standard" style:list-style-name="L16">
      <style:paragraph-properties fo:text-align="start" style:justify-single-word="false"/>
      <style:text-properties fo:font-size="10pt" officeooo:rsid="00345f52" officeooo:paragraph-rsid="00345f52" style:font-size-asian="10pt" style:font-size-complex="10pt"/>
    </style:style>
    <style:style style:name="P207" style:family="paragraph" style:parent-style-name="Standard" style:list-style-name="L17">
      <style:paragraph-properties fo:text-align="start" style:justify-single-word="false"/>
      <style:text-properties fo:font-size="10pt" officeooo:rsid="00345f52" officeooo:paragraph-rsid="00345f52" style:font-size-asian="10pt" style:font-size-complex="10pt"/>
    </style:style>
    <style:style style:name="P208" style:family="paragraph" style:parent-style-name="Standard" style:list-style-name="L18">
      <style:paragraph-properties fo:text-align="start" style:justify-single-word="false"/>
      <style:text-properties fo:font-size="10pt" officeooo:rsid="003626f8" officeooo:paragraph-rsid="003626f8" style:font-size-asian="10pt" style:font-size-complex="10pt"/>
    </style:style>
    <style:style style:name="P209" style:family="paragraph" style:parent-style-name="Standard" style:list-style-name="L19">
      <style:paragraph-properties fo:text-align="start" style:justify-single-word="false"/>
      <style:text-properties fo:font-size="10pt" officeooo:rsid="0036930a" officeooo:paragraph-rsid="0036930a" style:font-size-asian="10pt" style:font-size-complex="10pt"/>
    </style:style>
    <style:style style:name="P210" style:family="paragraph" style:parent-style-name="Standard" style:list-style-name="L19">
      <style:paragraph-properties fo:text-align="start" style:justify-single-word="false"/>
      <style:text-properties fo:font-size="10pt" officeooo:rsid="00377a9c" officeooo:paragraph-rsid="00377a9c" style:font-size-asian="10pt" style:font-size-complex="10pt"/>
    </style:style>
    <style:style style:name="P211" style:family="paragraph" style:parent-style-name="Standard" style:list-style-name="L19">
      <style:paragraph-properties fo:text-align="start" style:justify-single-word="false"/>
      <style:text-properties fo:font-size="10pt" officeooo:rsid="0038e938" officeooo:paragraph-rsid="0038e938" style:font-size-asian="10pt" style:font-size-complex="10pt"/>
    </style:style>
    <style:style style:name="P212" style:family="paragraph" style:parent-style-name="Standard" style:list-style-name="L20">
      <style:paragraph-properties fo:text-align="start" style:justify-single-word="false"/>
      <style:text-properties fo:font-size="10pt" officeooo:rsid="003a7831" officeooo:paragraph-rsid="003a7831" style:font-size-asian="10pt" style:font-size-complex="10pt"/>
    </style:style>
    <style:style style:name="P213" style:family="paragraph" style:parent-style-name="Standard" style:list-style-name="L21">
      <style:paragraph-properties fo:text-align="start" style:justify-single-word="false"/>
      <style:text-properties fo:font-size="10pt" officeooo:rsid="003adebb" officeooo:paragraph-rsid="003adebb" style:font-size-asian="10pt" style:font-size-complex="10pt"/>
    </style:style>
    <style:style style:name="P214" style:family="paragraph" style:parent-style-name="Standard" style:list-style-name="L22">
      <style:paragraph-properties fo:text-align="start" style:justify-single-word="false"/>
      <style:text-properties fo:font-size="10pt" officeooo:rsid="003adebb" officeooo:paragraph-rsid="003adebb" style:font-size-asian="10pt" style:font-size-complex="10pt"/>
    </style:style>
    <style:style style:name="P215" style:family="paragraph" style:parent-style-name="Standard" style:list-style-name="L23">
      <style:paragraph-properties fo:text-align="start" style:justify-single-word="false"/>
      <style:text-properties fo:font-size="10pt" officeooo:rsid="003b559b" officeooo:paragraph-rsid="003b559b" style:font-size-asian="10pt" style:font-size-complex="10pt"/>
    </style:style>
    <style:style style:name="P216" style:family="paragraph" style:parent-style-name="Standard" style:list-style-name="L24">
      <style:paragraph-properties fo:text-align="start" style:justify-single-word="false"/>
      <style:text-properties fo:font-size="10pt" officeooo:rsid="003b559b" officeooo:paragraph-rsid="003b559b" style:font-size-asian="10pt" style:font-size-complex="10pt"/>
    </style:style>
    <style:style style:name="P217" style:family="paragraph" style:parent-style-name="Standard" style:list-style-name="L25">
      <style:paragraph-properties fo:text-align="start" style:justify-single-word="false"/>
      <style:text-properties fo:font-size="10pt" officeooo:rsid="003c4342" officeooo:paragraph-rsid="003c4342" style:font-size-asian="10pt" style:font-size-complex="10pt"/>
    </style:style>
    <style:style style:name="P218" style:family="paragraph" style:parent-style-name="Standard" style:list-style-name="L26">
      <style:paragraph-properties fo:text-align="start" style:justify-single-word="false"/>
      <style:text-properties fo:font-size="10pt" officeooo:rsid="003df6b2" officeooo:paragraph-rsid="003df6b2" style:font-size-asian="10pt" style:font-size-complex="10pt"/>
    </style:style>
    <style:style style:name="P219" style:family="paragraph" style:parent-style-name="Standard" style:list-style-name="L27">
      <style:paragraph-properties fo:text-align="start" style:justify-single-word="false"/>
      <style:text-properties fo:font-size="10pt" officeooo:rsid="003f93a8" officeooo:paragraph-rsid="003f93a8" style:font-size-asian="10pt" style:font-size-complex="10pt"/>
    </style:style>
    <style:style style:name="P220" style:family="paragraph" style:parent-style-name="Standard" style:list-style-name="L28">
      <style:paragraph-properties fo:text-align="start" style:justify-single-word="false"/>
      <style:text-properties fo:font-size="10pt" officeooo:rsid="003fc21d" officeooo:paragraph-rsid="003fc21d" style:font-size-asian="10pt" style:font-size-complex="10pt"/>
    </style:style>
    <style:style style:name="P221" style:family="paragraph" style:parent-style-name="Standard" style:list-style-name="L29">
      <style:paragraph-properties fo:text-align="start" style:justify-single-word="false"/>
      <style:text-properties fo:font-size="10pt" officeooo:rsid="003fc21d" officeooo:paragraph-rsid="003fc21d" style:font-size-asian="10pt" style:font-size-complex="10pt"/>
    </style:style>
    <style:style style:name="P222" style:family="paragraph" style:parent-style-name="Standard" style:list-style-name="L29">
      <style:paragraph-properties fo:text-align="start" style:justify-single-word="false"/>
      <style:text-properties fo:font-size="10pt" officeooo:rsid="0040e747" officeooo:paragraph-rsid="0040e747" style:font-size-asian="10pt" style:font-size-complex="10pt"/>
    </style:style>
    <style:style style:name="P223" style:family="paragraph" style:parent-style-name="Standard" style:list-style-name="L29">
      <style:paragraph-properties fo:text-align="start" style:justify-single-word="false"/>
      <style:text-properties fo:font-size="10pt" officeooo:rsid="00420a03" officeooo:paragraph-rsid="00420a03" style:font-size-asian="10pt" style:font-size-complex="10pt"/>
    </style:style>
    <style:style style:name="P224" style:family="paragraph" style:parent-style-name="Standard" style:list-style-name="L29">
      <style:paragraph-properties fo:text-align="start" style:justify-single-word="false"/>
      <style:text-properties fo:font-size="10pt" officeooo:rsid="00420a03" officeooo:paragraph-rsid="00437a66" style:font-size-asian="10pt" style:font-size-complex="10pt"/>
    </style:style>
    <style:style style:name="P225" style:family="paragraph" style:parent-style-name="Standard" style:list-style-name="L29">
      <style:paragraph-properties fo:text-align="start" style:justify-single-word="false"/>
      <style:text-properties fo:font-size="10pt" officeooo:rsid="004239ab" officeooo:paragraph-rsid="00437a66" style:font-size-asian="10pt" style:font-size-complex="10pt"/>
    </style:style>
    <style:style style:name="P226" style:family="paragraph" style:parent-style-name="Standard" style:list-style-name="L29">
      <style:paragraph-properties fo:text-align="start" style:justify-single-word="false"/>
      <style:text-properties fo:font-size="10pt" officeooo:rsid="004239ab" officeooo:paragraph-rsid="004239ab" style:font-size-asian="10pt" style:font-size-complex="10pt"/>
    </style:style>
    <style:style style:name="P227" style:family="paragraph" style:parent-style-name="Standard" style:list-style-name="L30">
      <style:paragraph-properties fo:text-align="start" style:justify-single-word="false"/>
      <style:text-properties fo:font-size="10pt" officeooo:rsid="0044cde9" officeooo:paragraph-rsid="0044cde9" style:font-size-asian="10pt" style:font-size-complex="10pt"/>
    </style:style>
    <style:style style:name="P228" style:family="paragraph" style:parent-style-name="Standard" style:list-style-name="L31">
      <style:paragraph-properties fo:text-align="start" style:justify-single-word="false"/>
      <style:text-properties fo:font-size="10pt" officeooo:rsid="0046ddac" officeooo:paragraph-rsid="0046ddac" style:font-size-asian="10pt" style:font-size-complex="10pt"/>
    </style:style>
    <style:style style:name="P229" style:family="paragraph" style:parent-style-name="Standard" style:list-style-name="L32">
      <style:paragraph-properties fo:text-align="start" style:justify-single-word="false"/>
      <style:text-properties fo:font-size="10pt" officeooo:rsid="0046ddac" officeooo:paragraph-rsid="0046ddac" style:font-size-asian="10pt" style:font-size-complex="10pt"/>
    </style:style>
    <style:style style:name="P230" style:family="paragraph" style:parent-style-name="Standard" style:list-style-name="L32">
      <style:paragraph-properties fo:text-align="start" style:justify-single-word="false"/>
      <style:text-properties fo:font-size="10pt" officeooo:rsid="0048948b" officeooo:paragraph-rsid="0048948b" style:font-size-asian="10pt" style:font-size-complex="10pt"/>
    </style:style>
    <style:style style:name="P231" style:family="paragraph" style:parent-style-name="Standard" style:list-style-name="L33">
      <style:paragraph-properties fo:text-align="start" style:justify-single-word="false"/>
      <style:text-properties fo:font-size="10pt" officeooo:rsid="004e0ea8" officeooo:paragraph-rsid="004e0ea8" style:font-size-asian="10pt" style:font-size-complex="10pt"/>
    </style:style>
    <style:style style:name="P232" style:family="paragraph" style:parent-style-name="Standard" style:list-style-name="L34">
      <style:paragraph-properties fo:text-align="start" style:justify-single-word="false"/>
      <style:text-properties fo:font-size="10pt" officeooo:rsid="004c22a3" officeooo:paragraph-rsid="004c22a3" style:font-size-asian="10pt" style:font-size-complex="10pt"/>
    </style:style>
    <style:style style:name="P233" style:family="paragraph" style:parent-style-name="Standard" style:list-style-name="L35">
      <style:paragraph-properties fo:text-align="start" style:justify-single-word="false"/>
      <style:text-properties fo:font-size="10pt" officeooo:rsid="004f716b" officeooo:paragraph-rsid="004f716b" style:font-size-asian="10pt" style:font-size-complex="10pt"/>
    </style:style>
    <style:style style:name="P234" style:family="paragraph" style:parent-style-name="Standard" style:list-style-name="L36">
      <style:paragraph-properties fo:text-align="start" style:justify-single-word="false"/>
      <style:text-properties fo:font-size="10pt" officeooo:rsid="00530c69" officeooo:paragraph-rsid="00530c69" style:font-size-asian="10pt" style:font-size-complex="10pt"/>
    </style:style>
    <style:style style:name="P235" style:family="paragraph" style:parent-style-name="Standard" style:list-style-name="L37">
      <style:paragraph-properties fo:text-align="start" style:justify-single-word="false"/>
      <style:text-properties fo:font-size="10pt" officeooo:rsid="00530c69" officeooo:paragraph-rsid="00530c69" style:font-size-asian="10pt" style:font-size-complex="10pt"/>
    </style:style>
    <style:style style:name="P236" style:family="paragraph" style:parent-style-name="Standard" style:list-style-name="L38">
      <style:paragraph-properties fo:text-align="start" style:justify-single-word="false"/>
      <style:text-properties fo:font-size="10pt" officeooo:rsid="0055bc28" officeooo:paragraph-rsid="0055bc28" style:font-size-asian="10pt" style:font-size-complex="10pt"/>
    </style:style>
    <style:style style:name="P237" style:family="paragraph" style:parent-style-name="Standard" style:list-style-name="L38">
      <style:paragraph-properties fo:text-align="start" style:justify-single-word="false"/>
      <style:text-properties fo:font-size="10pt" officeooo:rsid="00570c23" officeooo:paragraph-rsid="00570c23" style:font-size-asian="10pt" style:font-size-complex="10pt"/>
    </style:style>
    <style:style style:name="P238" style:family="paragraph" style:parent-style-name="Standard" style:list-style-name="L38">
      <style:paragraph-properties fo:text-align="start" style:justify-single-word="false"/>
      <style:text-properties fo:font-size="10pt" officeooo:rsid="00575232" officeooo:paragraph-rsid="00575232" style:font-size-asian="10pt" style:font-size-complex="10pt"/>
    </style:style>
    <style:style style:name="P239" style:family="paragraph" style:parent-style-name="Standard" style:list-style-name="L38">
      <style:paragraph-properties fo:text-align="start" style:justify-single-word="false"/>
      <style:text-properties fo:font-size="10pt" officeooo:rsid="005868f2" officeooo:paragraph-rsid="005868f2" style:font-size-asian="10pt" style:font-size-complex="10pt"/>
    </style:style>
    <style:style style:name="P240" style:family="paragraph" style:parent-style-name="Standard" style:list-style-name="L38">
      <style:paragraph-properties fo:text-align="start" style:justify-single-word="false"/>
      <style:text-properties fo:font-size="10pt" officeooo:rsid="0058f09c" officeooo:paragraph-rsid="0058f09c" style:font-size-asian="10pt" style:font-size-complex="10pt"/>
    </style:style>
    <style:style style:name="P241" style:family="paragraph" style:parent-style-name="Standard" style:list-style-name="L39">
      <style:paragraph-properties fo:text-align="start" style:justify-single-word="false"/>
      <style:text-properties fo:font-size="10pt" officeooo:rsid="005ac57e" officeooo:paragraph-rsid="005ac57e" style:font-size-asian="10pt" style:font-size-complex="10pt"/>
    </style:style>
    <style:style style:name="P242" style:family="paragraph" style:parent-style-name="Standard" style:list-style-name="L40">
      <style:paragraph-properties fo:text-align="start" style:justify-single-word="false"/>
      <style:text-properties fo:font-size="10pt" officeooo:rsid="005ac57e" officeooo:paragraph-rsid="005ac57e" style:font-size-asian="10pt" style:font-size-complex="10pt"/>
    </style:style>
    <style:style style:name="P243" style:family="paragraph" style:parent-style-name="Standard" style:list-style-name="L41">
      <style:paragraph-properties fo:text-align="start" style:justify-single-word="false"/>
      <style:text-properties fo:font-size="10pt" officeooo:rsid="005d74ed" officeooo:paragraph-rsid="005d74ed" style:font-size-asian="10pt" style:font-size-complex="10pt"/>
    </style:style>
    <style:style style:name="P244" style:family="paragraph" style:parent-style-name="Standard" style:list-style-name="L41">
      <style:paragraph-properties fo:text-align="start" style:justify-single-word="false"/>
      <style:text-properties fo:font-size="10pt" officeooo:rsid="005fc83f" officeooo:paragraph-rsid="005fc83f" style:font-size-asian="10pt" style:font-size-complex="10pt"/>
    </style:style>
    <style:style style:name="P245" style:family="paragraph" style:parent-style-name="Standard" style:list-style-name="L42">
      <style:paragraph-properties fo:text-align="start" style:justify-single-word="false"/>
      <style:text-properties fo:font-size="10pt" officeooo:rsid="005fc83f" officeooo:paragraph-rsid="005fc83f" style:font-size-asian="10pt" style:font-size-complex="10pt"/>
    </style:style>
    <style:style style:name="P246" style:family="paragraph" style:parent-style-name="Standard" style:list-style-name="L43">
      <style:paragraph-properties fo:text-align="start" style:justify-single-word="false"/>
      <style:text-properties fo:font-size="10pt" officeooo:rsid="0064ca5e" officeooo:paragraph-rsid="00668fce" style:font-size-asian="10pt" style:font-size-complex="10pt"/>
    </style:style>
    <style:style style:name="P247" style:family="paragraph" style:parent-style-name="Standard" style:list-style-name="L44">
      <style:paragraph-properties fo:text-align="start" style:justify-single-word="false"/>
      <style:text-properties fo:font-size="10pt" officeooo:rsid="0064ca5e" officeooo:paragraph-rsid="00668fce" style:font-size-asian="10pt" style:font-size-complex="10pt"/>
    </style:style>
    <style:style style:name="P248" style:family="paragraph" style:parent-style-name="Standard" style:list-style-name="L45">
      <style:paragraph-properties fo:text-align="start" style:justify-single-word="false"/>
      <style:text-properties fo:font-size="10pt" officeooo:rsid="00668fce" officeooo:paragraph-rsid="00668fce" style:font-size-asian="10pt" style:font-size-complex="10pt"/>
    </style:style>
    <style:style style:name="P249" style:family="paragraph" style:parent-style-name="Standard" style:list-style-name="L46">
      <style:paragraph-properties fo:text-align="start" style:justify-single-word="false"/>
      <style:text-properties fo:font-size="10pt" officeooo:rsid="00668fce" officeooo:paragraph-rsid="00668fce" style:font-size-asian="10pt" style:font-size-complex="10pt"/>
    </style:style>
    <style:style style:name="P250" style:family="paragraph" style:parent-style-name="Standard" style:list-style-name="L47">
      <style:paragraph-properties fo:text-align="start" style:justify-single-word="false"/>
      <style:text-properties fo:font-size="10pt" officeooo:rsid="006778d0" officeooo:paragraph-rsid="006778d0" style:font-size-asian="10pt" style:font-size-complex="10pt"/>
    </style:style>
    <style:style style:name="P251" style:family="paragraph" style:parent-style-name="Standard" style:list-style-name="L48">
      <style:paragraph-properties fo:text-align="start" style:justify-single-word="false"/>
      <style:text-properties fo:font-size="10pt" officeooo:rsid="006aaecb" officeooo:paragraph-rsid="006aaecb" style:font-size-asian="10pt" style:font-size-complex="10pt"/>
    </style:style>
    <style:style style:name="P252" style:family="paragraph" style:parent-style-name="Standard" style:list-style-name="L49">
      <style:paragraph-properties fo:text-align="start" style:justify-single-word="false"/>
      <style:text-properties fo:font-size="10pt" officeooo:rsid="006aaecb" officeooo:paragraph-rsid="006aaecb" style:font-size-asian="10pt" style:font-size-complex="10pt"/>
    </style:style>
    <style:style style:name="P253" style:family="paragraph" style:parent-style-name="Standard" style:list-style-name="L50">
      <style:paragraph-properties fo:text-align="start" style:justify-single-word="false"/>
      <style:text-properties fo:font-size="10pt" officeooo:rsid="006bc6d9" officeooo:paragraph-rsid="006bc6d9" style:font-size-asian="10pt" style:font-size-complex="10pt"/>
    </style:style>
    <style:style style:name="P254" style:family="paragraph" style:parent-style-name="Standard" style:list-style-name="L50">
      <style:paragraph-properties fo:text-align="start" style:justify-single-word="false"/>
      <style:text-properties fo:font-size="10pt" officeooo:rsid="006d0d28" officeooo:paragraph-rsid="006d0d28" style:font-size-asian="10pt" style:font-size-complex="10pt"/>
    </style:style>
    <style:style style:name="P255" style:family="paragraph" style:parent-style-name="Standard" style:list-style-name="L50">
      <style:paragraph-properties fo:text-align="start" style:justify-single-word="false"/>
      <style:text-properties fo:font-size="10pt" officeooo:rsid="006e4778" officeooo:paragraph-rsid="006e4778" style:font-size-asian="10pt" style:font-size-complex="10pt"/>
    </style:style>
    <style:style style:name="P256" style:family="paragraph" style:parent-style-name="Standard" style:list-style-name="L50">
      <style:paragraph-properties fo:text-align="start" style:justify-single-word="false"/>
      <style:text-properties fo:font-size="10pt" officeooo:rsid="0071214f" officeooo:paragraph-rsid="0071214f" style:font-size-asian="10pt" style:font-size-complex="10pt"/>
    </style:style>
    <style:style style:name="P257" style:family="paragraph" style:parent-style-name="Standard" style:list-style-name="L51">
      <style:paragraph-properties fo:text-align="start" style:justify-single-word="false"/>
      <style:text-properties fo:font-size="10pt" officeooo:rsid="007175a7" officeooo:paragraph-rsid="007175a7" style:font-size-asian="10pt" style:font-size-complex="10pt"/>
    </style:style>
    <style:style style:name="P258" style:family="paragraph" style:parent-style-name="Standard" style:list-style-name="L52">
      <style:paragraph-properties fo:text-align="start" style:justify-single-word="false"/>
      <style:text-properties fo:font-size="10pt" officeooo:rsid="0076c07b" officeooo:paragraph-rsid="0076c07b" style:font-size-asian="10pt" style:font-size-complex="10pt"/>
    </style:style>
    <style:style style:name="P259" style:family="paragraph" style:parent-style-name="Standard" style:list-style-name="L52">
      <style:paragraph-properties fo:text-align="start" style:justify-single-word="false"/>
      <style:text-properties fo:font-size="10pt" officeooo:rsid="0078a8d7" officeooo:paragraph-rsid="0078a8d7" style:font-size-asian="10pt" style:font-size-complex="10pt"/>
    </style:style>
    <style:style style:name="P260" style:family="paragraph" style:parent-style-name="Standard" style:list-style-name="L53">
      <style:paragraph-properties fo:text-align="start" style:justify-single-word="false"/>
      <style:text-properties fo:font-size="10pt" officeooo:rsid="00798e71" officeooo:paragraph-rsid="00798e71" style:font-size-asian="10pt" style:font-size-complex="10pt"/>
    </style:style>
    <style:style style:name="P261" style:family="paragraph" style:parent-style-name="Standard" style:list-style-name="L54">
      <style:paragraph-properties fo:text-align="start" style:justify-single-word="false"/>
      <style:text-properties fo:font-size="10pt" officeooo:rsid="00798e71" officeooo:paragraph-rsid="00798e71" style:font-size-asian="10pt" style:font-size-complex="10pt"/>
    </style:style>
    <style:style style:name="P262" style:family="paragraph" style:parent-style-name="Standard" style:list-style-name="L54">
      <style:paragraph-properties fo:text-align="start" style:justify-single-word="false"/>
      <style:text-properties fo:font-size="10pt" officeooo:rsid="0079ea45" officeooo:paragraph-rsid="0079ea45" style:font-size-asian="10pt" style:font-size-complex="10pt"/>
    </style:style>
    <style:style style:name="P263" style:family="paragraph" style:parent-style-name="Standard" style:list-style-name="L55">
      <style:paragraph-properties fo:text-align="start" style:justify-single-word="false"/>
      <style:text-properties fo:font-size="10pt" officeooo:rsid="007d5045" officeooo:paragraph-rsid="007d5045" style:font-size-asian="10pt" style:font-size-complex="10pt"/>
    </style:style>
    <style:style style:name="P264" style:family="paragraph" style:parent-style-name="Standard" style:list-style-name="L55">
      <style:paragraph-properties fo:text-align="start" style:justify-single-word="false"/>
      <style:text-properties fo:font-size="10pt" officeooo:rsid="007e2158" officeooo:paragraph-rsid="007e2158" style:font-size-asian="10pt" style:font-size-complex="10pt"/>
    </style:style>
    <style:style style:name="P265" style:family="paragraph" style:parent-style-name="Standard" style:list-style-name="L55">
      <style:paragraph-properties fo:text-align="start" style:justify-single-word="false"/>
      <style:text-properties fo:font-size="10pt" officeooo:rsid="0081be32" officeooo:paragraph-rsid="0081be32" style:font-size-asian="10pt" style:font-size-complex="10pt"/>
    </style:style>
    <style:style style:name="P266" style:family="paragraph" style:parent-style-name="Standard" style:list-style-name="L56">
      <style:paragraph-properties fo:text-align="start" style:justify-single-word="false"/>
      <style:text-properties fo:font-size="10pt" officeooo:rsid="0088029c" officeooo:paragraph-rsid="0088029c" style:font-size-asian="10pt" style:font-size-complex="10pt"/>
    </style:style>
    <style:style style:name="P267" style:family="paragraph" style:parent-style-name="Standard" style:list-style-name="L56">
      <style:paragraph-properties fo:text-align="start" style:justify-single-word="false"/>
      <style:text-properties fo:font-size="10pt" officeooo:rsid="00892bae" officeooo:paragraph-rsid="00892bae" style:font-size-asian="10pt" style:font-size-complex="10pt"/>
    </style:style>
    <style:style style:name="P268" style:family="paragraph" style:parent-style-name="Standard" style:list-style-name="L57">
      <style:paragraph-properties fo:text-align="start" style:justify-single-word="false"/>
      <style:text-properties fo:font-size="10pt" officeooo:rsid="00892bae" officeooo:paragraph-rsid="00892bae" style:font-size-asian="10pt" style:font-size-complex="10pt"/>
    </style:style>
    <style:style style:name="P269" style:family="paragraph" style:parent-style-name="Standard" style:list-style-name="L58">
      <style:paragraph-properties fo:text-align="start" style:justify-single-word="false"/>
      <style:text-properties fo:font-size="10pt" officeooo:rsid="00894031" officeooo:paragraph-rsid="00894031" style:font-size-asian="10pt" style:font-size-complex="10pt"/>
    </style:style>
    <style:style style:name="P270" style:family="paragraph" style:parent-style-name="Standard" style:list-style-name="L59">
      <style:paragraph-properties fo:text-align="start" style:justify-single-word="false"/>
      <style:text-properties fo:font-size="10pt" officeooo:rsid="008e77f7" officeooo:paragraph-rsid="008e77f7" style:font-size-asian="10pt" style:font-size-complex="10pt"/>
    </style:style>
    <style:style style:name="P271" style:family="paragraph" style:parent-style-name="Standard" style:list-style-name="L59">
      <style:paragraph-properties fo:text-align="start" style:justify-single-word="false"/>
      <style:text-properties fo:font-size="10pt" officeooo:rsid="008ecd9c" officeooo:paragraph-rsid="008ecd9c" style:font-size-asian="10pt" style:font-size-complex="10pt"/>
    </style:style>
    <style:style style:name="P272" style:family="paragraph" style:parent-style-name="Standard" style:list-style-name="L59">
      <style:paragraph-properties fo:text-align="start" style:justify-single-word="false"/>
      <style:text-properties fo:font-size="10pt" officeooo:rsid="008f64a4" officeooo:paragraph-rsid="008f64a4" style:font-size-asian="10pt" style:font-size-complex="10pt"/>
    </style:style>
    <style:style style:name="P273" style:family="paragraph" style:parent-style-name="Standard" style:list-style-name="L60">
      <style:paragraph-properties fo:text-align="start" style:justify-single-word="false"/>
      <style:text-properties fo:font-size="10pt" officeooo:rsid="0091296d" officeooo:paragraph-rsid="0091296d" style:font-size-asian="10pt" style:font-size-complex="10pt"/>
    </style:style>
    <style:style style:name="P274" style:family="paragraph" style:parent-style-name="Standard" style:list-style-name="L61">
      <style:paragraph-properties fo:text-align="start" style:justify-single-word="false"/>
      <style:text-properties fo:font-size="10pt" officeooo:rsid="009951aa" officeooo:paragraph-rsid="009951aa" style:font-size-asian="10pt" style:font-size-complex="10pt"/>
    </style:style>
    <style:style style:name="P275" style:family="paragraph" style:parent-style-name="Standard" style:list-style-name="L61">
      <style:paragraph-properties fo:text-align="start" style:justify-single-word="false"/>
      <style:text-properties fo:font-size="10pt" officeooo:rsid="009a4119" officeooo:paragraph-rsid="009a4119" style:font-size-asian="10pt" style:font-size-complex="10pt"/>
    </style:style>
    <style:style style:name="P276" style:family="paragraph" style:parent-style-name="Standard" style:list-style-name="L61">
      <style:paragraph-properties fo:text-align="start" style:justify-single-word="false"/>
      <style:text-properties fo:font-size="10pt" officeooo:rsid="009a82b7" officeooo:paragraph-rsid="009a82b7" style:font-size-asian="10pt" style:font-size-complex="10pt"/>
    </style:style>
    <style:style style:name="P277" style:family="paragraph" style:parent-style-name="Standard" style:list-style-name="L61">
      <style:paragraph-properties fo:text-align="start" style:justify-single-word="false"/>
      <style:text-properties fo:font-size="10pt" officeooo:rsid="009bc8b5" officeooo:paragraph-rsid="009bc8b5" style:font-size-asian="10pt" style:font-size-complex="10pt"/>
    </style:style>
    <style:style style:name="P278" style:family="paragraph" style:parent-style-name="Standard" style:list-style-name="L61">
      <style:paragraph-properties fo:text-align="start" style:justify-single-word="false"/>
      <style:text-properties fo:font-size="10pt" officeooo:rsid="009d106b" officeooo:paragraph-rsid="009d106b" style:font-size-asian="10pt" style:font-size-complex="10pt"/>
    </style:style>
    <style:style style:name="P279" style:family="paragraph" style:parent-style-name="Standard" style:list-style-name="L62">
      <style:paragraph-properties fo:text-align="start" style:justify-single-word="false"/>
      <style:text-properties fo:font-size="10pt" officeooo:rsid="009eb827" officeooo:paragraph-rsid="009eb827" style:font-size-asian="10pt" style:font-size-complex="10pt"/>
    </style:style>
    <style:style style:name="P280" style:family="paragraph" style:parent-style-name="Standard" style:list-style-name="L62">
      <style:paragraph-properties fo:text-align="start" style:justify-single-word="false"/>
      <style:text-properties fo:font-size="10pt" officeooo:rsid="00a480eb" officeooo:paragraph-rsid="00a480eb" style:font-size-asian="10pt" style:font-size-complex="10pt"/>
    </style:style>
    <style:style style:name="P281" style:family="paragraph" style:parent-style-name="Standard" style:list-style-name="L62">
      <style:paragraph-properties fo:text-align="start" style:justify-single-word="false"/>
      <style:text-properties fo:font-size="10pt" officeooo:rsid="00a7f84e" officeooo:paragraph-rsid="00a7f84e" style:font-size-asian="10pt" style:font-size-complex="10pt"/>
    </style:style>
    <style:style style:name="P282" style:family="paragraph" style:parent-style-name="Standard" style:list-style-name="L62">
      <style:paragraph-properties fo:text-align="start" style:justify-single-word="false"/>
      <style:text-properties fo:font-size="10pt" officeooo:rsid="00a8599e" officeooo:paragraph-rsid="00a8599e" style:font-size-asian="10pt" style:font-size-complex="10pt"/>
    </style:style>
    <style:style style:name="P283" style:family="paragraph" style:parent-style-name="Standard" style:list-style-name="L63">
      <style:paragraph-properties fo:text-align="start" style:justify-single-word="false"/>
      <style:text-properties fo:font-size="10pt" officeooo:rsid="00aa9ad0" officeooo:paragraph-rsid="00aa9ad0" style:font-size-asian="10pt" style:font-size-complex="10pt"/>
    </style:style>
    <style:style style:name="P284" style:family="paragraph" style:parent-style-name="Standard" style:list-style-name="L64">
      <style:paragraph-properties fo:text-align="start" style:justify-single-word="false"/>
      <style:text-properties fo:font-size="10pt" officeooo:rsid="00ad6004" officeooo:paragraph-rsid="00ad6004" style:font-size-asian="10pt" style:font-size-complex="10pt"/>
    </style:style>
    <style:style style:name="P285" style:family="paragraph" style:parent-style-name="Standard" style:list-style-name="L64">
      <style:paragraph-properties fo:text-align="start" style:justify-single-word="false"/>
      <style:text-properties fo:font-size="10pt" officeooo:rsid="00b19602" officeooo:paragraph-rsid="00b19602" style:font-size-asian="10pt" style:font-size-complex="10pt"/>
    </style:style>
    <style:style style:name="P286" style:family="paragraph" style:parent-style-name="Standard" style:list-style-name="L64">
      <style:paragraph-properties fo:text-align="start" style:justify-single-word="false"/>
      <style:text-properties fo:font-size="10pt" officeooo:rsid="00b2d91e" officeooo:paragraph-rsid="00b2d91e" style:font-size-asian="10pt" style:font-size-complex="10pt"/>
    </style:style>
    <style:style style:name="P287" style:family="paragraph" style:parent-style-name="Standard" style:list-style-name="L64">
      <style:paragraph-properties fo:text-align="start" style:justify-single-word="false"/>
      <style:text-properties fo:font-size="10pt" officeooo:rsid="00b34a0e" officeooo:paragraph-rsid="00b34a0e" style:font-size-asian="10pt" style:font-size-complex="10pt"/>
    </style:style>
    <style:style style:name="P288" style:family="paragraph" style:parent-style-name="Standard" style:list-style-name="L65">
      <style:paragraph-properties fo:text-align="start" style:justify-single-word="false"/>
      <style:text-properties fo:font-size="10pt" officeooo:rsid="00b5700d" officeooo:paragraph-rsid="00b5700d" style:font-size-asian="10pt" style:font-size-complex="10pt"/>
    </style:style>
    <style:style style:name="P289" style:family="paragraph" style:parent-style-name="Standard" style:list-style-name="L66">
      <style:paragraph-properties fo:text-align="start" style:justify-single-word="false"/>
      <style:text-properties fo:font-size="10pt" officeooo:rsid="00b76154" officeooo:paragraph-rsid="00b76154" style:font-size-asian="10pt" style:font-size-complex="10pt"/>
    </style:style>
    <style:style style:name="P290" style:family="paragraph" style:parent-style-name="Standard" style:list-style-name="L67">
      <style:paragraph-properties fo:text-align="start" style:justify-single-word="false"/>
      <style:text-properties fo:font-size="10pt" officeooo:rsid="00b915d7" officeooo:paragraph-rsid="00b915d7" style:font-size-asian="10pt" style:font-size-complex="10pt"/>
    </style:style>
    <style:style style:name="P291" style:family="paragraph" style:parent-style-name="Standard" style:list-style-name="L67">
      <style:paragraph-properties fo:text-align="start" style:justify-single-word="false"/>
      <style:text-properties fo:font-size="10pt" officeooo:rsid="00babea4" officeooo:paragraph-rsid="00babea4" style:font-size-asian="10pt" style:font-size-complex="10pt"/>
    </style:style>
    <style:style style:name="P292" style:family="paragraph" style:parent-style-name="Standard" style:list-style-name="L67">
      <style:paragraph-properties fo:text-align="start" style:justify-single-word="false"/>
      <style:text-properties fo:font-size="10pt" officeooo:rsid="00bd0dec" officeooo:paragraph-rsid="00bd0dec" style:font-size-asian="10pt" style:font-size-complex="10pt"/>
    </style:style>
    <style:style style:name="P293" style:family="paragraph" style:parent-style-name="Standard" style:list-style-name="L68">
      <style:paragraph-properties fo:text-align="start" style:justify-single-word="false"/>
      <style:text-properties fo:font-size="10pt" officeooo:rsid="00c8cc0f" officeooo:paragraph-rsid="00c8cc0f" style:font-size-asian="10pt" style:font-size-complex="10pt"/>
    </style:style>
    <style:style style:name="P294" style:family="paragraph" style:parent-style-name="Standard" style:list-style-name="L68">
      <style:paragraph-properties fo:text-align="start" style:justify-single-word="false"/>
      <style:text-properties fo:font-size="10pt" officeooo:rsid="00ce6ebd" officeooo:paragraph-rsid="00ce6ebd" style:font-size-asian="10pt" style:font-size-complex="10pt"/>
    </style:style>
    <style:style style:name="P295" style:family="paragraph" style:parent-style-name="Standard" style:list-style-name="L69">
      <style:paragraph-properties fo:text-align="start" style:justify-single-word="false"/>
      <style:text-properties fo:font-size="10pt" officeooo:rsid="00dbd00b" officeooo:paragraph-rsid="00dbd00b" style:font-size-asian="10pt" style:font-size-complex="10pt"/>
    </style:style>
    <style:style style:name="P296" style:family="paragraph" style:parent-style-name="Standard" style:list-style-name="L70">
      <style:paragraph-properties fo:text-align="start" style:justify-single-word="false"/>
      <style:text-properties fo:font-size="10pt" officeooo:rsid="00de737f" officeooo:paragraph-rsid="00de737f" style:font-size-asian="10pt" style:font-size-complex="10pt"/>
    </style:style>
    <style:style style:name="P297" style:family="paragraph" style:parent-style-name="Standard" style:list-style-name="L70">
      <style:paragraph-properties fo:text-align="start" style:justify-single-word="false"/>
      <style:text-properties fo:font-size="10pt" officeooo:rsid="00ded02b" officeooo:paragraph-rsid="00ded02b" style:font-size-asian="10pt" style:font-size-complex="10pt"/>
    </style:style>
    <style:style style:name="P298" style:family="paragraph" style:parent-style-name="Standard" style:list-style-name="L70">
      <style:paragraph-properties fo:text-align="start" style:justify-single-word="false"/>
      <style:text-properties fo:font-size="10pt" officeooo:rsid="00e0b2f7" officeooo:paragraph-rsid="00e0b2f7" style:font-size-asian="10pt" style:font-size-complex="10pt"/>
    </style:style>
    <style:style style:name="P299" style:family="paragraph" style:parent-style-name="Standard" style:list-style-name="L70">
      <style:paragraph-properties fo:text-align="start" style:justify-single-word="false"/>
      <style:text-properties fo:font-size="10pt" officeooo:rsid="00e18584" officeooo:paragraph-rsid="00e18584" style:font-size-asian="10pt" style:font-size-complex="10pt"/>
    </style:style>
    <style:style style:name="P300" style:family="paragraph" style:parent-style-name="Standard" style:list-style-name="L71">
      <style:paragraph-properties fo:text-align="start" style:justify-single-word="false"/>
      <style:text-properties fo:font-size="10pt" officeooo:rsid="00e2a07f" officeooo:paragraph-rsid="00e2a07f" style:font-size-asian="10pt" style:font-size-complex="10pt"/>
    </style:style>
    <style:style style:name="P301" style:family="paragraph" style:parent-style-name="Standard" style:list-style-name="L71">
      <style:paragraph-properties fo:text-align="start" style:justify-single-word="false"/>
      <style:text-properties fo:font-size="10pt" officeooo:rsid="00e9425d" officeooo:paragraph-rsid="00e9425d" style:font-size-asian="10pt" style:font-size-complex="10pt"/>
    </style:style>
    <style:style style:name="P302" style:family="paragraph" style:parent-style-name="Standard" style:list-style-name="L71">
      <style:paragraph-properties fo:text-align="start" style:justify-single-word="false"/>
      <style:text-properties fo:font-size="10pt" officeooo:rsid="00f14001" officeooo:paragraph-rsid="00f14001" style:font-size-asian="10pt" style:font-size-complex="10pt"/>
    </style:style>
    <style:style style:name="P303" style:family="paragraph" style:parent-style-name="Standard" style:list-style-name="L71">
      <style:paragraph-properties fo:text-align="start" style:justify-single-word="false"/>
      <style:text-properties fo:font-size="10pt" officeooo:rsid="00ed969e" officeooo:paragraph-rsid="00f04f31" style:font-size-asian="10pt" style:font-size-complex="10pt"/>
    </style:style>
    <style:style style:name="P304" style:family="paragraph" style:parent-style-name="Standard" style:list-style-name="L71">
      <style:paragraph-properties fo:text-align="start" style:justify-single-word="false"/>
      <style:text-properties fo:font-size="10pt" officeooo:rsid="00f30f76" officeooo:paragraph-rsid="00f30f76" style:font-size-asian="10pt" style:font-size-complex="10pt"/>
    </style:style>
    <style:style style:name="P305" style:family="paragraph" style:parent-style-name="Standard" style:list-style-name="L71">
      <style:paragraph-properties fo:text-align="start" style:justify-single-word="false"/>
      <style:text-properties fo:font-size="10pt" officeooo:rsid="00f34886" officeooo:paragraph-rsid="00f34886" style:font-size-asian="10pt" style:font-size-complex="10pt"/>
    </style:style>
    <style:style style:name="P306" style:family="paragraph" style:parent-style-name="Standard" style:list-style-name="L71">
      <style:paragraph-properties fo:text-align="start" style:justify-single-word="false"/>
      <style:text-properties fo:font-size="10pt" officeooo:rsid="00f45bca" officeooo:paragraph-rsid="00f45bca" style:font-size-asian="10pt" style:font-size-complex="10pt"/>
    </style:style>
    <style:style style:name="P307" style:family="paragraph" style:parent-style-name="Standard" style:list-style-name="L72">
      <style:paragraph-properties fo:text-align="start" style:justify-single-word="false"/>
      <style:text-properties fo:font-size="10pt" officeooo:rsid="00f5361a" officeooo:paragraph-rsid="00f5361a" style:font-size-asian="10pt" style:font-size-complex="10pt"/>
    </style:style>
    <style:style style:name="P308" style:family="paragraph" style:parent-style-name="Standard" style:list-style-name="L72">
      <style:paragraph-properties fo:text-align="start" style:justify-single-word="false"/>
      <style:text-properties fo:font-size="10pt" officeooo:rsid="00f79ddd" officeooo:paragraph-rsid="00f79ddd" style:font-size-asian="10pt" style:font-size-complex="10pt"/>
    </style:style>
    <style:style style:name="P309" style:family="paragraph" style:parent-style-name="Standard" style:list-style-name="L73">
      <style:paragraph-properties fo:text-align="start" style:justify-single-word="false"/>
      <style:text-properties fo:font-size="10pt" officeooo:rsid="00f79ddd" officeooo:paragraph-rsid="00f79ddd" style:font-size-asian="10pt" style:font-size-complex="10pt"/>
    </style:style>
    <style:style style:name="P310" style:family="paragraph" style:parent-style-name="Standard" style:list-style-name="L73">
      <style:paragraph-properties fo:text-align="start" style:justify-single-word="false"/>
      <style:text-properties fo:font-size="10pt" officeooo:rsid="00f8ef29" officeooo:paragraph-rsid="00f8ef29" style:font-size-asian="10pt" style:font-size-complex="10pt"/>
    </style:style>
    <style:style style:name="P311" style:family="paragraph" style:parent-style-name="Standard" style:list-style-name="L73">
      <style:paragraph-properties fo:text-align="start" style:justify-single-word="false"/>
      <style:text-properties fo:font-size="10pt" officeooo:rsid="00fb83b4" officeooo:paragraph-rsid="00fb83b4" style:font-size-asian="10pt" style:font-size-complex="10pt"/>
    </style:style>
    <style:style style:name="P312" style:family="paragraph" style:parent-style-name="Standard" style:list-style-name="L73">
      <style:paragraph-properties fo:text-align="start" style:justify-single-word="false"/>
      <style:text-properties fo:font-size="10pt" officeooo:rsid="00fb83b4" officeooo:paragraph-rsid="01059fe2" style:font-size-asian="10pt" style:font-size-complex="10pt"/>
    </style:style>
    <style:style style:name="P313" style:family="paragraph" style:parent-style-name="Standard" style:list-style-name="L73">
      <style:paragraph-properties fo:text-align="start" style:justify-single-word="false"/>
      <style:text-properties fo:font-size="10pt" officeooo:rsid="0104fa6e" officeooo:paragraph-rsid="0104fa6e" style:font-size-asian="10pt" style:font-size-complex="10pt"/>
    </style:style>
    <style:style style:name="P314" style:family="paragraph" style:parent-style-name="Standard" style:list-style-name="L73">
      <style:paragraph-properties fo:text-align="start" style:justify-single-word="false"/>
      <style:text-properties fo:font-size="10pt" officeooo:rsid="0105e76a" officeooo:paragraph-rsid="0105e76a" style:font-size-asian="10pt" style:font-size-complex="10pt"/>
    </style:style>
    <style:style style:name="P315" style:family="paragraph" style:parent-style-name="Standard" style:list-style-name="L73">
      <style:paragraph-properties fo:text-align="start" style:justify-single-word="false"/>
      <style:text-properties fo:font-size="10pt" officeooo:rsid="01037d97" officeooo:paragraph-rsid="0104fa6e" style:font-size-asian="10pt" style:font-size-complex="10pt"/>
    </style:style>
    <style:style style:name="P316" style:family="paragraph" style:parent-style-name="Standard" style:list-style-name="L73">
      <style:paragraph-properties fo:text-align="start" style:justify-single-word="false"/>
      <style:text-properties fo:font-size="10pt" officeooo:rsid="00fe997d" officeooo:paragraph-rsid="0100861c" style:font-size-asian="10pt" style:font-size-complex="10pt"/>
    </style:style>
    <style:style style:name="P317" style:family="paragraph" style:parent-style-name="Standard" style:list-style-name="L73">
      <style:paragraph-properties fo:text-align="start" style:justify-single-word="false"/>
      <style:text-properties fo:font-size="10pt" officeooo:rsid="00fe61cb" officeooo:paragraph-rsid="00fe61cb" style:font-size-asian="10pt" style:font-size-complex="10pt"/>
    </style:style>
    <style:style style:name="P318" style:family="paragraph" style:parent-style-name="Standard" style:list-style-name="L73">
      <style:paragraph-properties fo:text-align="start" style:justify-single-word="false"/>
      <style:text-properties fo:font-size="10pt" officeooo:rsid="01076cde" officeooo:paragraph-rsid="01076cde" style:font-size-asian="10pt" style:font-size-complex="10pt"/>
    </style:style>
    <style:style style:name="P319" style:family="paragraph" style:parent-style-name="Standard" style:list-style-name="L73">
      <style:paragraph-properties fo:text-align="start" style:justify-single-word="false"/>
      <style:text-properties fo:font-size="10pt" officeooo:rsid="010864d0" officeooo:paragraph-rsid="010864d0" style:font-size-asian="10pt" style:font-size-complex="10pt"/>
    </style:style>
    <style:style style:name="P320" style:family="paragraph" style:parent-style-name="Standard" style:list-style-name="L74">
      <style:paragraph-properties fo:text-align="start" style:justify-single-word="false"/>
      <style:text-properties fo:font-size="10pt" officeooo:rsid="0109a5ae" officeooo:paragraph-rsid="0109a5ae" style:font-size-asian="10pt" style:font-size-complex="10pt"/>
    </style:style>
    <style:style style:name="P321" style:family="paragraph" style:parent-style-name="Standard" style:list-style-name="L74">
      <style:paragraph-properties fo:text-align="start" style:justify-single-word="false"/>
      <style:text-properties fo:font-size="10pt" officeooo:rsid="010a507b" officeooo:paragraph-rsid="010a507b" style:font-size-asian="10pt" style:font-size-complex="10pt"/>
    </style:style>
    <style:style style:name="P322" style:family="paragraph" style:parent-style-name="Standard" style:list-style-name="L74">
      <style:paragraph-properties fo:text-align="start" style:justify-single-word="false"/>
      <style:text-properties fo:font-size="10pt" officeooo:rsid="010ab20a" officeooo:paragraph-rsid="010ab20a" style:font-size-asian="10pt" style:font-size-complex="10pt"/>
    </style:style>
    <style:style style:name="P323" style:family="paragraph" style:parent-style-name="Standard" style:list-style-name="L74">
      <style:paragraph-properties fo:text-align="start" style:justify-single-word="false"/>
      <style:text-properties fo:font-size="10pt" officeooo:rsid="010c8d80" officeooo:paragraph-rsid="010c8d80" style:font-size-asian="10pt" style:font-size-complex="10pt"/>
    </style:style>
    <style:style style:name="P324" style:family="paragraph" style:parent-style-name="Standard" style:list-style-name="L75">
      <style:paragraph-properties fo:text-align="start" style:justify-single-word="false"/>
      <style:text-properties fo:font-size="10pt" officeooo:rsid="011087eb" officeooo:paragraph-rsid="011087eb" style:font-size-asian="10pt" style:font-size-complex="10pt"/>
    </style:style>
    <style:style style:name="P325" style:family="paragraph" style:parent-style-name="Standard" style:list-style-name="L76">
      <style:paragraph-properties fo:text-align="start" style:justify-single-word="false"/>
      <style:text-properties fo:font-size="10pt" officeooo:rsid="011087eb" officeooo:paragraph-rsid="011087eb" style:font-size-asian="10pt" style:font-size-complex="10pt"/>
    </style:style>
    <style:style style:name="P326" style:family="paragraph" style:parent-style-name="Standard" style:list-style-name="L76">
      <style:paragraph-properties fo:text-align="start" style:justify-single-word="false"/>
      <style:text-properties fo:font-size="10pt" officeooo:rsid="0113cc3c" officeooo:paragraph-rsid="0113cc3c" style:font-size-asian="10pt" style:font-size-complex="10pt"/>
    </style:style>
    <style:style style:name="P327" style:family="paragraph" style:parent-style-name="Standard" style:list-style-name="L76">
      <style:paragraph-properties fo:text-align="start" style:justify-single-word="false"/>
      <style:text-properties fo:font-size="10pt" officeooo:rsid="011b6666" officeooo:paragraph-rsid="011b6666" style:font-size-asian="10pt" style:font-size-complex="10pt"/>
    </style:style>
    <style:style style:name="P328" style:family="paragraph" style:parent-style-name="Standard" style:list-style-name="L77">
      <style:paragraph-properties fo:text-align="start" style:justify-single-word="false"/>
      <style:text-properties fo:font-size="10pt" officeooo:rsid="012381e0" officeooo:paragraph-rsid="012381e0" style:font-size-asian="10pt" style:font-size-complex="10pt"/>
    </style:style>
    <style:style style:name="P329" style:family="paragraph" style:parent-style-name="Standard" style:list-style-name="L78">
      <style:paragraph-properties fo:text-align="start" style:justify-single-word="false"/>
      <style:text-properties fo:font-size="10pt" officeooo:rsid="01268263" officeooo:paragraph-rsid="01268263" style:font-size-asian="10pt" style:font-size-complex="10pt"/>
    </style:style>
    <style:style style:name="P330" style:family="paragraph" style:parent-style-name="Standard" style:list-style-name="L79">
      <style:paragraph-properties fo:text-align="start" style:justify-single-word="false"/>
      <style:text-properties fo:font-size="10pt" officeooo:rsid="012ab756" officeooo:paragraph-rsid="012ab756" style:font-size-asian="10pt" style:font-size-complex="10pt"/>
    </style:style>
    <style:style style:name="P331" style:family="paragraph" style:parent-style-name="Standard" style:list-style-name="L79">
      <style:paragraph-properties fo:text-align="start" style:justify-single-word="false"/>
      <style:text-properties fo:font-size="10pt" officeooo:rsid="01379c37" officeooo:paragraph-rsid="01379c37" style:font-size-asian="10pt" style:font-size-complex="10pt"/>
    </style:style>
    <style:style style:name="P332" style:family="paragraph" style:parent-style-name="Standard" style:list-style-name="L79">
      <style:paragraph-properties fo:text-align="start" style:justify-single-word="false"/>
      <style:text-properties fo:font-size="10pt" officeooo:rsid="012cc71b" officeooo:paragraph-rsid="012cc71b" style:font-size-asian="10pt" style:font-size-complex="10pt"/>
    </style:style>
    <style:style style:name="P333" style:family="paragraph" style:parent-style-name="Standard" style:list-style-name="L79">
      <style:paragraph-properties fo:text-align="start" style:justify-single-word="false"/>
      <style:text-properties fo:font-size="10pt" officeooo:rsid="01353ab3" officeooo:paragraph-rsid="01353ab3" style:font-size-asian="10pt" style:font-size-complex="10pt"/>
    </style:style>
    <style:style style:name="P334" style:family="paragraph" style:parent-style-name="Standard" style:list-style-name="L79">
      <style:paragraph-properties fo:text-align="start" style:justify-single-word="false"/>
      <style:text-properties fo:font-size="10pt" officeooo:rsid="014a03b3" officeooo:paragraph-rsid="014a03b3" style:font-size-asian="10pt" style:font-size-complex="10pt"/>
    </style:style>
    <style:style style:name="P335" style:family="paragraph" style:parent-style-name="Standard" style:list-style-name="L79">
      <style:paragraph-properties fo:text-align="start" style:justify-single-word="false"/>
      <style:text-properties fo:font-size="10pt" officeooo:rsid="015215cc" officeooo:paragraph-rsid="015215cc" style:font-size-asian="10pt" style:font-size-complex="10pt"/>
    </style:style>
    <style:style style:name="P336" style:family="paragraph" style:parent-style-name="Standard" style:list-style-name="L79">
      <style:paragraph-properties fo:text-align="start" style:justify-single-word="false"/>
      <style:text-properties fo:font-size="10pt" officeooo:rsid="0154f6a0" officeooo:paragraph-rsid="0154f6a0" style:font-size-asian="10pt" style:font-size-complex="10pt"/>
    </style:style>
    <style:style style:name="P337" style:family="paragraph" style:parent-style-name="Standard" style:list-style-name="L79">
      <style:paragraph-properties fo:text-align="start" style:justify-single-word="false"/>
      <style:text-properties fo:font-size="10pt" officeooo:rsid="0159927b" officeooo:paragraph-rsid="0159927b" style:font-size-asian="10pt" style:font-size-complex="10pt"/>
    </style:style>
    <style:style style:name="P338" style:family="paragraph" style:parent-style-name="Standard" style:list-style-name="L80">
      <style:paragraph-properties fo:text-align="start" style:justify-single-word="false"/>
      <style:text-properties fo:font-size="10pt" officeooo:rsid="015d8824" officeooo:paragraph-rsid="015d8824" style:font-size-asian="10pt" style:font-size-complex="10pt"/>
    </style:style>
    <style:style style:name="P339" style:family="paragraph" style:parent-style-name="Standard" style:list-style-name="L81">
      <style:paragraph-properties fo:text-align="start" style:justify-single-word="false"/>
      <style:text-properties fo:font-size="10pt" officeooo:rsid="016349e0" officeooo:paragraph-rsid="016349e0" style:font-size-asian="10pt" style:font-size-complex="10pt"/>
    </style:style>
    <style:style style:name="P340" style:family="paragraph" style:parent-style-name="Standard" style:list-style-name="L81">
      <style:paragraph-properties fo:text-align="start" style:justify-single-word="false"/>
      <style:text-properties fo:font-size="10pt" officeooo:rsid="016349e0" officeooo:paragraph-rsid="0168030f" style:font-size-asian="10pt" style:font-size-complex="10pt"/>
    </style:style>
    <style:style style:name="P341" style:family="paragraph" style:parent-style-name="Standard" style:list-style-name="L81">
      <style:paragraph-properties fo:text-align="start" style:justify-single-word="false"/>
      <style:text-properties fo:font-size="10pt" officeooo:rsid="016f3eb4" officeooo:paragraph-rsid="016f3eb4" style:font-size-asian="10pt" style:font-size-complex="10pt"/>
    </style:style>
    <style:style style:name="P342" style:family="paragraph" style:parent-style-name="Standard" style:list-style-name="L81">
      <style:paragraph-properties fo:text-align="start" style:justify-single-word="false"/>
      <style:text-properties fo:font-size="10pt" officeooo:rsid="01755ce6" officeooo:paragraph-rsid="01755ce6" style:font-size-asian="10pt" style:font-size-complex="10pt"/>
    </style:style>
    <style:style style:name="P343" style:family="paragraph" style:parent-style-name="Standard" style:list-style-name="L81">
      <style:paragraph-properties fo:text-align="start" style:justify-single-word="false"/>
      <style:text-properties fo:font-size="10pt" officeooo:rsid="017c7257" officeooo:paragraph-rsid="017c7257" style:font-size-asian="10pt" style:font-size-complex="10pt"/>
    </style:style>
    <style:style style:name="P344" style:family="paragraph" style:parent-style-name="Standard" style:list-style-name="L82">
      <style:paragraph-properties fo:text-align="start" style:justify-single-word="false"/>
      <style:text-properties fo:font-size="10pt" officeooo:rsid="01813acd" officeooo:paragraph-rsid="01813acd" style:font-size-asian="10pt" style:font-size-complex="10pt"/>
    </style:style>
    <style:style style:name="P345" style:family="paragraph" style:parent-style-name="Standard" style:list-style-name="L82">
      <style:paragraph-properties fo:text-align="start" style:justify-single-word="false"/>
      <style:text-properties fo:font-size="10pt" officeooo:rsid="0185fda8" officeooo:paragraph-rsid="0185fda8" style:font-size-asian="10pt" style:font-size-complex="10pt"/>
    </style:style>
    <style:style style:name="P346" style:family="paragraph" style:parent-style-name="Standard" style:list-style-name="L82">
      <style:paragraph-properties fo:text-align="start" style:justify-single-word="false"/>
      <style:text-properties fo:font-size="10pt" officeooo:rsid="01897983" officeooo:paragraph-rsid="01897983" style:font-size-asian="10pt" style:font-size-complex="10pt"/>
    </style:style>
    <style:style style:name="P347" style:family="paragraph" style:parent-style-name="Standard" style:list-style-name="L82">
      <style:paragraph-properties fo:text-align="start" style:justify-single-word="false"/>
      <style:text-properties fo:font-size="10pt" officeooo:rsid="018a8ba0" officeooo:paragraph-rsid="018a8ba0" style:font-size-asian="10pt" style:font-size-complex="10pt"/>
    </style:style>
    <style:style style:name="P348" style:family="paragraph" style:parent-style-name="Standard" style:list-style-name="L83">
      <style:paragraph-properties fo:text-align="start" style:justify-single-word="false"/>
      <style:text-properties fo:font-size="10pt" officeooo:rsid="0192b08a" officeooo:paragraph-rsid="0192b08a" style:font-size-asian="10pt" style:font-size-complex="10pt"/>
    </style:style>
    <style:style style:name="P349" style:family="paragraph" style:parent-style-name="Standard" style:list-style-name="L83">
      <style:paragraph-properties fo:text-align="start" style:justify-single-word="false"/>
      <style:text-properties fo:font-size="10pt" officeooo:rsid="0195f1b6" officeooo:paragraph-rsid="0195f1b6" style:font-size-asian="10pt" style:font-size-complex="10pt"/>
    </style:style>
    <style:style style:name="P350" style:family="paragraph" style:parent-style-name="Standard" style:list-style-name="L83">
      <style:paragraph-properties fo:text-align="start" style:justify-single-word="false"/>
      <style:text-properties fo:font-size="10pt" officeooo:rsid="019a1187" officeooo:paragraph-rsid="019a1187" style:font-size-asian="10pt" style:font-size-complex="10pt"/>
    </style:style>
    <style:style style:name="P351" style:family="paragraph" style:parent-style-name="Standard" style:list-style-name="L83">
      <style:paragraph-properties fo:text-align="start" style:justify-single-word="false"/>
      <style:text-properties fo:font-size="10pt" officeooo:rsid="019fe8f3" officeooo:paragraph-rsid="019fe8f3" style:font-size-asian="10pt" style:font-size-complex="10pt"/>
    </style:style>
    <style:style style:name="P352" style:family="paragraph" style:parent-style-name="Standard" style:list-style-name="L83">
      <style:paragraph-properties fo:text-align="start" style:justify-single-word="false"/>
      <style:text-properties fo:font-size="10pt" officeooo:rsid="01a0780c" officeooo:paragraph-rsid="01a0780c" style:font-size-asian="10pt" style:font-size-complex="10pt"/>
    </style:style>
    <style:style style:name="P353" style:family="paragraph" style:parent-style-name="Standard" style:list-style-name="L84">
      <style:paragraph-properties fo:text-align="start" style:justify-single-word="false"/>
      <style:text-properties fo:font-size="10pt" officeooo:rsid="01a521df" officeooo:paragraph-rsid="01a521df" style:font-size-asian="10pt" style:font-size-complex="10pt"/>
    </style:style>
    <style:style style:name="P354" style:family="paragraph" style:parent-style-name="Standard" style:list-style-name="L84">
      <style:paragraph-properties fo:text-align="start" style:justify-single-word="false"/>
      <style:text-properties fo:font-size="10pt" officeooo:rsid="01a90373" officeooo:paragraph-rsid="01a90373" style:font-size-asian="10pt" style:font-size-complex="10pt"/>
    </style:style>
    <style:style style:name="P355" style:family="paragraph" style:parent-style-name="Standard" style:list-style-name="L84">
      <style:paragraph-properties fo:text-align="start" style:justify-single-word="false"/>
      <style:text-properties fo:font-size="10pt" officeooo:rsid="01b64ec1" officeooo:paragraph-rsid="01bec65c" style:font-size-asian="10pt" style:font-size-complex="10pt"/>
    </style:style>
    <style:style style:name="P356" style:family="paragraph" style:parent-style-name="Standard" style:list-style-name="L84">
      <style:paragraph-properties fo:text-align="start" style:justify-single-word="false"/>
      <style:text-properties fo:font-size="10pt" officeooo:rsid="01bec65c" officeooo:paragraph-rsid="01bec65c" style:font-size-asian="10pt" style:font-size-complex="10pt"/>
    </style:style>
    <style:style style:name="P357" style:family="paragraph" style:parent-style-name="Standard" style:list-style-name="L84">
      <style:paragraph-properties fo:text-align="start" style:justify-single-word="false"/>
      <style:text-properties fo:font-size="10pt" officeooo:rsid="01c72847" officeooo:paragraph-rsid="01c72847" style:font-size-asian="10pt" style:font-size-complex="10pt"/>
    </style:style>
    <style:style style:name="P358" style:family="paragraph" style:parent-style-name="Standard" style:list-style-name="L85">
      <style:paragraph-properties fo:text-align="start" style:justify-single-word="false"/>
      <style:text-properties fo:font-size="10pt" officeooo:rsid="01c99ed1" officeooo:paragraph-rsid="01c99ed1" style:font-size-asian="10pt" style:font-size-complex="10pt"/>
    </style:style>
    <style:style style:name="P359" style:family="paragraph" style:parent-style-name="Standard" style:list-style-name="L85">
      <style:paragraph-properties fo:text-align="start" style:justify-single-word="false"/>
      <style:text-properties fo:font-size="10pt" officeooo:rsid="01cba034" officeooo:paragraph-rsid="01cba034" style:font-size-asian="10pt" style:font-size-complex="10pt"/>
    </style:style>
    <style:style style:name="P360" style:family="paragraph" style:parent-style-name="Standard" style:list-style-name="L85">
      <style:paragraph-properties fo:text-align="start" style:justify-single-word="false"/>
      <style:text-properties fo:font-size="10pt" officeooo:rsid="01cf62b6" officeooo:paragraph-rsid="01cf62b6" style:font-size-asian="10pt" style:font-size-complex="10pt"/>
    </style:style>
    <style:style style:name="P361" style:family="paragraph" style:parent-style-name="Standard" style:list-style-name="L85">
      <style:paragraph-properties fo:text-align="start" style:justify-single-word="false"/>
      <style:text-properties fo:font-size="10pt" officeooo:rsid="01d31b0f" officeooo:paragraph-rsid="01d31b0f" style:font-size-asian="10pt" style:font-size-complex="10pt"/>
    </style:style>
    <style:style style:name="P362" style:family="paragraph" style:parent-style-name="Standard" style:list-style-name="L85">
      <style:paragraph-properties fo:text-align="start" style:justify-single-word="false"/>
      <style:text-properties fo:font-size="10pt" officeooo:rsid="01d4845a" officeooo:paragraph-rsid="01d4845a" style:font-size-asian="10pt" style:font-size-complex="10pt"/>
    </style:style>
    <style:style style:name="P363" style:family="paragraph" style:parent-style-name="Standard" style:list-style-name="L85">
      <style:paragraph-properties fo:text-align="start" style:justify-single-word="false"/>
      <style:text-properties fo:font-size="10pt" officeooo:rsid="01dad6cd" officeooo:paragraph-rsid="01dad6cd" style:font-size-asian="10pt" style:font-size-complex="10pt"/>
    </style:style>
    <style:style style:name="P364" style:family="paragraph" style:parent-style-name="Standard" style:list-style-name="L85">
      <style:paragraph-properties fo:text-align="start" style:justify-single-word="false"/>
      <style:text-properties fo:font-size="10pt" officeooo:rsid="01de7bea" officeooo:paragraph-rsid="01de7bea" style:font-size-asian="10pt" style:font-size-complex="10pt"/>
    </style:style>
    <style:style style:name="P365" style:family="paragraph" style:parent-style-name="Standard" style:list-style-name="L86">
      <style:paragraph-properties fo:text-align="start" style:justify-single-word="false"/>
      <style:text-properties fo:font-size="10pt" officeooo:rsid="01e1d3cf" officeooo:paragraph-rsid="01e1d3cf" style:font-size-asian="10pt" style:font-size-complex="10pt"/>
    </style:style>
    <style:style style:name="P366" style:family="paragraph" style:parent-style-name="Standard" style:list-style-name="L87">
      <style:paragraph-properties fo:text-align="start" style:justify-single-word="false"/>
      <style:text-properties fo:font-size="10pt" officeooo:rsid="01e1d3cf" officeooo:paragraph-rsid="01e1d3cf" style:font-size-asian="10pt" style:font-size-complex="10pt"/>
    </style:style>
    <style:style style:name="P367" style:family="paragraph" style:parent-style-name="Standard" style:list-style-name="L88">
      <style:paragraph-properties fo:text-align="start" style:justify-single-word="false"/>
      <style:text-properties fo:font-size="10pt" officeooo:rsid="01e981b9" officeooo:paragraph-rsid="01e981b9" style:font-size-asian="10pt" style:font-size-complex="10pt"/>
    </style:style>
    <style:style style:name="P368" style:family="paragraph" style:parent-style-name="Standard" style:list-style-name="L89">
      <style:paragraph-properties fo:text-align="start" style:justify-single-word="false"/>
      <style:text-properties fo:font-size="10pt" officeooo:rsid="01e981b9" officeooo:paragraph-rsid="01e981b9" style:font-size-asian="10pt" style:font-size-complex="10pt"/>
    </style:style>
    <style:style style:name="P369" style:family="paragraph" style:parent-style-name="Standard" style:list-style-name="L89">
      <style:paragraph-properties fo:text-align="start" style:justify-single-word="false"/>
      <style:text-properties fo:font-size="10pt" officeooo:rsid="01e981b9" officeooo:paragraph-rsid="01ef6568" style:font-size-asian="10pt" style:font-size-complex="10pt"/>
    </style:style>
    <style:style style:name="P370" style:family="paragraph" style:parent-style-name="Standard" style:list-style-name="L89">
      <style:paragraph-properties fo:text-align="start" style:justify-single-word="false"/>
      <style:text-properties fo:font-size="10pt" officeooo:rsid="01ed70f2" officeooo:paragraph-rsid="01ef6568" style:font-size-asian="10pt" style:font-size-complex="10pt"/>
    </style:style>
    <style:style style:name="P371" style:family="paragraph" style:parent-style-name="Standard" style:list-style-name="L89">
      <style:paragraph-properties fo:text-align="start" style:justify-single-word="false"/>
      <style:text-properties fo:font-size="10pt" officeooo:rsid="01ef6568" officeooo:paragraph-rsid="01ef6568" style:font-size-asian="10pt" style:font-size-complex="10pt"/>
    </style:style>
    <style:style style:name="P372" style:family="paragraph" style:parent-style-name="Standard" style:list-style-name="L89">
      <style:paragraph-properties fo:text-align="start" style:justify-single-word="false"/>
      <style:text-properties fo:font-size="10pt" officeooo:rsid="01f1f6f7" officeooo:paragraph-rsid="01f1f6f7" style:font-size-asian="10pt" style:font-size-complex="10pt"/>
    </style:style>
    <style:style style:name="P373" style:family="paragraph" style:parent-style-name="Standard" style:list-style-name="L89">
      <style:paragraph-properties fo:text-align="start" style:justify-single-word="false"/>
      <style:text-properties fo:font-size="10pt" officeooo:rsid="01f67a31" officeooo:paragraph-rsid="01f67a31" style:font-size-asian="10pt" style:font-size-complex="10pt"/>
    </style:style>
    <style:style style:name="P374" style:family="paragraph" style:parent-style-name="Standard" style:list-style-name="L90">
      <style:paragraph-properties fo:text-align="start" style:justify-single-word="false"/>
      <style:text-properties fo:font-size="10pt" officeooo:rsid="01f67a31" officeooo:paragraph-rsid="01f67a31" style:font-size-asian="10pt" style:font-size-complex="10pt"/>
    </style:style>
    <style:style style:name="P375" style:family="paragraph" style:parent-style-name="Standard" style:list-style-name="L90">
      <style:paragraph-properties fo:text-align="start" style:justify-single-word="false"/>
      <style:text-properties fo:font-size="10pt" officeooo:rsid="01fb2371" officeooo:paragraph-rsid="01fb2371" style:font-size-asian="10pt" style:font-size-complex="10pt"/>
    </style:style>
    <style:style style:name="P376" style:family="paragraph" style:parent-style-name="Standard" style:list-style-name="L90">
      <style:paragraph-properties fo:text-align="start" style:justify-single-word="false"/>
      <style:text-properties fo:font-size="10pt" officeooo:rsid="01fb4781" officeooo:paragraph-rsid="01fb4781" style:font-size-asian="10pt" style:font-size-complex="10pt"/>
    </style:style>
    <style:style style:name="P377" style:family="paragraph" style:parent-style-name="Standard" style:list-style-name="L90">
      <style:paragraph-properties fo:text-align="start" style:justify-single-word="false"/>
      <style:text-properties fo:font-size="10pt" officeooo:rsid="01fdeba3" officeooo:paragraph-rsid="01fdeba3" style:font-size-asian="10pt" style:font-size-complex="10pt"/>
    </style:style>
    <style:style style:name="P378" style:family="paragraph" style:parent-style-name="Standard" style:list-style-name="L90">
      <style:paragraph-properties fo:text-align="start" style:justify-single-word="false"/>
      <style:text-properties fo:font-size="10pt" officeooo:rsid="01ff5d87" officeooo:paragraph-rsid="01ff5d87" style:font-size-asian="10pt" style:font-size-complex="10pt"/>
    </style:style>
    <style:style style:name="P379" style:family="paragraph" style:parent-style-name="Standard">
      <style:paragraph-properties fo:text-align="start" style:justify-single-word="false"/>
      <style:text-properties fo:font-size="10pt" officeooo:rsid="01ff5d87" officeooo:paragraph-rsid="01ff5d87" style:font-size-asian="10pt" style:font-size-complex="10pt"/>
    </style:style>
    <style:style style:name="P380" style:family="paragraph" style:parent-style-name="Standard" style:list-style-name="L90">
      <style:paragraph-properties fo:text-align="start" style:justify-single-word="false"/>
      <style:text-properties fo:font-size="10pt" officeooo:rsid="0200cc31" officeooo:paragraph-rsid="0200cc31" style:font-size-asian="10pt" style:font-size-complex="10pt"/>
    </style:style>
    <style:style style:name="P381" style:family="paragraph" style:parent-style-name="Standard" style:list-style-name="L54">
      <style:paragraph-properties fo:text-align="start" style:justify-single-word="false"/>
      <style:text-properties fo:font-size="10pt" fo:font-style="normal" officeooo:rsid="007a577b" officeooo:paragraph-rsid="007a577b" style:font-size-asian="10pt" style:font-style-asian="normal" style:font-size-complex="10pt" style:font-style-complex="normal"/>
    </style:style>
    <style:style style:name="P382" style:family="paragraph" style:parent-style-name="Standard" style:list-style-name="L54">
      <style:paragraph-properties fo:text-align="start" style:justify-single-word="false"/>
      <style:text-properties fo:font-size="10pt" fo:font-style="normal" officeooo:rsid="007b5dcb" officeooo:paragraph-rsid="007b5dcb" style:font-size-asian="10pt" style:font-style-asian="normal" style:font-size-complex="10pt" style:font-style-complex="normal"/>
    </style:style>
    <style:style style:name="P383" style:family="paragraph" style:parent-style-name="Standard" style:list-style-name="L54">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384" style:family="paragraph" style:parent-style-name="Standard" style:list-style-name="L55">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385" style:family="paragraph" style:parent-style-name="Standard" style:list-style-name="L55">
      <style:paragraph-properties fo:text-align="start" style:justify-single-word="false"/>
      <style:text-properties fo:font-size="10pt" fo:font-style="normal" officeooo:rsid="007d5045" officeooo:paragraph-rsid="007d5045" style:font-size-asian="10pt" style:font-style-asian="normal" style:font-size-complex="10pt" style:font-style-complex="normal"/>
    </style:style>
    <style:style style:name="P386" style:family="paragraph" style:parent-style-name="Standard" style:list-style-name="L60">
      <style:paragraph-properties fo:text-align="start" style:justify-single-word="false"/>
      <style:text-properties officeooo:rsid="00927470" officeooo:paragraph-rsid="00927470"/>
    </style:style>
    <style:style style:name="P387" style:family="paragraph" style:parent-style-name="Standard" style:list-style-name="L60">
      <style:paragraph-properties fo:text-align="start" style:justify-single-word="false"/>
      <style:text-properties officeooo:rsid="0093425f" officeooo:paragraph-rsid="0093425f"/>
    </style:style>
    <style:style style:name="P388" style:family="paragraph" style:parent-style-name="Standard" style:list-style-name="L60">
      <style:paragraph-properties fo:text-align="start" style:justify-single-word="false"/>
      <style:text-properties officeooo:rsid="009700fb" officeooo:paragraph-rsid="009700fb"/>
    </style:style>
    <style:style style:name="P389" style:family="paragraph" style:parent-style-name="Standard" style:list-style-name="L61">
      <style:paragraph-properties fo:text-align="start" style:justify-single-word="false"/>
      <style:text-properties officeooo:rsid="009a4119" officeooo:paragraph-rsid="009a4119"/>
    </style:style>
    <style:style style:name="P390" style:family="paragraph" style:parent-style-name="Standard" style:list-style-name="L62">
      <style:paragraph-properties fo:text-align="start" style:justify-single-word="false"/>
      <style:text-properties officeooo:rsid="009eb827" officeooo:paragraph-rsid="009eb827"/>
    </style:style>
    <style:style style:name="P391" style:family="paragraph" style:parent-style-name="Standard" style:list-style-name="L62">
      <style:paragraph-properties fo:text-align="start" style:justify-single-word="false"/>
      <style:text-properties officeooo:rsid="00a168f1" officeooo:paragraph-rsid="00a168f1"/>
    </style:style>
    <style:style style:name="P392" style:family="paragraph" style:parent-style-name="Standard" style:list-style-name="L62">
      <style:paragraph-properties fo:text-align="start" style:justify-single-word="false"/>
      <style:text-properties officeooo:rsid="00a2736c" officeooo:paragraph-rsid="00a2736c"/>
    </style:style>
    <style:style style:name="P393" style:family="paragraph" style:parent-style-name="Standard" style:list-style-name="L62">
      <style:paragraph-properties fo:text-align="start" style:justify-single-word="false"/>
      <style:text-properties officeooo:rsid="00a650bd" officeooo:paragraph-rsid="00a650bd"/>
    </style:style>
    <style:style style:name="P394" style:family="paragraph" style:parent-style-name="Standard" style:list-style-name="L63">
      <style:paragraph-properties fo:text-align="start" style:justify-single-word="false"/>
      <style:text-properties officeooo:rsid="00aa9ad0" officeooo:paragraph-rsid="00aa9ad0"/>
    </style:style>
    <style:style style:name="P395" style:family="paragraph" style:parent-style-name="Standard" style:list-style-name="L79">
      <style:paragraph-properties fo:text-align="start" style:justify-single-word="false"/>
      <style:text-properties officeooo:rsid="013f5ce5" officeooo:paragraph-rsid="01439c27"/>
    </style:style>
    <style:style style:name="P396" style:family="paragraph" style:parent-style-name="Standard" style:list-style-name="L81">
      <style:paragraph-properties fo:text-align="start" style:justify-single-word="false"/>
      <style:text-properties officeooo:rsid="0168030f" officeooo:paragraph-rsid="0168030f"/>
    </style:style>
    <style:style style:name="P397" style:family="paragraph" style:parent-style-name="Standard" style:list-style-name="L81">
      <style:paragraph-properties fo:text-align="start" style:justify-single-word="false"/>
      <style:text-properties officeooo:rsid="016349e0" officeooo:paragraph-rsid="0168030f"/>
    </style:style>
    <style:style style:name="P398" style:family="paragraph" style:parent-style-name="Standard" style:list-style-name="L82">
      <style:paragraph-properties fo:text-align="start" style:justify-single-word="false"/>
      <style:text-properties officeooo:rsid="0185fda8" officeooo:paragraph-rsid="0185fda8"/>
    </style:style>
    <style:style style:name="P399" style:family="paragraph" style:parent-style-name="Standard" style:list-style-name="L83">
      <style:paragraph-properties fo:text-align="start" style:justify-single-word="false"/>
      <style:text-properties officeooo:rsid="0192b08a" officeooo:paragraph-rsid="0192b08a"/>
    </style:style>
    <style:style style:name="P400" style:family="paragraph" style:parent-style-name="Standard" style:list-style-name="L83">
      <style:paragraph-properties fo:text-align="start" style:justify-single-word="false"/>
      <style:text-properties officeooo:rsid="0195f1b6" officeooo:paragraph-rsid="0195f1b6"/>
    </style:style>
    <style:style style:name="P401" style:family="paragraph" style:parent-style-name="Standard" style:list-style-name="L83">
      <style:paragraph-properties fo:text-align="start" style:justify-single-word="false"/>
      <style:text-properties officeooo:paragraph-rsid="01a0780c"/>
    </style:style>
    <style:style style:name="P402" style:family="paragraph" style:parent-style-name="Standard" style:list-style-name="L84">
      <style:paragraph-properties fo:text-align="start" style:justify-single-word="false"/>
      <style:text-properties officeooo:rsid="01a521df" officeooo:paragraph-rsid="01a521df"/>
    </style:style>
    <style:style style:name="P403" style:family="paragraph" style:parent-style-name="Standard" style:list-style-name="L84">
      <style:paragraph-properties fo:text-align="start" style:justify-single-word="false"/>
      <style:text-properties officeooo:rsid="01ac1396" officeooo:paragraph-rsid="01ac1396"/>
    </style:style>
    <style:style style:name="P404" style:family="paragraph" style:parent-style-name="Standard" style:list-style-name="L84">
      <style:paragraph-properties fo:text-align="start" style:justify-single-word="false"/>
      <style:text-properties officeooo:rsid="01b17790" officeooo:paragraph-rsid="01b17790"/>
    </style:style>
    <style:style style:name="P405" style:family="paragraph" style:parent-style-name="Standard" style:list-style-name="L84">
      <style:paragraph-properties fo:text-align="start" style:justify-single-word="false"/>
      <style:text-properties officeooo:rsid="01b64ec1" officeooo:paragraph-rsid="01bec65c"/>
    </style:style>
    <style:style style:name="P406" style:family="paragraph" style:parent-style-name="Standard" style:list-style-name="L85">
      <style:paragraph-properties fo:text-align="start" style:justify-single-word="false"/>
      <style:text-properties officeooo:rsid="01c99ed1" officeooo:paragraph-rsid="01c99ed1"/>
    </style:style>
    <style:style style:name="P407" style:family="paragraph" style:parent-style-name="Standard" style:list-style-name="L85">
      <style:paragraph-properties fo:text-align="start" style:justify-single-word="false"/>
      <style:text-properties officeooo:rsid="01d94ae8" officeooo:paragraph-rsid="01d94ae8"/>
    </style:style>
    <style:style style:name="P408" style:family="paragraph" style:parent-style-name="Standard" style:list-style-name="L85">
      <style:paragraph-properties fo:text-align="start" style:justify-single-word="false"/>
      <style:text-properties officeooo:rsid="01dad6cd" officeooo:paragraph-rsid="01dad6cd"/>
    </style:style>
    <style:style style:name="P409" style:family="paragraph" style:parent-style-name="Standard" style:list-style-name="L90">
      <style:paragraph-properties fo:text-align="start" style:justify-single-word="false"/>
      <style:text-properties officeooo:rsid="01ff5d87" officeooo:paragraph-rsid="01ff5d87"/>
    </style:style>
    <style:style style:name="T1" style:family="text">
      <style:text-properties officeooo:rsid="001f5b27"/>
    </style:style>
    <style:style style:name="T2" style:family="text">
      <style:text-properties officeooo:rsid="00223cb1"/>
    </style:style>
    <style:style style:name="T3" style:family="text">
      <style:text-properties officeooo:rsid="002281a5"/>
    </style:style>
    <style:style style:name="T4" style:family="text">
      <style:text-properties officeooo:rsid="0029f0f4"/>
    </style:style>
    <style:style style:name="T5" style:family="text">
      <style:text-properties fo:font-size="10pt" style:font-size-asian="10pt" style:font-size-complex="10pt"/>
    </style:style>
    <style:style style:name="T6" style:family="text">
      <style:text-properties fo:font-size="10pt" officeooo:rsid="0091296d" style:font-size-asian="10pt" style:font-size-complex="10pt"/>
    </style:style>
    <style:style style:name="T7" style:family="text">
      <style:text-properties fo:font-size="10pt" officeooo:rsid="0098dcfd" style:font-size-asian="10pt" style:font-size-complex="10pt"/>
    </style:style>
    <style:style style:name="T8" style:family="text">
      <style:text-properties fo:font-size="10pt" officeooo:rsid="009eb827" style:font-size-asian="10pt" style:font-size-complex="10pt"/>
    </style:style>
    <style:style style:name="T9" style:family="text">
      <style:text-properties fo:font-size="10pt" officeooo:rsid="00a47824" style:font-size-asian="10pt" style:font-size-complex="10pt"/>
    </style:style>
    <style:style style:name="T10" style:family="text">
      <style:text-properties fo:font-size="10pt" officeooo:rsid="00a794c5" style:font-size-asian="10pt" style:font-size-complex="10pt"/>
    </style:style>
    <style:style style:name="T11" style:family="text">
      <style:text-properties fo:font-size="10pt" officeooo:rsid="01439c27" style:font-size-asian="10pt" style:font-size-complex="10pt"/>
    </style:style>
    <style:style style:name="T12" style:family="text">
      <style:text-properties fo:font-size="10pt" officeooo:rsid="0168030f" style:font-size-asian="10pt" style:font-size-complex="10pt"/>
    </style:style>
    <style:style style:name="T13" style:family="text">
      <style:text-properties fo:font-size="10pt" officeooo:rsid="0169bc82" style:font-size-asian="10pt" style:font-size-complex="10pt"/>
    </style:style>
    <style:style style:name="T14" style:family="text">
      <style:text-properties fo:font-size="10pt" officeooo:rsid="0178c434" style:font-size-asian="10pt" style:font-size-complex="10pt"/>
    </style:style>
    <style:style style:name="T15" style:family="text">
      <style:text-properties fo:font-size="10pt" officeooo:rsid="01897983" style:font-size-asian="10pt" style:font-size-complex="10pt"/>
    </style:style>
    <style:style style:name="T16" style:family="text">
      <style:text-properties fo:font-size="10pt" officeooo:rsid="0192b08a" style:font-size-asian="10pt" style:font-size-complex="10pt"/>
    </style:style>
    <style:style style:name="T17" style:family="text">
      <style:text-properties fo:font-size="10pt" officeooo:rsid="0195f1b6" style:font-size-asian="10pt" style:font-size-complex="10pt"/>
    </style:style>
    <style:style style:name="T18" style:family="text">
      <style:text-properties fo:font-size="10pt" officeooo:rsid="01a0780c" style:font-size-asian="10pt" style:font-size-complex="10pt"/>
    </style:style>
    <style:style style:name="T19" style:family="text">
      <style:text-properties fo:font-size="10pt" officeooo:rsid="01a40693" style:font-size-asian="10pt" style:font-size-complex="10pt"/>
    </style:style>
    <style:style style:name="T20" style:family="text">
      <style:text-properties fo:font-size="10pt" officeooo:rsid="01aec636" style:font-size-asian="10pt" style:font-size-complex="10pt"/>
    </style:style>
    <style:style style:name="T21" style:family="text">
      <style:text-properties fo:font-size="10pt" officeooo:rsid="01ac1396" style:font-size-asian="10pt" style:font-size-complex="10pt"/>
    </style:style>
    <style:style style:name="T22" style:family="text">
      <style:text-properties fo:font-size="10pt" officeooo:rsid="01bec65c" style:font-size-asian="10pt" style:font-size-complex="10pt"/>
    </style:style>
    <style:style style:name="T23" style:family="text">
      <style:text-properties fo:font-size="10pt" officeooo:rsid="01c99ed1" style:font-size-asian="10pt" style:font-size-complex="10pt"/>
    </style:style>
    <style:style style:name="T24" style:family="text">
      <style:text-properties fo:font-size="10pt" officeooo:rsid="01ffa56f"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officeooo:rsid="01439c27" style:font-size-asian="10pt" style:font-style-asian="italic" style:font-size-complex="10pt" style:font-style-complex="italic"/>
    </style:style>
    <style:style style:name="T27" style:family="text">
      <style:text-properties fo:font-style="italic" style:font-style-asian="italic" style:font-style-complex="italic"/>
    </style:style>
    <style:style style:name="T28" style:family="text">
      <style:text-properties fo:font-style="italic" officeooo:rsid="00f638ab" style:font-style-asian="italic" style:font-style-complex="italic"/>
    </style:style>
    <style:style style:name="T29" style:family="text">
      <style:text-properties fo:font-style="italic" officeooo:rsid="00f94c50" style:font-style-asian="italic" style:font-style-complex="italic"/>
    </style:style>
    <style:style style:name="T30" style:family="text">
      <style:text-properties fo:font-style="italic" officeooo:rsid="00fe997d" style:font-style-asian="italic" style:font-style-complex="italic"/>
    </style:style>
    <style:style style:name="T31" style:family="text">
      <style:text-properties fo:font-style="italic" officeooo:rsid="01037d97" style:font-style-asian="italic" style:font-style-complex="italic"/>
    </style:style>
    <style:style style:name="T32" style:family="text">
      <style:text-properties fo:font-style="italic" officeooo:rsid="01051b41" style:font-style-asian="italic" style:font-style-complex="italic"/>
    </style:style>
    <style:style style:name="T33" style:family="text">
      <style:text-properties officeooo:rsid="003ab8ff"/>
    </style:style>
    <style:style style:name="T34" style:family="text">
      <style:text-properties officeooo:rsid="003c4342"/>
    </style:style>
    <style:style style:name="T35" style:family="text">
      <style:text-properties officeooo:rsid="004239ab"/>
    </style:style>
    <style:style style:name="T36" style:family="text">
      <style:text-properties officeooo:rsid="004cba95"/>
    </style:style>
    <style:style style:name="T37" style:family="text">
      <style:text-properties officeooo:rsid="00509b46"/>
    </style:style>
    <style:style style:name="T38" style:family="text">
      <style:text-properties officeooo:rsid="00530c69"/>
    </style:style>
    <style:style style:name="T39" style:family="text">
      <style:text-properties officeooo:rsid="006fd543"/>
    </style:style>
    <style:style style:name="T40" style:family="text">
      <style:text-properties officeooo:rsid="0075a8f4"/>
    </style:style>
    <style:style style:name="T41" style:family="text">
      <style:text-properties fo:font-style="normal" style:font-style-asian="normal" style:font-style-complex="normal"/>
    </style:style>
    <style:style style:name="T42" style:family="text">
      <style:text-properties fo:font-style="normal" officeooo:rsid="007d5045" style:font-style-asian="normal" style:font-style-complex="normal"/>
    </style:style>
    <style:style style:name="T43" style:family="text">
      <style:text-properties fo:font-style="normal" officeooo:rsid="007ea40c" style:font-style-asian="normal" style:font-style-complex="normal"/>
    </style:style>
    <style:style style:name="T44" style:family="text">
      <style:text-properties officeooo:rsid="0084f87a"/>
    </style:style>
    <style:style style:name="T45" style:family="text">
      <style:text-properties officeooo:rsid="008ecd9c"/>
    </style:style>
    <style:style style:name="T46" style:family="text">
      <style:text-properties officeooo:rsid="008f1a5f"/>
    </style:style>
    <style:style style:name="T47" style:family="text">
      <style:text-properties officeooo:rsid="00ae8656"/>
    </style:style>
    <style:style style:name="T48" style:family="text">
      <style:text-properties officeooo:rsid="00b76154"/>
    </style:style>
    <style:style style:name="T49" style:family="text">
      <style:text-properties officeooo:rsid="00bf4634"/>
    </style:style>
    <style:style style:name="T50" style:family="text">
      <style:text-properties officeooo:rsid="00d1e4dd"/>
    </style:style>
    <style:style style:name="T51" style:family="text">
      <style:text-properties officeooo:rsid="00ded02b"/>
    </style:style>
    <style:style style:name="T52" style:family="text">
      <style:text-properties style:text-position="super 58%"/>
    </style:style>
    <style:style style:name="T53" style:family="text">
      <style:text-properties officeooo:rsid="00e750cb"/>
    </style:style>
    <style:style style:name="T54" style:family="text">
      <style:text-properties officeooo:rsid="00ed969e"/>
    </style:style>
    <style:style style:name="T55" style:family="text">
      <style:text-properties officeooo:rsid="00f638ab"/>
    </style:style>
    <style:style style:name="T56" style:family="text">
      <style:text-properties officeooo:rsid="00f79ddd"/>
    </style:style>
    <style:style style:name="T57" style:family="text">
      <style:text-properties officeooo:rsid="00f8ef29"/>
    </style:style>
    <style:style style:name="T58" style:family="text">
      <style:text-properties officeooo:rsid="00f94c50"/>
    </style:style>
    <style:style style:name="T59" style:family="text">
      <style:text-properties officeooo:rsid="00fe997d"/>
    </style:style>
    <style:style style:name="T60" style:family="text">
      <style:text-properties officeooo:rsid="01037d97"/>
    </style:style>
    <style:style style:name="T61" style:family="text">
      <style:text-properties officeooo:rsid="01051b41"/>
    </style:style>
    <style:style style:name="T62" style:family="text">
      <style:text-properties officeooo:rsid="01054bca"/>
    </style:style>
    <style:style style:name="T63" style:family="text">
      <style:text-properties officeooo:rsid="01059fe2"/>
    </style:style>
    <style:style style:name="T64" style:family="text">
      <style:text-properties officeooo:rsid="010a5b46"/>
    </style:style>
    <style:style style:name="T65" style:family="text">
      <style:text-properties officeooo:rsid="010c8ad5"/>
    </style:style>
    <style:style style:name="T66" style:family="text">
      <style:text-properties officeooo:rsid="01121009"/>
    </style:style>
    <style:style style:name="T67" style:family="text">
      <style:text-properties officeooo:rsid="0113cc3c"/>
    </style:style>
    <style:style style:name="T68" style:family="text">
      <style:text-properties officeooo:rsid="013b4b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Chapter 1. C++ Basics.</text:p>
      <text:p text:style-name="P75"/>
      <text:p text:style-name="P133">1.1 Structure of a program</text:p>
      <text:p text:style-name="P75"/>
      <text:p text:style-name="P1">Statement: </text:p>
      <text:list xml:id="list6974854147466055537" text:style-name="L1">
        <text:list-item>
          <text:p text:style-name="P184">Smallest independent unit in the language.</text:p>
        </text:list-item>
        <text:list-item>
          <text:p text:style-name="P184">Tells the compiler to perform a task.</text:p>
        </text:list-item>
        <text:list-item>
          <text:p text:style-name="P184">Terminated by semicolon.</text:p>
        </text:list-item>
        <text:list-item>
          <text:p text:style-name="P184">Examples: declaration, assignment and output.</text:p>
          <text:p text:style-name="P186"/>
        </text:list-item>
      </text:list>
      <text:p text:style-name="P2"><text:s/>Expression:</text:p>
      <text:list xml:id="list7342969873204860658" text:style-name="L2">
        <text:list-item>
          <text:p text:style-name="P185">Mathematical that evaluates to a value.</text:p>
        </text:list-item>
        <text:list-item>
          <text:p text:style-name="P187">It may consist of values, variables, operators and functions.</text:p>
        </text:list-item>
        <text:list-item>
          <text:p text:style-name="P187">Function: collection of statements that are evaluated sequentially.</text:p>
        </text:list-item>
      </text:list>
      <text:p text:style-name="P3"/>
      <text:p text:style-name="P3">Library:</text:p>
      <text:list xml:id="list3444271275949198920" text:style-name="L3">
        <text:list-item>
          <text:p text:style-name="P188">Collection of pre-compiled code packed for reuse in many different programs.</text:p>
        </text:list-item>
      </text:list>
      <text:p text:style-name="P4"/>
      <text:p text:style-name="P4">Processor Directive:</text:p>
      <text:list xml:id="list8082211281501985042" text:style-name="L4">
        <text:list-item>
          <text:p text:style-name="P189">Tell the compiler to perform a special task, <text:span text:style-name="T1">i.e., add content of header files to access functionality of specific libraries.</text:span></text:p>
        </text:list-item>
      </text:list>
      <text:p text:style-name="P4"/>
      <text:p text:style-name="P133">1.2 Comments</text:p>
      <text:p text:style-name="P5"/>
      <text:list xml:id="list7826334137089327489" text:style-name="L5">
        <text:list-item>
          <text:p text:style-name="P190">The sequence of symbols // tell the compiler to ignore everything until the end of the current line. </text:p>
        </text:list-item>
        <text:list-item>
          <text:p text:style-name="P190">Everything between the pair of symbols /* and */ will be ignored.</text:p>
        </text:list-item>
      </text:list>
      <text:p text:style-name="P5"/>
      <text:p text:style-name="P133">1.3 A first look at variables, initialization and assignment</text:p>
      <text:p text:style-name="P5"/>
      <text:p text:style-name="P6">Variables:</text:p>
      <text:list xml:id="list65002444717166841" text:style-name="L6">
        <text:list-item>
          <text:p text:style-name="P191"><text:span text:style-name="T2">Name of a p</text:span>iece of memory that <text:span text:style-name="T3">is </text:span>used to store information.</text:p>
        </text:list-item>
        <text:list-item>
          <text:p text:style-name="P192">Usually defined via a declaration statement.</text:p>
        </text:list-item>
      </text:list>
      <text:p text:style-name="P7"/>
      <text:p text:style-name="P8">Assignment:</text:p>
      <text:list xml:id="list2011761361263903468" text:style-name="L7">
        <text:list-item>
          <text:p text:style-name="P193">Operation performed via the = symbols, which assigns r-values to l-values (values with an address in memory).</text:p>
        </text:list-item>
      </text:list>
      <text:p text:style-name="P8"/>
      <text:p text:style-name="P8">Initialization:</text:p>
      <text:list xml:id="list732943456884725750" text:style-name="L8">
        <text:list-item>
          <text:p text:style-name="P194">Variable definition + assignment.</text:p>
        </text:list-item>
      </text:list>
      <text:p text:style-name="P8"/>
      <text:p text:style-name="P134">1.3a A first look at cout, cin, endl, the std namespace and using statements</text:p>
      <text:p text:style-name="P9"/>
      <text:p text:style-name="P10">std::cout</text:p>
      <text:list xml:id="list8984657179913232607" text:style-name="L9">
        <text:list-item>
          <text:p text:style-name="P195">Object of the iostream library.</text:p>
        </text:list-item>
        <text:list-item>
          <text:p text:style-name="P195">Used to output text to the console.</text:p>
        </text:list-item>
        <text:list-item>
          <text:p text:style-name="P197">Used in conjunction with the <text:span text:style-name="T4">output </text:span>operator <text:span text:style-name="T4">&lt;&lt;</text:span>.</text:p>
        </text:list-item>
      </text:list>
      <text:p text:style-name="P10"/>
      <text:p text:style-name="P10">std::endl</text:p>
      <text:list xml:id="list1067084391822443055" text:style-name="L10">
        <text:list-item>
          <text:p text:style-name="P196">In contrasts to std::cout, std::endl inserts the newline character at the end of the stream. </text:p>
        </text:list-item>
      </text:list>
      <text:p text:style-name="P10"/>
      <text:p text:style-name="P11">Std::cin</text:p>
      <text:list xml:id="list7706867976365064237" text:style-name="L11">
        <text:list-item>
          <text:p text:style-name="P198">Reads input from the console.</text:p>
        </text:list-item>
        <text:list-item>
          <text:p text:style-name="P198">Used in conjunction with the <text:span text:style-name="T4">input </text:span>operator &lt;&lt;.</text:p>
        </text:list-item>
      </text:list>
      <text:p text:style-name="P11"/>
      <text:p text:style-name="P76">std namespace:</text:p>
      <text:list xml:id="list6423602163048555435" text:style-name="L12">
        <text:list-item>
          <text:p text:style-name="P199">Everything within the standard library is referenced via the std namespace, i.e., the function cout in the standard library is referred as std::cout</text:p>
        </text:list-item>
        <text:list-item>
          <text:p text:style-name="P200">There are different way to refer to the standard library:</text:p>
          <text:list>
            <text:list-item>
              <text:p text:style-name="P200">Using the explicit namespace qualifier:</text:p>
              <text:list>
                <text:list-item>
                  <text:p text:style-name="P200">std::cout &lt;&lt; “foo”;</text:p>
                </text:list-item>
              </text:list>
            </text:list-item>
            <text:list-item>
              <text:p text:style-name="P200">Via the “using” declaration statement:</text:p>
              <text:list>
                <text:list-item>
                  <text:p text:style-name="P200">using std::cout; <text:tab/><text:tab/>// cout resolves to std::cout</text:p>
                </text:list-item>
                <text:list-item>
                  <text:p text:style-name="P200">cout &lt;&lt; “foo”;</text:p>
                </text:list-item>
              </text:list>
            </text:list-item>
            <text:list-item>
              <text:p text:style-name="P200">Via the using directive statement:</text:p>
              <text:list>
                <text:list-item>
                  <text:p text:style-name="P200">using namespace std; <text:tab/>// Using the <text:span text:style-name="T27">everything</text:span> in the standard library from here on!</text:p>
                </text:list-item>
                <text:list-item>
                  <text:p text:style-name="P200">cout &lt;&lt; “foo”;</text:p>
                </text:list-item>
              </text:list>
            </text:list-item>
          </text:list>
        </text:list-item>
      </text:list>
      <text:p text:style-name="P12"/>
      <text:list xml:id="list114448272687308" text:continue-numbering="true" text:style-name="L12">
        <text:list-item>
          <text:p text:style-name="P201">If a using declaration or directive is used within a function, the names in the namespace are only directly accessible within that fucntion.</text:p>
        </text:list-item>
      </text:list>
      <text:p text:style-name="P13"/>
      <text:p text:style-name="P135">1.4 First look at functions and return values</text:p>
      <text:p text:style-name="P14"/>
      <text:p text:style-name="P14">Function: </text:p>
      <text:list xml:id="list5722679994293200399" text:style-name="L13">
        <text:list-item>
          <text:p text:style-name="P202">Reusable sequence of statements designed to do a particular job.</text:p>
        </text:list-item>
        <text:list-item>
          <text:p text:style-name="P203">Can not be defined inside other functions.</text:p>
        </text:list-item>
      </text:list>
      <text:p text:style-name="P14"/>
      <text:p text:style-name="P15">Return value:</text:p>
      <text:list xml:id="list914406938887091438" text:style-name="L14">
        <text:list-item>
          <text:p text:style-name="P204">The C++ standard explicitly specifies that main() should return an int.</text:p>
        </text:list-item>
      </text:list>
      <text:p text:style-name="P15"/>
      <text:p text:style-name="P136">1.4a A first look at function parameters and arguments</text:p>
      <text:p text:style-name="P15"/>
      <text:p text:style-name="P16">Parameter:</text:p>
      <text:list xml:id="list7223729921870944222" text:style-name="L15">
        <text:list-item>
          <text:p text:style-name="P205">Function variable whose value is provided by the caller.</text:p>
        </text:list-item>
      </text:list>
      <text:p text:style-name="P16"/>
      <text:p text:style-name="P16">Argument:</text:p>
      <text:list xml:id="list8597458989914575198" text:style-name="L16">
        <text:list-item>
          <text:p text:style-name="P206">Value passed from the caller to the function.</text:p>
        </text:list-item>
      </text:list>
      <text:p text:style-name="P12"/>
      <text:p text:style-name="P77">Pass by value:</text:p>
      <text:list xml:id="list4996240325042504841" text:style-name="L17">
        <text:list-item>
          <text:p text:style-name="P207">When a function is called, all its parameters are created as variables and the value of each parameter is copied from the matching parameter.</text:p>
        </text:list-item>
      </text:list>
      <text:p text:style-name="P16"/>
      <text:p text:style-name="P137">1.4c A first look at local scope</text:p>
      <text:p text:style-name="P17"/>
      <text:p text:style-name="P17">Scope:</text:p>
      <text:list xml:id="list5611372771549408611" text:style-name="L18">
        <text:list-item>
          <text:p text:style-name="P208">Determines who can see and use the variable during the time of it is instantiated.</text:p>
        </text:list-item>
      </text:list>
      <text:p text:style-name="P17"/>
      <text:p text:style-name="P18">Local scope:</text:p>
      <text:list xml:id="list2079043842013811834" text:style-name="L19">
        <text:list-item>
          <text:p text:style-name="P209">Function parameters and variables declared inside the function body.</text:p>
        </text:list-item>
        <text:list-item>
          <text:p text:style-name="P210">Local variables are created at the point of definition and destroyed when they go out of scope.</text:p>
        </text:list-item>
        <text:list-item>
          <text:p text:style-name="P211">Prevents naming collisions.</text:p>
        </text:list-item>
      </text:list>
      <text:p text:style-name="P19"/>
      <text:p text:style-name="P138">1.4d Keywords and naming identifiers</text:p>
      <text:p text:style-name="P20"/>
      <text:p text:style-name="P20">Keyword:</text:p>
      <text:list xml:id="list92165233524868692" text:style-name="L20">
        <text:list-item>
          <text:p text:style-name="P212">Words <text:span text:style-name="T33">(73 in total, up to C++11) </text:span>with special meanings within the C++ language.</text:p>
        </text:list-item>
        <text:list-item>
          <text:p text:style-name="P212">Together with operators, define the entire C++ language.</text:p>
        </text:list-item>
      </text:list>
      <text:p text:style-name="P20"/>
      <text:p text:style-name="P21">Identifier:</text:p>
      <text:list xml:id="list1361039447869762525" text:style-name="L21">
        <text:list-item>
          <text:p text:style-name="P213">Name given to a variable, function, class of other object</text:p>
        </text:list-item>
      </text:list>
      <text:p text:style-name="P21"/>
      <text:p text:style-name="P139">1.7 Forward declaration and definition</text:p>
      <text:p text:style-name="P139"/>
      <text:p text:style-name="P21">The compiler read the files sequentially.</text:p>
      <text:p text:style-name="P21">Forward declaration:</text:p>
      <text:list xml:id="list2000155140019206238" text:style-name="L22">
        <text:list-item>
          <text:p text:style-name="P214">Informs the compiler about the existence of an identifier before actually defining the identifier.</text:p>
        </text:list-item>
        <text:list-item>
          <text:p text:style-name="P214">Function prototype, consisting of:</text:p>
          <text:list>
            <text:list-item>
              <text:p text:style-name="P214">return type, name and parameters.</text:p>
            </text:list-item>
          </text:list>
        </text:list-item>
      </text:list>
      <text:p text:style-name="P22"/>
      <text:p text:style-name="P22">Declaration:</text:p>
      <text:list xml:id="list4001868851125361433" text:style-name="L23">
        <text:list-item>
          <text:p text:style-name="P215">Statement that defines an identifier and its type.</text:p>
        </text:list-item>
      </text:list>
      <text:p text:style-name="P22"/>
      <text:p text:style-name="P22">Definition:</text:p>
      <text:list xml:id="list5760553985839193857" text:style-name="L24">
        <text:list-item>
          <text:p text:style-name="P216">Implementation or instantiation of an identifier.</text:p>
        </text:list-item>
      </text:list>
      <text:p text:style-name="P22"/>
      <text:p text:style-name="P140">1.<text:span text:style-name="T34">9 Header files</text:span></text:p>
      <text:p text:style-name="P78"/>
      <text:p text:style-name="P23">Typically only contain forward declarations.</text:p>
      <text:p text:style-name="P23"/>
      <text:p text:style-name="P23">Header guards:</text:p>
      <text:list xml:id="list2488416453463073170" text:style-name="L25">
        <text:list-item>
          <text:p text:style-name="P217">Prevent a given header file to be #included more than once from the same file.</text:p>
        </text:list-item>
        <text:list-item>
          <text:p text:style-name="P217">As a rule of thumb, each cpp file should #include all of the header files it needs to compile.</text:p>
        </text:list-item>
      </text:list>
      <text:p text:style-name="P23"/>
      <text:p text:style-name="P24">Header files with and without .h termination:</text:p>
      <text:list xml:id="list2171220331934591003" text:style-name="L26">
        <text:list-item>
          <text:p text:style-name="P218">Use the non .h version of a library if it exist, and access the functionality through the std namespace. If the non .h version does not exist, or if you are creating your own headers, use the .h version.</text:p>
        </text:list-item>
      </text:list>
      <text:p text:style-name="P24"/>
      <text:p text:style-name="P25">Including header files from other directories:</text:p>
      <text:list xml:id="list6623227789638301016" text:style-name="L27">
        <text:list-item>
          <text:p text:style-name="P219">Use the -I option of the g++ compiler followed by the path to the containing directory.</text:p>
        </text:list-item>
      </text:list>
      <text:p text:style-name="P25"/>
      <text:p text:style-name="P141">1.10 First look at the processor</text:p>
      <text:p text:style-name="P26"/>
      <text:p text:style-name="P26">Processor:</text:p>
      <text:list xml:id="list3736963596587621250" text:style-name="L28">
        <text:list-item>
          <text:p text:style-name="P220">Can be though as a separated program that runs just before the compiler.</text:p>
        </text:list-item>
        <text:list-item>
          <text:p text:style-name="P220">Goes through each file looking for directives.</text:p>
        </text:list-item>
      </text:list>
      <text:p text:style-name="P26"/>
      <text:p text:style-name="P26">Directives:</text:p>
      <text:list xml:id="list1571779828695910287" text:style-name="L29">
        <text:list-item>
          <text:p text:style-name="P221">Specific instructions starting with # and ending with a newline. These directives include:</text:p>
        </text:list-item>
        <text:list-item>
          <text:p text:style-name="P221">Includes:</text:p>
          <text:list>
            <text:list-item>
              <text:p text:style-name="P221">Copy content of the included file into the including fie, at exactly the position where the #include directive appears.</text:p>
            </text:list-item>
          </text:list>
        </text:list-item>
        <text:list-item>
          <text:p text:style-name="P221">Macro defines:</text:p>
          <text:list>
            <text:list-item>
              <text:p text:style-name="P221">Rule defining how an input sequence is converted into a replacement sequence output.</text:p>
            </text:list-item>
            <text:list-item>
              <text:p text:style-name="P222">There are two flavors: object-like (text substitution) and function-like (without text substitution, used for, e.g., conditional compilation).</text:p>
            </text:list-item>
          </text:list>
        </text:list-item>
        <text:list-item>
          <text:p text:style-name="P223">Scope:</text:p>
          <text:list>
            <text:list-item>
              <text:p text:style-name="P224">Resolved before compilation, from top to bottom and on a file-by-file basis, <text:span text:style-name="T35">i.e.,</text:span></text:p>
              <text:list>
                <text:list-item>
                  <text:p text:style-name="P225">are only valid from the point of definition to the end of the file where they are defined. </text:p>
                </text:list-item>
                <text:list-item>
                  <text:p text:style-name="P226">Directives defined in one code file do not have impact on other code files in the same project.</text:p>
                </text:list-item>
              </text:list>
            </text:list-item>
          </text:list>
        </text:list-item>
      </text:list>
      <text:p text:style-name="P27"/>
      <text:p text:style-name="P142">1.10a Header guards</text:p>
      <text:p text:style-name="P34">anteposed</text:p>
      <text:p text:style-name="P27">Conditional compilation directives taking the form:</text:p>
      <text:list xml:id="list5528641015912188603" text:style-name="L30">
        <text:list-item>
          <text:p text:style-name="P227">#ifndef UNIQUE_NAME</text:p>
        </text:list-item>
        <text:list-item>
          <text:p text:style-name="P227">#define UNIQUE_NAME</text:p>
        </text:list-item>
        <text:list-item>
          <text:p text:style-name="P227">// Your declarations and definitions here</text:p>
        </text:list-item>
        <text:list-item>
          <text:p text:style-name="P227">#endif</text:p>
        </text:list-item>
      </text:list>
      <text:p text:style-name="P26"/>
      <text:p text:style-name="P28">Do not prevent a header from being included once into different code files.</text:p>
      <text:list xml:id="list3840268597078963363" text:style-name="L31">
        <text:list-item>
          <text:p text:style-name="P228">This can result, for example, in multiple definitions of the same function.</text:p>
        </text:list-item>
      </text:list>
      <text:p text:style-name="P28"/>
      <text:p text:style-name="P28">#pragma once:</text:p>
      <text:list xml:id="list7390934855244496116" text:style-name="L32">
        <text:list-item>
          <text:p text:style-name="P229">Serves the same purpose than a header guard, with the additional benefit of being shorter and less error prone.</text:p>
        </text:list-item>
        <text:list-item>
          <text:p text:style-name="P230">Not an official part of C++, therefore not supported by all compilers.</text:p>
        </text:list-item>
      </text:list>
      <text:p text:style-name="P29"/>
      <text:p text:style-name="P178">Chapter 2. Variables and Fundamental Data Types.</text:p>
      <text:p text:style-name="P31"/>
      <text:p text:style-name="P143">2.1 Fundamental variable definition, initialization and assignment</text:p>
      <text:p text:style-name="P31"/>
      <text:p text:style-name="P30">Fundamental data types:</text:p>
      <text:list xml:id="list4974492035191852679" text:style-name="L33">
        <text:list-item>
          <text:p text:style-name="P231">boolean;</text:p>
          <text:list>
            <text:list-item>
              <text:p text:style-name="P231">bool</text:p>
            </text:list-item>
          </text:list>
        </text:list-item>
        <text:list-item>
          <text:p text:style-name="P231">character:</text:p>
          <text:list>
            <text:list-item>
              <text:p text:style-name="P231">char, wchar_t, char16_t, char32_t</text:p>
            </text:list-item>
          </text:list>
        </text:list-item>
        <text:list-item>
          <text:p text:style-name="P231">integer:</text:p>
          <text:list>
            <text:list-item>
              <text:p text:style-name="P231">short, int, long, long long</text:p>
            </text:list-item>
          </text:list>
        </text:list-item>
        <text:list-item>
          <text:p text:style-name="P231">float:</text:p>
          <text:list>
            <text:list-item>
              <text:p text:style-name="P231">float, double, long double</text:p>
            </text:list-item>
          </text:list>
        </text:list-item>
        <text:list-item>
          <text:p text:style-name="P231">void (no type)</text:p>
        </text:list-item>
      </text:list>
      <text:p text:style-name="P31"/>
      <text:p text:style-name="P31">Variable initialization <text:span text:style-name="T36">(NOT assignment!!!)</text:span>:</text:p>
      <text:list xml:id="list3648028291848093758" text:style-name="L34">
        <text:list-item>
          <text:p text:style-name="P232">copy: </text:p>
          <text:list>
            <text:list-item>
              <text:p text:style-name="P232">int var = 5;</text:p>
            </text:list-item>
          </text:list>
        </text:list-item>
        <text:list-item>
          <text:p text:style-name="P232">direct:</text:p>
          <text:list>
            <text:list-item>
              <text:p text:style-name="P232">int var(5);</text:p>
            </text:list-item>
          </text:list>
        </text:list-item>
        <text:list-item>
          <text:p text:style-name="P232">uniform:</text:p>
          <text:list>
            <text:list-item>
              <text:p text:style-name="P232">int var{5}</text:p>
            </text:list-item>
            <text:list-item>
              <text:p text:style-name="P232">If empty, {}, set variable to default value (zero or empty depending on its data type).</text:p>
            </text:list-item>
          </text:list>
        </text:list-item>
      </text:list>
      <text:p text:style-name="P79"/>
      <text:p text:style-name="P144">2.4a Fixed width integers and the unsigned controversy</text:p>
      <text:p text:style-name="P32"/>
      <text:p text:style-name="P32">Signed and unsigned types by size (C99, C++11):</text:p>
      <text:list xml:id="list5850865879382672665" text:style-name="L35">
        <text:list-item>
          <text:p text:style-name="P233">1 byte:</text:p>
          <text:list>
            <text:list-item>
              <text:p text:style-name="P233">int8_t, uint8_t</text:p>
            </text:list-item>
          </text:list>
        </text:list-item>
        <text:list-item>
          <text:p text:style-name="P233">2 bytes:</text:p>
          <text:list>
            <text:list-item>
              <text:p text:style-name="P233">int16_t, uint16_t</text:p>
            </text:list-item>
          </text:list>
        </text:list-item>
        <text:list-item>
          <text:p text:style-name="P233">4 bytes:</text:p>
          <text:list>
            <text:list-item>
              <text:p text:style-name="P233">int32_t, uint32_t</text:p>
            </text:list-item>
          </text:list>
        </text:list-item>
        <text:list-item>
          <text:p text:style-name="P233">8 bytes:</text:p>
          <text:list>
            <text:list-item>
              <text:p text:style-name="P233">int64_t, uint64_t</text:p>
            </text:list-item>
          </text:list>
        </text:list-item>
      </text:list>
      <text:p text:style-name="P32"/>
      <text:p text:style-name="P32"><text:span text:style-name="T37">Part of the standard library, a</text:span>ccessible <text:span text:style-name="T37">by </text:span>inclusion of the header cstdint.</text:p>
      <text:p text:style-name="P32"/>
      <text:p text:style-name="P145">2.<text:span text:style-name="T38">5 Floating point numbers</text:span></text:p>
      <text:p text:style-name="P80"/>
      <text:p text:style-name="P33">Take the form <text:span text:style-name="T27">significand</text:span> x 10^{exponent}</text:p>
      <text:p text:style-name="P33"/>
      <text:p text:style-name="P33">Precision:</text:p>
      <text:list xml:id="list1163749956598936427" text:style-name="L36">
        <text:list-item>
          <text:p text:style-name="P234">Defined by the the number of significand digits</text:p>
        </text:list-item>
      </text:list>
      <text:p text:style-name="P33"/>
      <text:p text:style-name="P33">IEEE 754 standard, significands by byte size:</text:p>
      <text:list xml:id="list5265456751086949625" text:style-name="L37">
        <text:list-item>
          <text:p text:style-name="P235">4 bytes:</text:p>
          <text:list>
            <text:list-item>
              <text:p text:style-name="P235">6 – 9, typically 7</text:p>
            </text:list-item>
          </text:list>
        </text:list-item>
        <text:list-item>
          <text:p text:style-name="P235">8 bytes:</text:p>
          <text:list>
            <text:list-item>
              <text:p text:style-name="P235">15 – 18, typically 16</text:p>
            </text:list-item>
          </text:list>
        </text:list-item>
        <text:list-item>
          <text:p text:style-name="P235">16 bytes:</text:p>
          <text:list>
            <text:list-item>
              <text:p text:style-name="P235">33 – 36</text:p>
            </text:list-item>
          </text:list>
        </text:list-item>
      </text:list>
      <text:p text:style-name="P33"/>
      <text:p text:style-name="P146">2.9 Const, constexpr and symbolic constants</text:p>
      <text:p text:style-name="P34"/>
      <text:list xml:id="list5695214113182252254" text:style-name="L38">
        <text:list-item>
          <text:p text:style-name="P236">Defined with the keyword const before the variable type.</text:p>
        </text:list-item>
        <text:list-item>
          <text:p text:style-name="P236">Must be initialized while being defined, i.e., can't be changed via assignment.</text:p>
        </text:list-item>
        <text:list-item>
          <text:p text:style-name="P237">Can be initialized from non-constant variables.</text:p>
        </text:list-item>
        <text:list-item>
          <text:p text:style-name="P238">Commonly used with function parameters, to:</text:p>
          <text:list>
            <text:list-item>
              <text:p text:style-name="P238">Show the caller that the function does not change the value of the passed value.</text:p>
            </text:list-item>
            <text:list-item>
              <text:p text:style-name="P238">Ensure that the function does not modify the passed value.</text:p>
            </text:list-item>
          </text:list>
        </text:list-item>
        <text:list-item>
          <text:p text:style-name="P239">There are two type of constant variables:</text:p>
          <text:list>
            <text:list-item>
              <text:p text:style-name="P239">Run time constants, defined with const.</text:p>
            </text:list-item>
            <text:list-item>
              <text:p text:style-name="P239">Compile time constants, preferably defined with constexpr instead of const.</text:p>
            </text:list-item>
          </text:list>
        </text:list-item>
        <text:list-item>
          <text:p text:style-name="P240">Define constants namespace in header file instead of using MACRO-like, constant definitions.</text:p>
        </text:list-item>
      </text:list>
      <text:p text:style-name="P35"/>
      <text:p text:style-name="P179">Chapter 3. Operators</text:p>
      <text:p text:style-name="P36"/>
      <text:p text:style-name="P147">3.3 Increment / decrement operators, and side effects</text:p>
      <text:p text:style-name="P36"/>
      <text:p text:style-name="P36">Prefix increment / decrement:</text:p>
      <text:list xml:id="list7437770577407263180" text:style-name="L39">
        <text:list-item>
          <text:p text:style-name="P241">The value of x is incremented / decremented and, then, x is evaluated (returned).</text:p>
        </text:list-item>
      </text:list>
      <text:p text:style-name="P36"><text:s/>Postfix increment / decrement:</text:p>
      <text:list xml:id="list4498696432340663225" text:style-name="L40">
        <text:list-item>
          <text:p text:style-name="P242">A temporary copy of x is created, the original variable x is incremented / decremented and, finally, the temporary copy is evaluated (returned).</text:p>
        </text:list-item>
      </text:list>
      <text:p text:style-name="P81"/>
      <text:p text:style-name="P148">3.4 Sizeof, comma and conditional operators</text:p>
      <text:p text:style-name="P37"/>
      <text:p text:style-name="P37">Comma operator (x, y):</text:p>
      <text:list xml:id="list202923507672051988" text:style-name="L41">
        <text:list-item>
          <text:p text:style-name="P243">Evaluate x then y and, finally, returns value of y.</text:p>
        </text:list-item>
        <text:list-item>
          <text:p text:style-name="P244">Only recommended to be used in for loops.</text:p>
        </text:list-item>
      </text:list>
      <text:p text:style-name="P38"/>
      <text:p text:style-name="P38">Conditional operator:</text:p>
      <text:list xml:id="list5696607081263500212" text:style-name="L42">
        <text:list-item>
          <text:p text:style-name="P245">condition ? x : y</text:p>
        </text:list-item>
        <text:list-item>
          <text:p text:style-name="P245">Contrary to if / else operators, which evaluate as statements, the conditional operator evaluates as an expression.</text:p>
        </text:list-item>
      </text:list>
      <text:p text:style-name="P38"/>
      <text:p text:style-name="P180">Chapter 4. Variable Scope and More Types</text:p>
      <text:p text:style-name="P39"/>
      <text:p text:style-name="P40">Scope:</text:p>
      <text:list xml:id="list6255004138590445381" text:style-name="L43">
        <text:list-item>
          <text:p text:style-name="P246">Determines where a variable is accessible.</text:p>
        </text:list-item>
      </text:list>
      <text:p text:style-name="P40"/>
      <text:p text:style-name="P40">Duration;</text:p>
      <text:list xml:id="list2755935112458377066" text:style-name="L44">
        <text:list-item>
          <text:p text:style-name="P247">Determines where a variable is created and destroyed.</text:p>
        </text:list-item>
      </text:list>
      <text:p text:style-name="P39"/>
      <text:p text:style-name="P149">4.2 Local variables, scope and duration</text:p>
      <text:p text:style-name="P39"/>
      <text:p text:style-name="P41">Local variables have automatic duration:</text:p>
      <text:list xml:id="list7297973150364402731" text:style-name="L45">
        <text:list-item>
          <text:p text:style-name="P248">Are created at the point of definition and destroyed when they exit the block where they were created.</text:p>
        </text:list-item>
      </text:list>
      <text:p text:style-name="P41"/>
      <text:p text:style-name="P41">Local variables have block scope (local scope):</text:p>
      <text:list xml:id="list8136150872940329840" text:style-name="L46">
        <text:list-item>
          <text:p text:style-name="P249">They enter scope at the point of declaration and go out of scope at the end of the block they are defined in.</text:p>
        </text:list-item>
      </text:list>
      <text:p text:style-name="P41"/>
      <text:p text:style-name="P42">Shadowing:</text:p>
      <text:list xml:id="list6131225944448115252" text:style-name="L47">
        <text:list-item>
          <text:p text:style-name="P250">Nested variables in a nested block, hide / shadow variables of the outer block with the same name.</text:p>
        </text:list-item>
      </text:list>
      <text:p text:style-name="P42"/>
      <text:p text:style-name="P82">Variables should be defined with the most limited scope possible.</text:p>
      <text:p text:style-name="P82"/>
      <text:p text:style-name="P150">4.<text:span text:style-name="T40">2</text:span> Global variables and linkage</text:p>
      <text:p text:style-name="P43"/>
      <text:p text:style-name="P43">Global variables have static duration:</text:p>
      <text:list xml:id="list458790286010900228" text:style-name="L48">
        <text:list-item>
          <text:p text:style-name="P251">They are created when the program starts and destroyed when it ends.</text:p>
        </text:list-item>
      </text:list>
      <text:p text:style-name="P43"/>
      <text:p text:style-name="P43">Global variables have global scope (“global namespace scope” or “file scope”):</text:p>
      <text:list xml:id="list2620610431164204815" text:style-name="L49">
        <text:list-item>
          <text:p text:style-name="P252">They are visible until the end of the file where they are defined.</text:p>
        </text:list-item>
      </text:list>
      <text:p text:style-name="P43"/>
      <text:p text:style-name="P83">Local variables shadow global variables within the block where the local variables are defined.</text:p>
      <text:p text:style-name="P83"/>
      <text:p text:style-name="P44">Linkage:</text:p>
      <text:list xml:id="list3114066845325215670" text:style-name="L50">
        <text:list-item>
          <text:p text:style-name="P253">Determines whether multiple instance of an identifier refer to the same variable or not.</text:p>
        </text:list-item>
        <text:list-item>
          <text:p text:style-name="P253">Internal variable (with internal linkage):</text:p>
          <text:list>
            <text:list-item>
              <text:p text:style-name="P254">Defined with the keyword static.</text:p>
            </text:list-item>
            <text:list-item>
              <text:p text:style-name="P253">Also referred as static variables.</text:p>
            </text:list-item>
            <text:list-item>
              <text:p text:style-name="P253">Can used anywhere within the file they are defined in, but can not be referenced outside the file they exist in.</text:p>
            </text:list-item>
          </text:list>
        </text:list-item>
      </text:list>
      <text:p text:style-name="P44"/>
      <text:list xml:id="list114447541448398" text:continue-numbering="true" text:style-name="L50">
        <text:list-item>
          <text:p text:style-name="P253">External variables (external linkage):</text:p>
          <text:list>
            <text:list-item>
              <text:p text:style-name="P254">Defined with the keyword extern.</text:p>
            </text:list-item>
            <text:list-item>
              <text:p text:style-name="P253">Can be used in both the file they are defined in, as well as in other files.</text:p>
            </text:list-item>
            <text:list-item>
              <text:p text:style-name="P255">To be used in other files than the one where they are defined, <text:span text:style-name="T39">a</text:span> forward declar<text:span text:style-name="T39">ation</text:span> with the extern keyword <text:span text:style-name="T39">is needed</text:span>.</text:p>
            </text:list-item>
            <text:list-item>
              <text:p text:style-name="P256">Non-constant global variables have external linkage by default.</text:p>
            </text:list-item>
          </text:list>
        </text:list-item>
      </text:list>
      <text:p text:style-name="P46"/>
      <text:p text:style-name="P47">Global symbolic constants:</text:p>
      <text:list xml:id="list3929368836894059304" text:style-name="L51">
        <text:list-item>
          <text:p text:style-name="P257">To avoid replication of global constants defined via a namespace in a header file, do as follows;</text:p>
          <text:list>
            <text:list-item>
              <text:p text:style-name="P257">Within the namespace, define these variables as global external variables in a separate cpp file.</text:p>
            </text:list-item>
            <text:list-item>
              <text:p text:style-name="P257">Modify the header file to store only the forward declaration of the desired constant namespace.</text:p>
            </text:list-item>
          </text:list>
        </text:list-item>
      </text:list>
      <text:p text:style-name="P48"/>
      <text:p text:style-name="P151">4.3 Static duration variables</text:p>
      <text:p text:style-name="P84"/>
      <text:p text:style-name="P84">The static keyword has different meanings depending on where it is used:</text:p>
      <text:list xml:id="list6279865643093325238" text:style-name="L52">
        <text:list-item>
          <text:p text:style-name="P258">Used with global variables:</text:p>
          <text:list>
            <text:list-item>
              <text:p text:style-name="P258">Denotes internal linkage, i.e., the variable can only be used within the file where it is defined.</text:p>
            </text:list-item>
          </text:list>
        </text:list-item>
      </text:list>
      <text:p text:style-name="P49"/>
      <text:list xml:id="list114448506216563" text:continue-numbering="true" text:style-name="L52">
        <text:list-item>
          <text:p text:style-name="P258">Used with local variables:</text:p>
          <text:list>
            <text:list-item>
              <text:p text:style-name="P258">Changes them from automatic duration to static duration, i.e., retain their value even after the scope in which they were created has been exited.</text:p>
            </text:list-item>
            <text:list-item>
              <text:p text:style-name="P259">Static local variables are created only once and are persistent until the end of the program. </text:p>
            </text:list-item>
          </text:list>
        </text:list-item>
      </text:list>
      <text:p text:style-name="P45"/>
      <text:p text:style-name="P152">4.3b Namespaces</text:p>
      <text:p text:style-name="P50"/>
      <text:p text:style-name="P50">Naming collision:</text:p>
      <text:list xml:id="list1730424065875506741" text:style-name="L53">
        <text:list-item>
          <text:p text:style-name="P260">Compiling error due to the presence of two or more identifiers with the same name, within the same scope.</text:p>
        </text:list-item>
      </text:list>
      <text:p text:style-name="P50"/>
      <text:p text:style-name="P50">Namespace:</text:p>
      <text:list xml:id="list4569293302562046101" text:style-name="L54">
        <text:list-item>
          <text:p text:style-name="P261">Area of code in which all identifiers are guaranteed to be unique.</text:p>
        </text:list-item>
        <text:list-item>
          <text:p text:style-name="P262">By default, global variables and normal functions are defined in the <text:span text:style-name="T27">global namespace</text:span><text:span text:style-name="T41">.</text:span></text:p>
        </text:list-item>
        <text:list-item>
          <text:p text:style-name="P381">Namespaces are intended to avoid naming collisions.</text:p>
        </text:list-item>
        <text:list-item>
          <text:p text:style-name="P382">Namespaces creation:</text:p>
          <text:list>
            <text:list-item>
              <text:p text:style-name="P382">namespace Given_Name {</text:p>
              <text:list>
                <text:list-item>
                  <text:p text:style-name="P382">// Your code goes here.</text:p>
                </text:list-item>
                <text:list-item>
                  <text:p text:style-name="P383">double my_identifier();</text:p>
                </text:list-item>
              </text:list>
            </text:list-item>
            <text:list-item>
              <text:p text:style-name="P382">}</text:p>
            </text:list-item>
          </text:list>
        </text:list-item>
      </text:list>
      <text:p text:style-name="P85"><text:span text:style-name="T41"><text:s/></text:span><text:span text:style-name="T42">Namespace access:</text:span></text:p>
      <text:list xml:id="list1689792410432936316" text:style-name="L55">
        <text:list-item>
          <text:p text:style-name="P385">Scope resolution operator (::):</text:p>
          <text:list>
            <text:list-item>
              <text:p text:style-name="P385">Prefix an identifier with the name of the namespace it belongs to and double colons, ::</text:p>
              <text:list>
                <text:list-item>
                  <text:p text:style-name="P263"><text:span text:style-name="T41">Given_Name::</text:span><text:span text:style-name="T43">my_</text:span><text:span text:style-name="T41">identifie</text:span><text:span text:style-name="T43">r();</text:span></text:p>
                </text:list-item>
              </text:list>
            </text:list-item>
          </text:list>
        </text:list-item>
      </text:list>
      <text:p text:style-name="P132"/>
      <text:list xml:id="list114447548245060" text:continue-numbering="true" text:style-name="L55">
        <text:list-item>
          <text:p text:style-name="P264"><text:span text:style-name="T27">using </text:span><text:span text:style-name="T41">keyword:</text:span></text:p>
          <text:list>
            <text:list-item>
              <text:p text:style-name="P384">Case 1. Using all identifiers in the namespace:</text:p>
              <text:list>
                <text:list-item>
                  <text:p text:style-name="P384">using namespace Given_Name;</text:p>
                </text:list-item>
                <text:list-item>
                  <text:p text:style-name="P384">my_identifier();</text:p>
                </text:list-item>
              </text:list>
            </text:list-item>
          </text:list>
        </text:list-item>
      </text:list>
      <text:p text:style-name="P131"/>
      <text:list xml:id="list114448364334279" text:continue-numbering="true" text:style-name="L55">
        <text:list-item>
          <text:list>
            <text:list-item>
              <text:p text:style-name="P384">Case 2. Using specific identifiers in the namespace:</text:p>
              <text:list>
                <text:list-item>
                  <text:p text:style-name="P384">using Given_Name::my_identifier;</text:p>
                </text:list-item>
                <text:list-item>
                  <text:p text:style-name="P384">my_identifier();</text:p>
                </text:list-item>
              </text:list>
            </text:list-item>
          </text:list>
        </text:list-item>
      </text:list>
      <text:p text:style-name="P131"/>
      <text:list xml:id="list114448641185739" text:continue-numbering="true" text:style-name="L55">
        <text:list-item>
          <text:list>
            <text:list-item>
              <text:p text:style-name="P265"><text:span text:style-name="T41">The </text:span><text:span text:style-name="T27">using</text:span><text:span text:style-name="T41"> keyword follows standard scope rules.</text:span></text:p>
            </text:list-item>
          </text:list>
        </text:list-item>
      </text:list>
      <text:p text:style-name="P44"/>
      <text:p text:style-name="P86">There is no way to cancel or replace namespaces load via the <text:span text:style-name="T27">using</text:span> keyword. Their scope can only be limited by placing within a block code.</text:p>
      <text:p text:style-name="P86"/>
      <text:p text:style-name="P87">Multiple namespace block can be declared within a single project, <text:span text:style-name="T44">they can even be nested.</text:span></text:p>
      <text:p text:style-name="P87"/>
      <text:p text:style-name="P153">4.4a Explicit type conversion (casting)</text:p>
      <text:p text:style-name="P88"/>
      <text:p text:style-name="P51">C-style cast:</text:p>
      <text:list xml:id="list8260621190842478010" text:style-name="L56">
        <text:list-item>
          <text:p text:style-name="P266">Done via the () operator, with the name of the type to cast to inside</text:p>
          <text:list>
            <text:list-item>
              <text:p text:style-name="P266">int my_int;</text:p>
            </text:list-item>
            <text:list-item>
              <text:p text:style-name="P266">float my_float = (float) my_int / 2;</text:p>
            </text:list-item>
          </text:list>
        </text:list-item>
      </text:list>
      <text:p text:style-name="P51"/>
      <text:list xml:id="list114447247319046" text:continue-numbering="true" text:style-name="L56">
        <text:list-item>
          <text:p text:style-name="P267">Not checked by the compiler. Therefore they may get ride of consts or change data type without changing the underlying representation (resulting in garbage data).</text:p>
        </text:list-item>
      </text:list>
      <text:p text:style-name="P37"/>
      <text:p text:style-name="P52">static_cast:</text:p>
      <text:list xml:id="list4472484359430801538" text:style-name="L57">
        <text:list-item>
          <text:p text:style-name="P268">static_cast&lt;new_type&gt;(x)</text:p>
        </text:list-item>
        <text:list-item>
          <text:p text:style-name="P268">Checked at compile time.</text:p>
        </text:list-item>
      </text:list>
      <text:p text:style-name="P37"/>
      <text:p text:style-name="P154">4.4b An introduction to std::string</text:p>
      <text:p text:style-name="P53"/>
      <text:p text:style-name="P53">string:</text:p>
      <text:list xml:id="list5859094259131590266" text:style-name="L58">
        <text:list-item>
          <text:p text:style-name="P269">Collection of sequential characters.</text:p>
        </text:list-item>
      </text:list>
      <text:p text:style-name="P53"/>
      <text:p text:style-name="P89">Built-in C++ data type which is part of the standard library (#include &lt;string&gt;).</text:p>
      <text:p text:style-name="P89"/>
      <text:p text:style-name="P155">4.5 Enumerated types</text:p>
      <text:p text:style-name="P54"/>
      <text:list xml:id="list3300342162193558318" text:style-name="L59">
        <text:list-item>
          <text:p text:style-name="P270">Data type where every possible value is defined as a symbolic constant (<text:span text:style-name="T27">enumerator</text:span>).</text:p>
        </text:list-item>
        <text:list-item>
          <text:p text:style-name="P270">Declaration:</text:p>
          <text:list>
            <text:list-item>
              <text:p text:style-name="P270">enum Enum_Name {</text:p>
              <text:list>
                <text:list-item>
                  <text:p text:style-name="P270">LABEL_1 <text:span text:style-name="T45">= -3</text:span>,</text:p>
                </text:list-item>
                <text:list-item>
                  <text:p text:style-name="P270">LABEL_2, <text:tab/><text:tab/>// <text:span text:style-name="T45">assigned -2.</text:span></text:p>
                </text:list-item>
                <text:list-item>
                  <text:p text:style-name="P270">LABEL_3, <text:tab/><text:tab/>// <text:span text:style-name="T45">assigned -1.</text:span></text:p>
                </text:list-item>
                <text:list-item>
                  <text:p text:style-name="P271">LABEL_4 <text:span text:style-name="T46">= 5</text:span>,</text:p>
                </text:list-item>
                <text:list-item>
                  <text:p text:style-name="P271">LABEL_5 <text:tab/><text:tab/>// <text:span text:style-name="T46">assigned 6</text:span></text:p>
                </text:list-item>
              </text:list>
            </text:list-item>
            <text:list-item>
              <text:p text:style-name="P270">};</text:p>
            </text:list-item>
          </text:list>
        </text:list-item>
      </text:list>
      <text:p text:style-name="P54"/>
      <text:list xml:id="list114447009840279" text:continue-numbering="true" text:style-name="L59">
        <text:list-item>
          <text:p text:style-name="P270">Definition:</text:p>
          <text:list>
            <text:list-item>
              <text:p text:style-name="P270">Enum_Name my_enum = LABEL_2;</text:p>
            </text:list-item>
          </text:list>
        </text:list-item>
      </text:list>
      <text:p text:style-name="P54"/>
      <text:list xml:id="list114448284920748" text:continue-numbering="true" text:style-name="L59">
        <text:list-item>
          <text:p text:style-name="P272">Enumerated values evaluate to integers.</text:p>
        </text:list-item>
        <text:list-item>
          <text:p text:style-name="P272">The compiler does not implicitly convert an integer to an enumerated value (static_cast can be used but is not recommended).</text:p>
        </text:list-item>
      </text:list>
      <text:p text:style-name="P55"/>
      <text:p text:style-name="P156">4.5a Enum classes</text:p>
      <text:p text:style-name="P56"/>
      <text:list xml:id="list3071990555665344716" text:style-name="L60">
        <text:list-item>
          <text:p text:style-name="P386"><text:span text:style-name="T6">A</text:span><text:span text:style-name="T5">lso known as scoped enumeration.</text:span></text:p>
        </text:list-item>
        <text:list-item>
          <text:p text:style-name="P273">Intended to prevent the comparison of enumerators from different enumerations (fruits and color, for example).</text:p>
        </text:list-item>
        <text:list-item>
          <text:p text:style-name="P386"><text:span text:style-name="T5">Same definition than normal enumerators, but the keyword </text:span><text:span text:style-name="T25">class</text:span><text:span text:style-name="T5"> has to be used in between </text:span><text:span text:style-name="T25">enum</text:span><text:span text:style-name="T5"> and the given name.</text:span></text:p>
        </text:list-item>
        <text:list-item>
          <text:p text:style-name="P387"><text:span text:style-name="T5">The </text:span><text:span text:style-name="T25">scope qualifier</text:span><text:span text:style-name="T5"> has to be used to access the enumerators of each enumeration. i.e., Enum_Name::LABEL_1.</text:span></text:p>
        </text:list-item>
        <text:list-item>
          <text:p text:style-name="P388"><text:span text:style-name="T5">No implicit conversion of enumerations to integers </text:span><text:span text:style-name="T7">(but static_cast can be used)</text:span><text:span text:style-name="T5">.</text:span></text:p>
        </text:list-item>
      </text:list>
      <text:p text:style-name="P90"/>
      <text:p text:style-name="P181"><text:span text:style-name="T5">4.</text:span><text:span text:style-name="T8">6</text:span><text:span text:style-name="T5"> Typedefs and aliases</text:span></text:p>
      <text:p text:style-name="P57"/>
      <text:list xml:id="list7384081383078007157" text:style-name="L61">
        <text:list-item>
          <text:p text:style-name="P274">Allow programmers to create aliases for data types.</text:p>
        </text:list-item>
        <text:list-item>
          <text:p text:style-name="P389"><text:span text:style-name="T5">Defined by the keyword </text:span><text:span text:style-name="T25">typedef</text:span><text:span text:style-name="T5">, followed by the type to alias, followed by the alias name.</text:span></text:p>
          <text:list>
            <text:list-item>
              <text:p text:style-name="P275">typedef double name;</text:p>
            </text:list-item>
            <text:list-item>
              <text:p text:style-name="P276">This does not create a new type, only defines an alias.</text:p>
            </text:list-item>
          </text:list>
        </text:list-item>
      </text:list>
      <text:p text:style-name="P58"/>
      <text:list xml:id="list114448503992899" text:continue-numbering="true" text:style-name="L61">
        <text:list-item>
          <text:p text:style-name="P277">Allow to easily change the underlying type of an object.</text:p>
        </text:list-item>
        <text:list-item>
          <text:p text:style-name="P278">Can be used to hide platform dependent details.</text:p>
        </text:list-item>
      </text:list>
      <text:p text:style-name="P59"/>
      <text:p text:style-name="P157">4.7 Structs</text:p>
      <text:p text:style-name="P60"/>
      <text:list xml:id="list3190091139711772017" text:style-name="L62">
        <text:list-item>
          <text:p text:style-name="P279">Group variables of mixed data types together into a single unit.</text:p>
        </text:list-item>
        <text:list-item>
          <text:p text:style-name="P390"><text:span text:style-name="T5">Declared with the </text:span><text:span text:style-name="T25">struct</text:span><text:span text:style-name="T5"> keyword:</text:span></text:p>
          <text:list>
            <text:list-item>
              <text:p text:style-name="P279">struct Employee {</text:p>
              <text:list>
                <text:list-item>
                  <text:p text:style-name="P390"><text:span text:style-name="T5">short id </text:span><text:span text:style-name="T9">= 0</text:span><text:span text:style-name="T5">; <text:tab/>// </text:span><text:span text:style-name="T9">Default initialization is a feature of C++11/14.</text:span></text:p>
                </text:list-item>
                <text:list-item>
                  <text:p text:style-name="P390"><text:span text:style-name="T5">int age </text:span><text:span text:style-name="T9">= 0</text:span><text:span text:style-name="T5">;</text:span></text:p>
                </text:list-item>
                <text:list-item>
                  <text:p text:style-name="P390"><text:span text:style-name="T5">double salary </text:span><text:span text:style-name="T9">= 0</text:span><text:span text:style-name="T5">;</text:span></text:p>
                </text:list-item>
              </text:list>
            </text:list-item>
            <text:list-item>
              <text:p text:style-name="P279">};</text:p>
            </text:list-item>
          </text:list>
        </text:list-item>
      </text:list>
      <text:p text:style-name="P60"/>
      <text:list xml:id="list114447742872408" text:continue-numbering="true" text:style-name="L62">
        <text:list-item>
          <text:p text:style-name="P391"><text:span text:style-name="T5">Members are accessed via the </text:span><text:span text:style-name="T25">member selection operator</text:span><text:span text:style-name="T5"> (which is a period).</text:span></text:p>
        </text:list-item>
        <text:list-item>
          <text:p text:style-name="P392"><text:span text:style-name="T5">Initialization can be done via the </text:span><text:span text:style-name="T25">uniform initialization</text:span><text:span text:style-name="T5"> scheme (Employee joe{32, 35, 12.6};).</text:span></text:p>
        </text:list-item>
        <text:list-item>
          <text:p text:style-name="P280">in C++11 the default and uniform initialization are incompatible, only one of theme can be used.</text:p>
        </text:list-item>
        <text:list-item>
          <text:p text:style-name="P280">From C++11 on, struct members can be assigned via the list initialization (joe = {10, 55, 123.6};).</text:p>
        </text:list-item>
        <text:list-item>
          <text:p text:style-name="P393"><text:span text:style-name="T5">Structs can be passed-to </text:span><text:span text:style-name="T10">and returned-from </text:span><text:span text:style-name="T5">functions.</text:span></text:p>
        </text:list-item>
        <text:list-item>
          <text:p text:style-name="P281">Structs can be nested.</text:p>
        </text:list-item>
        <text:list-item>
          <text:p text:style-name="P282">Struct declaration in header files allows their use in multiple files.</text:p>
          <text:list>
            <text:list-item>
              <text:p text:style-name="P282">The scope rules for structs are the same than for any other variable.</text:p>
            </text:list-item>
          </text:list>
        </text:list-item>
      </text:list>
      <text:p text:style-name="P61"/>
      <text:p text:style-name="P158">4.8 The auto keyword</text:p>
      <text:p text:style-name="P91"/>
      <text:list xml:id="list1592792149886013574" text:style-name="L63">
        <text:list-item>
          <text:p text:style-name="P394"><text:span text:style-name="T5">Starting from C++11, the </text:span><text:span text:style-name="T25">auto</text:span><text:span text:style-name="T5"> keyword may be used in place of the variable data type, to automatically induce the variable data type during the initialization.</text:span></text:p>
          <text:list>
            <text:list-item>
              <text:p text:style-name="P283">Trivial feature for basic data types but useful for complex objects.</text:p>
            </text:list-item>
          </text:list>
        </text:list-item>
      </text:list>
      <text:p text:style-name="P62"/>
      <text:list xml:id="list114447566015391" text:continue-numbering="true" text:style-name="L63">
        <text:list-item>
          <text:p text:style-name="P283">From C++14, the auto keyword may also be used in function definitions to automatically infer its return type.</text:p>
        </text:list-item>
      </text:list>
      <text:p text:style-name="P91"/>
      <text:p text:style-name="P182">Chapter 6. Arrays, Strings, Pointers and References</text:p>
      <text:p text:style-name="P63"/>
      <text:p text:style-name="P159">6.6 C-style strings</text:p>
      <text:p text:style-name="P63"/>
      <text:list xml:id="list2625168076958072806" text:style-name="L64">
        <text:list-item>
          <text:p text:style-name="P284">Array of characters that use a null terminator to indicate the string end <text:span text:style-name="T47">(null-terminated strings)</text:span>.</text:p>
          <text:list>
            <text:list-item>
              <text:p text:style-name="P285">char my_string[] = “string”;</text:p>
            </text:list-item>
          </text:list>
        </text:list-item>
        <text:list-item>
          <text:p text:style-name="P285">The length of the string array equals the number of characters in the string plus one, accounting for the termination ‘\0’ character.</text:p>
        </text:list-item>
        <text:list-item>
          <text:p text:style-name="P286">Functions to manipulate C-style strings are included as part of the standard C++ library, just include the header &lt;cstring&gt;</text:p>
        </text:list-item>
        <text:list-item>
          <text:p text:style-name="P287">It is recommended to avoid the use of C-style strings.</text:p>
        </text:list-item>
      </text:list>
      <text:p text:style-name="P64"/>
      <text:p text:style-name="P160">6.7 Introduction to pointers</text:p>
      <text:p text:style-name="P64"/>
      <text:p text:style-name="P65">Address of operator, &amp;<text:span text:style-name="T48">x</text:span>:</text:p>
      <text:list xml:id="list7936967725553858394" text:style-name="L65">
        <text:list-item>
          <text:p text:style-name="P288">Returns <text:span text:style-name="T50">A POINTER containing</text:span> the memory address of variable x.</text:p>
        </text:list-item>
      </text:list>
      <text:p text:style-name="P65"/>
      <text:p text:style-name="P66">Dereference operator, *x:</text:p>
      <text:list xml:id="list8494392387376052343" text:style-name="L66">
        <text:list-item>
          <text:p text:style-name="P289">Returns the value at the memory address of variable x.</text:p>
        </text:list-item>
      </text:list>
      <text:p text:style-name="P65"/>
      <text:p text:style-name="P67">Pointer:</text:p>
      <text:list xml:id="list991292581213784958" text:style-name="L67">
        <text:list-item>
          <text:p text:style-name="P290">Variable that holds a memory address as its value.</text:p>
        </text:list-item>
        <text:list-item>
          <text:p text:style-name="P291">Declared with an asterisk between the data type and the variable name, i.e., double *var_name;.</text:p>
          <text:list>
            <text:list-item>
              <text:p text:style-name="P292">In this case the asterisk is NOT a deference, <text:span text:style-name="T49">but part of the pointer declaration syntax</text:span>!!!</text:p>
            </text:list-item>
          </text:list>
        </text:list-item>
      </text:list>
      <text:p text:style-name="P68"/>
      <text:p text:style-name="P92">Assigning a value to a pointer:</text:p>
      <text:list xml:id="list1565746688485226148" text:style-name="L68">
        <text:list-item>
          <text:p text:style-name="P293">Simply use the address of operator:</text:p>
          <text:list>
            <text:list-item>
              <text:p text:style-name="P293">int var;</text:p>
            </text:list-item>
            <text:list-item>
              <text:p text:style-name="P293">int *ptr = &amp;var;</text:p>
            </text:list-item>
          </text:list>
        </text:list-item>
      </text:list>
      <text:p text:style-name="P69"/>
      <text:list xml:id="list114448715346554" text:continue-numbering="true" text:style-name="L68">
        <text:list-item>
          <text:p text:style-name="P294">Pointer type has to match the type of the variable it points to.</text:p>
        </text:list-item>
      </text:list>
      <text:p text:style-name="P70"/>
      <text:p text:style-name="P71">Dereferencing pointers:</text:p>
      <text:list xml:id="list9078097174953005894" text:style-name="L69">
        <text:list-item>
          <text:p text:style-name="P295">Simply use the dereference operator, *x.</text:p>
        </text:list-item>
      </text:list>
      <text:p text:style-name="P71"/>
      <text:p text:style-name="P161">6.7a Null pointers</text:p>
      <text:p text:style-name="P72"/>
      <text:p text:style-name="P72">Null pointer:</text:p>
      <text:list xml:id="list8322890672725020031" text:style-name="L70">
        <text:list-item>
          <text:p text:style-name="P296">Pointer pointing to a null value (special character which means that the pointer is not pointing to anything).</text:p>
          <text:list>
            <text:list-item>
              <text:p text:style-name="P297">int *ptr1(0);</text:p>
            </text:list-item>
            <text:list-item>
              <text:p text:style-name="P297">int *ptr2; </text:p>
            </text:list-item>
            <text:list-item>
              <text:p text:style-name="P297">ptr2 = 0;</text:p>
            </text:list-item>
          </text:list>
        </text:list-item>
        <text:list-item>
          <text:p text:style-name="P296">Null pointers evaluate to <text:span text:style-name="T51">0.</text:span></text:p>
        </text:list-item>
        <text:list-item>
          <text:p text:style-name="P298">Deferencing null pointer is undefined.</text:p>
        </text:list-item>
        <text:list-item>
          <text:p text:style-name="P299">Tough 0 initialization is possible, a best practice in C++ is to initialize null pointers with the special keyword <text:span text:style-name="T27">nullptr</text:span>.</text:p>
        </text:list-item>
      </text:list>
      <text:p text:style-name="P73"/>
      <text:p text:style-name="P162">6.8 Pointers and arrays</text:p>
      <text:p text:style-name="P74"/>
      <text:list xml:id="list8903337643155227628" text:style-name="L71">
        <text:list-item>
          <text:p text:style-name="P300">An array variable (e.g., int arr[5]) contains the address of the 1<text:span text:style-name="T52">st</text:span> element stored in the array, as if it were a pointer <text:span text:style-name="T53">(&amp;arr[0]).</text:span></text:p>
        </text:list-item>
        <text:list-item>
          <text:p text:style-name="P301">In many occasions a fixed length array will <text:span text:style-name="T27">decay</text:span> (i.e., be implicitly converted) into a pointer to the 1<text:span text:style-name="T52">st</text:span> array element, however:</text:p>
          <text:list>
            <text:list-item>
              <text:p text:style-name="P301">A fixed length array and a pointer to it, are not identical (though bot<text:span text:style-name="T54">h</text:span> point to the same memory address).</text:p>
            </text:list-item>
            <text:list-item>
              <text:p text:style-name="P302">Differences:</text:p>
              <text:list>
                <text:list-item>
                  <text:p text:style-name="P303">int arr[6];<text:tab/><text:tab/>// sizeof(arr) -&gt; 5 * sizeof(int).</text:p>
                </text:list-item>
                <text:list-item>
                  <text:p text:style-name="P303">int *ptr = arr;<text:tab/><text:tab/>// sizeof(ptr) -&gt; size of a memory address (32 or 64 bits).</text:p>
                </text:list-item>
                <text:list-item>
                  <text:p text:style-name="P302">&amp;ptr;<text:tab/><text:tab/><text:tab/>// yields the memory address of the pointer variable.</text:p>
                </text:list-item>
                <text:list-item>
                  <text:p text:style-name="P302">&amp;arr; <text:tab/><text:tab/><text:tab/>// returns a pointer to the entire array. </text:p>
                </text:list-item>
              </text:list>
            </text:list-item>
          </text:list>
          <text:p text:style-name="P304"/>
        </text:list-item>
        <text:list-item>
          <text:p text:style-name="P304">When passing a fixed array to a function, it decays into a pointer to its first element (to avoid expensive data copying) .</text:p>
          <text:list>
            <text:list-item>
              <text:p text:style-name="P305">void func(int array[]) is identical to void func(int *array)</text:p>
            </text:list-item>
          </text:list>
        </text:list-item>
      </text:list>
      <text:p text:style-name="P93"/>
      <text:list xml:id="list114448126237649" text:continue-numbering="true" text:style-name="L71">
        <text:list-item>
          <text:p text:style-name="P306">Arrays that are part of structs or classes do not decay when the whole struct of class is passed to a function.</text:p>
        </text:list-item>
      </text:list>
      <text:p text:style-name="P72"/>
      <text:p text:style-name="P163">6.<text:span text:style-name="T56">8a</text:span> Pointer arithmetic and array indexing</text:p>
      <text:p text:style-name="P94"/>
      <text:list xml:id="list1926288624065666901" text:style-name="L72">
        <text:list-item>
          <text:p text:style-name="P307">Integer addition and subtraction can be performed on pointers, i.e., ptr+1 is the address of the next <text:span text:style-name="T27">integer / </text:span><text:span text:style-name="T28">float</text:span> in memory <text:span text:style-name="T55">(if ptr is a pointer to </text:span><text:span text:style-name="T28">int / float</text:span><text:span text:style-name="T55">)</text:span>.</text:p>
          <text:list>
            <text:list-item>
              <text:p text:style-name="P308">int arr[5] = {5, 6, 7, 8, 9};</text:p>
            </text:list-item>
            <text:list-item>
              <text:p text:style-name="P308">*(arr + 3);<text:tab/>// will print 8, since <text:span text:style-name="T27">arr</text:span> decays into a pointer to its 1<text:span text:style-name="T52">st</text:span> element.</text:p>
            </text:list-item>
          </text:list>
        </text:list-item>
      </text:list>
      <text:p text:style-name="P72"/>
      <text:p text:style-name="P164">6.9 Dynamic memory allocation with new and delete</text:p>
      <text:p text:style-name="P95"/>
      <text:p text:style-name="P95">C++ supports 3 different ways of memory allocation:</text:p>
      <text:list xml:id="list590181481617119098" text:style-name="L73">
        <text:list-item>
          <text:p text:style-name="P309">Static <text:span text:style-name="T57">(</text:span>static and global variables <text:span text:style-name="T58">(</text:span><text:span text:style-name="T29">stack</text:span><text:span text:style-name="T58">))</text:span>.</text:p>
        </text:list-item>
        <text:list-item>
          <text:p text:style-name="P309">Automatic <text:span text:style-name="T57">(</text:span>function parameters and local variables <text:span text:style-name="T58">(</text:span><text:span text:style-name="T29">stack</text:span><text:span text:style-name="T58">))</text:span>.</text:p>
        </text:list-item>
        <text:list-item>
          <text:p text:style-name="P310">Dynamic <text:span text:style-name="T58">(</text:span><text:span text:style-name="T29">heap</text:span><text:span text:style-name="T58">)</text:span>.</text:p>
          <text:list>
            <text:list-item>
              <text:p text:style-name="P311">Allocation <text:span text:style-name="T62">(n</text:span><text:span text:style-name="T32">ew</text:span><text:span text:style-name="T61"> operator)</text:span>:</text:p>
              <text:list>
                <text:list-item>
                  <text:p text:style-name="P313">Returns a pointer to the allocated memory address.</text:p>
                  <text:list>
                    <text:list-item>
                      <text:p text:style-name="P314">int *ptr = new int;</text:p>
                    </text:list-item>
                  </text:list>
                </text:list-item>
                <text:list-item>
                  <text:p text:style-name="P313"><text:span text:style-name="T59">Throws </text:span><text:span text:style-name="T30">bad_alloc</text:span><text:span text:style-name="T59"> exception if allocation fails.</text:span></text:p>
                  <text:list>
                    <text:list-item>
                      <text:p text:style-name="P313"><text:span text:style-name="T59">Instead, a NULL pointer may be returned upon failure by using </text:span><text:span text:style-name="T31">nothrow</text:span><text:span text:style-name="T60">:</text:span></text:p>
                    </text:list-item>
                    <text:list-item>
                      <text:p text:style-name="P315">int *ptr = new (std::nothrow) int;</text:p>
                    </text:list-item>
                  </text:list>
                </text:list-item>
                <text:list-item>
                  <text:p text:style-name="P316"/>
                  <text:p text:style-name="P311"/>
                </text:list-item>
              </text:list>
            </text:list-item>
            <text:list-item>
              <text:p text:style-name="P312">Deletion <text:span text:style-name="T63">(</text:span><text:span text:style-name="T27">delete</text:span> operator<text:span text:style-name="T63">)</text:span>:.</text:p>
              <text:list>
                <text:list-item>
                  <text:p text:style-name="P317">Returns <text:span text:style-name="T27">memory</text:span> to the operating system, but memory isn't actually deleted.</text:p>
                  <text:list>
                    <text:list-item>
                      <text:p text:style-name="P318">delete ptr;</text:p>
                    </text:list-item>
                  </text:list>
                </text:list-item>
                <text:list-item>
                  <text:p text:style-name="P319">The pointer variable, however, is not affected and can be assigned a new value.</text:p>
                </text:list-item>
                <text:list-item>
                  <text:p text:style-name="P311">Dangling pointer:</text:p>
                  <text:list>
                    <text:list-item>
                      <text:p text:style-name="P311">Pointer to <text:span text:style-name="T27">deallocated</text:span> memory.</text:p>
                    </text:list-item>
                  </text:list>
                </text:list-item>
              </text:list>
            </text:list-item>
          </text:list>
        </text:list-item>
      </text:list>
      <text:p text:style-name="P71"/>
      <text:p text:style-name="P165">6.9a Dynamic allocating arrays</text:p>
      <text:p text:style-name="P96"/>
      <text:list xml:id="list150767411650942188" text:style-name="L74">
        <text:list-item>
          <text:p text:style-name="P320">Done with the array form of <text:span text:style-name="T27">new</text:span> and <text:span text:style-name="T27">delete</text:span> operators</text:p>
          <text:list>
            <text:list-item>
              <text:p text:style-name="P321">int *arr = new[] int[7]<text:span text:style-name="T64">()</text:span>;<text:tab/><text:tab/>// <text:span text:style-name="T64">including direct initialization (available from C++11).</text:span></text:p>
            </text:list-item>
            <text:list-item>
              <text:p text:style-name="P321">delete[] arr;</text:p>
            </text:list-item>
          </text:list>
        </text:list-item>
      </text:list>
      <text:p text:style-name="P97"/>
      <text:list xml:id="list114448764723899" text:continue-numbering="true" text:style-name="L74">
        <text:list-item>
          <text:p text:style-name="P322">C++ <text:s/><text:span text:style-name="T65">does not provide a build-in way </text:span>to resize dynamically allocated arrays.</text:p>
          <text:list>
            <text:list-item>
              <text:p text:style-name="P323">This functionality is via vectors in the C++ standard library.</text:p>
            </text:list-item>
          </text:list>
        </text:list-item>
      </text:list>
      <text:p text:style-name="P67"/>
      <text:p text:style-name="P166">6.10 Pointers and const</text:p>
      <text:p text:style-name="P98"/>
      <text:p text:style-name="P104">Primarily used as function parameters to help ensure the function doesn’t inadvertently changes the passes in argument.</text:p>
      <text:p text:style-name="P98"/>
      <text:p text:style-name="P98">Pointing to a const variable:</text:p>
      <text:list xml:id="list7607054107794726756" text:style-name="L75">
        <text:list-item>
          <text:p text:style-name="P324">That is not possible, on the contrary, it would be possible to dereference the non-const pointer and change the value!</text:p>
        </text:list-item>
      </text:list>
      <text:p text:style-name="P100"/>
      <text:p text:style-name="P99">Pointer to const value:</text:p>
      <text:list xml:id="list5959157803922025239" text:style-name="L76">
        <text:list-item>
          <text:p text:style-name="P325">Defined with the keyword const before the data type, i.e., const int *ptr = &amp;var;</text:p>
        </text:list-item>
        <text:list-item>
          <text:p text:style-name="P325"><text:span text:style-name="T67">T</text:span>reat var as constant when accessed <text:span text:style-name="T66">through the pointer, regardless of whether the var was initially defined as const or not.</text:span></text:p>
        </text:list-item>
        <text:list-item>
          <text:p text:style-name="P326">Since ptr is not constant itself, it can be redirected to point to other variables.</text:p>
          <text:list>
            <text:list-item>
              <text:p text:style-name="P327">const int *ptr = &amp;var;</text:p>
            </text:list-item>
            <text:list-item>
              <text:p text:style-name="P327">ptr = &amp;var2;</text:p>
            </text:list-item>
          </text:list>
        </text:list-item>
      </text:list>
      <text:p text:style-name="P101"/>
      <text:p text:style-name="P102">Const pointers:</text:p>
      <text:list xml:id="list2392748387691490255" text:style-name="L77">
        <text:list-item>
          <text:p text:style-name="P328">Pointers whose value can not be changed after initialization.</text:p>
          <text:list>
            <text:list-item>
              <text:p text:style-name="P328">They will always point to the same address, but the value stored a<text:span text:style-name="T68">t</text:span> that address does not need to be constant.</text:p>
            </text:list-item>
          </text:list>
        </text:list-item>
      </text:list>
      <text:p text:style-name="P102"/>
      <text:list xml:id="list114447208011039" text:continue-numbering="true" text:style-name="L77">
        <text:list-item>
          <text:p text:style-name="P328">Defined via the *const keyword, placed between the type and the given name, i.e., int *const ptr;</text:p>
        </text:list-item>
        <text:list-item>
          <text:p text:style-name="P328">Must be initialized upon declaration. </text:p>
        </text:list-item>
      </text:list>
      <text:p text:style-name="P102"/>
      <text:p text:style-name="P103">Const pointer to a const value:</text:p>
      <text:list xml:id="list8977132612747025464" text:style-name="L78">
        <text:list-item>
          <text:p text:style-name="P329">Can not be set to point to another address, nor can the value it is pointing to be changed through the pointer.</text:p>
        </text:list-item>
        <text:list-item>
          <text:p text:style-name="P329">const int *const ptr = &amp;var;</text:p>
        </text:list-item>
      </text:list>
      <text:p text:style-name="P102"/>
      <text:p text:style-name="P167">6.11 Reference variables</text:p>
      <text:p text:style-name="P105"/>
      <text:list xml:id="list8563142657707165256" text:style-name="L79">
        <text:list-item>
          <text:p text:style-name="P330">New type of C++ variable (besides normal and pointer variables) that acts as an alias to another variables.</text:p>
        </text:list-item>
        <text:list-item>
          <text:p text:style-name="P330">Declared by using &amp; between the reference type ans the variable name:</text:p>
          <text:list>
            <text:list-item>
              <text:p text:style-name="P330">int var = 5;</text:p>
            </text:list-item>
            <text:list-item>
              <text:p text:style-name="P331">int var2 = 6;</text:p>
            </text:list-item>
            <text:list-item>
              <text:p text:style-name="P330">int &amp;ref = val;</text:p>
            </text:list-item>
            <text:list-item>
              <text:p text:style-name="P331">ref = var2;<text:tab/>// Assigns the value of var2 to ref, but does not change the reference!!!</text:p>
            </text:list-item>
          </text:list>
        </text:list-item>
      </text:list>
      <text:p text:style-name="P105"/>
      <text:list xml:id="list114447783340720" text:continue-numbering="true" text:style-name="L79">
        <text:list-item>
          <text:p text:style-name="P330">In this case the ampersand, &amp;, does not mean “address of”, but reference to.</text:p>
        </text:list-item>
        <text:list-item>
          <text:p text:style-name="P332">Using the address-of operator on a reference variable returns the address of the value being referenced.</text:p>
        </text:list-item>
        <text:list-item>
          <text:p text:style-name="P333">References are treated as being const, i.e., they must be initialized and once initialized they can not be changed.</text:p>
        </text:list-item>
        <text:list-item>
          <text:p text:style-name="P395"><text:span text:style-name="T5">Reference to constant variables is done with the </text:span><text:span text:style-name="T25">const</text:span><text:span text:style-name="T5"> keyword before the type, i.e., const int &amp;ref = var;</text:span></text:p>
          <text:list>
            <text:list-item>
              <text:p text:style-name="P395"><text:span text:style-name="T11">As with the case of pointers, var does not need to be constant itself, but when accessed through </text:span><text:span text:style-name="T26">ref</text:span><text:span text:style-name="T11">, it will be treated as such.</text:span><text:span text:style-name="T5"> </text:span></text:p>
            </text:list-item>
          </text:list>
        </text:list-item>
      </text:list>
      <text:p text:style-name="P106"/>
      <text:list xml:id="list114447256379442" text:continue-numbering="true" text:style-name="L79">
        <text:list-item>
          <text:p text:style-name="P334">References are most often used as function parameters because they allow to pass parameters without making a copy of the value itself:</text:p>
          <text:list>
            <text:list-item>
              <text:p text:style-name="P335">void func(int &amp;ref) {.. }<text:tab/>// in this case ref is a reference to the argument passed in, not a copy.</text:p>
            </text:list-item>
            <text:list-item>
              <text:p text:style-name="P335">int n = 5;</text:p>
            </text:list-item>
            <text:list-item>
              <text:p text:style-name="P335">func(n);<text:tab/><text:tab/><text:tab/>// however, here n is a non-reference argument.</text:p>
            </text:list-item>
          </text:list>
        </text:list-item>
      </text:list>
      <text:p text:style-name="P107"/>
      <text:list xml:id="list114447302857186" text:continue-numbering="true" text:style-name="L79">
        <text:list-item>
          <text:p text:style-name="P336">As a rule of thumb, pass non-pointer, non-fundamental data type variables by (const) reference.</text:p>
        </text:list-item>
        <text:list-item>
          <text:p text:style-name="P336">Another common use of references is as shortcuts, i.e., int &amp;ref = struct1.struct2.needVar;</text:p>
        </text:list-item>
        <text:list-item>
          <text:p text:style-name="P337">When possible, references should be used instead of pointers.</text:p>
        </text:list-item>
      </text:list>
      <text:p text:style-name="P108"/>
      <text:p text:style-name="P168">6.12 Member selection with pointers and references</text:p>
      <text:p text:style-name="P109"/>
      <text:list xml:id="list931351755515967426" text:style-name="L80">
        <text:list-item>
          <text:p text:style-name="P338">Structure members are selected via the period operator.</text:p>
        </text:list-item>
        <text:list-item>
          <text:p text:style-name="P338">To access a struct member via a pointer, the pointer has to be dereferenced:</text:p>
          <text:list>
            <text:list-item>
              <text:p text:style-name="P338">struct Person {</text:p>
              <text:list>
                <text:list-item>
                  <text:p text:style-name="P338">int age;</text:p>
                </text:list-item>
                <text:list-item>
                  <text:p text:style-name="P338">double weight;</text:p>
                </text:list-item>
              </text:list>
            </text:list-item>
            <text:list-item>
              <text:p text:style-name="P338">}Person person;</text:p>
            </text:list-item>
            <text:list-item>
              <text:p text:style-name="P338">Person *ptr = &amp;person;</text:p>
            </text:list-item>
            <text:list-item>
              <text:p text:style-name="P338">(*ptr).age;<text:tab/>// here is where dereference occurs.</text:p>
            </text:list-item>
          </text:list>
        </text:list-item>
      </text:list>
      <text:p text:style-name="P109"/>
      <text:list xml:id="list114447121112970" text:continue-numbering="true" text:style-name="L80">
        <text:list-item>
          <text:p text:style-name="P338">To avoid the error prone and awkward notation, C++ incorporates the pointer selection operator, →:</text:p>
          <text:list>
            <text:list-item>
              <text:p text:style-name="P338">ptr→age;</text:p>
            </text:list-item>
          </text:list>
        </text:list-item>
      </text:list>
      <text:p text:style-name="P109"/>
      <text:p text:style-name="P169">6.12a For-each loops</text:p>
      <text:p text:style-name="P110"/>
      <text:list xml:id="list3563656897048774564" text:style-name="L81">
        <text:list-item>
          <text:p text:style-name="P339">New range-bases loop, introduced in C++, with a simplified and secure syntax.</text:p>
          <text:list>
            <text:list-item>
              <text:p text:style-name="P396"><text:span text:style-name="T5">Example, </text:span><text:span text:style-name="T13">use of reference avoid</text:span><text:span text:style-name="T14">ing</text:span><text:span text:style-name="T13"> copy </text:span><text:span text:style-name="T14">and detecting data type</text:span><text:span text:style-name="T5">:</text:span></text:p>
              <text:list>
                <text:list-item>
                  <text:p text:style-name="P340">int arr[] = {0, 1, 1, 2, 3, ,5, 8, 13, 21};</text:p>
                </text:list-item>
                <text:list-item>
                  <text:p text:style-name="P397"><text:span text:style-name="T5">for(</text:span><text:span text:style-name="T12">auto</text:span><text:span text:style-name="T5"> </text:span><text:span text:style-name="T13">&amp;ref</text:span><text:span text:style-name="T5"> : arr) {<text:tab/>// deduce the proper element type ;-) . </text:span></text:p>
                  <text:list>
                    <text:list-item>
                      <text:p text:style-name="P397"><text:span text:style-name="T5">std::cout&lt;&lt;</text:span><text:span text:style-name="T13">ref</text:span><text:span text:style-name="T5">;</text:span></text:p>
                    </text:list-item>
                  </text:list>
                </text:list-item>
                <text:list-item>
                  <text:p text:style-name="P340">}</text:p>
                </text:list-item>
              </text:list>
            </text:list-item>
          </text:list>
        </text:list-item>
      </text:list>
      <text:p text:style-name="P111"/>
      <text:list xml:id="list114447040653024" text:continue-numbering="true" text:style-name="L81">
        <text:list-item>
          <text:p text:style-name="P341">Use the use of references or const references for the element declaration in for-each loops.</text:p>
        </text:list-item>
        <text:list-item>
          <text:p text:style-name="P342">For-each loops work with many kinds of list-like structures (vectors, linked lists, trees, and maps).</text:p>
        </text:list-item>
        <text:list-item>
          <text:p text:style-name="P343">For-each loops need to know the length of the structure they are iterating:</text:p>
          <text:list>
            <text:list-item>
              <text:p text:style-name="P343">Does not work with pointers to arrays :-(</text:p>
            </text:list-item>
          </text:list>
        </text:list-item>
      </text:list>
      <text:p text:style-name="P112"/>
      <text:p text:style-name="P170">6.13 Void pointers</text:p>
      <text:p text:style-name="P113"/>
      <text:list xml:id="list7653227320463815005" text:style-name="L82">
        <text:list-item>
          <text:p text:style-name="P344">Generic pointers that can be pointed to objects of any data type. </text:p>
        </text:list-item>
        <text:list-item>
          <text:p text:style-name="P345">Declared as a normal pointer using the void keyword:</text:p>
        </text:list-item>
        <text:list-item>
          <text:p text:style-name="P346">Can not be dereferenced directly, but need to be casted to another pointer type before dereference:</text:p>
          <text:list>
            <text:list-item>
              <text:p text:style-name="P346">int var;</text:p>
            </text:list-item>
            <text:list-item>
              <text:p text:style-name="P398"><text:span text:style-name="T5">void *ptr </text:span><text:span text:style-name="T15">= &amp;var</text:span><text:span text:style-name="T5">;</text:span></text:p>
            </text:list-item>
            <text:list-item>
              <text:p text:style-name="P346">int *ptrInt = static_cast&lt;int*&gt;(ptr);</text:p>
            </text:list-item>
            <text:list-item>
              <text:p text:style-name="P346">std::cout&lt;&lt;ptrInt&lt;&lt;endl;</text:p>
            </text:list-item>
          </text:list>
        </text:list-item>
      </text:list>
      <text:p text:style-name="P115"/>
      <text:list xml:id="list114447217535187" text:continue-numbering="true" text:style-name="L82">
        <text:list-item>
          <text:p text:style-name="P347">They can be used as function parameters to pass in different data types.</text:p>
        </text:list-item>
        <text:list-item>
          <text:p text:style-name="P347">In general, void pointers should be avoided.</text:p>
        </text:list-item>
      </text:list>
      <text:p text:style-name="P116"/>
      <text:p text:style-name="P171">6.14 Pointers to pointers</text:p>
      <text:p text:style-name="P117"/>
      <text:list xml:id="list946482658848829290" text:style-name="L83">
        <text:list-item>
          <text:p text:style-name="P399"><text:span text:style-name="T5">Pointers that hold the address of another pointers. Declared</text:span><text:span text:style-name="T17"> and dereferenced</text:span><text:span text:style-name="T5"> via nested asterisks:</text:span></text:p>
          <text:list>
            <text:list-item>
              <text:p text:style-name="P348">int var = 5</text:p>
            </text:list-item>
            <text:list-item>
              <text:p text:style-name="P348">int *ptr = &amp;var;</text:p>
            </text:list-item>
            <text:list-item>
              <text:p text:style-name="P348">int **ptrPtr = &amp;ptr;</text:p>
            </text:list-item>
            <text:list-item>
              <text:p text:style-name="P349">std::cout&lt;&lt;**ptrPtr&lt;&lt;endl;</text:p>
            </text:list-item>
          </text:list>
          <text:p text:style-name="P348"><text:s/></text:p>
        </text:list-item>
        <text:list-item>
          <text:p text:style-name="P400"><text:span text:style-name="T16">C</text:span><text:span text:style-name="T5">an not be directly assigned to a value but set to null.</text:span></text:p>
        </text:list-item>
        <text:list-item>
          <text:p text:style-name="P350">Their most common use is to dynamically allocate arrays of pointers:</text:p>
          <text:list>
            <text:list-item>
              <text:p text:style-name="P350">int **arr = new int*[10]; <text:tab/>// dynamic allocation of an array of 10 int pointers.</text:p>
            </text:list-item>
          </text:list>
        </text:list-item>
      </text:list>
      <text:p text:style-name="P118"/>
      <text:list xml:id="list114447897663473" text:continue-numbering="true" text:style-name="L83">
        <text:list-item>
          <text:p text:style-name="P351">Allocation of two-dimensional arrays:</text:p>
          <text:list>
            <text:list-item>
              <text:p text:style-name="P352">1) allocate an array of pointers.</text:p>
            </text:list-item>
            <text:list-item>
              <text:p text:style-name="P352">2) iterate over it and allocate a dynamic array for each array element.</text:p>
              <text:list>
                <text:list-item>
                  <text:p text:style-name="P352">int **arr = new int[10];</text:p>
                </text:list-item>
                <text:list-item>
                  <text:p text:style-name="P352">for(int n; n &lt; 10; n++) arr[n] = new int[5];</text:p>
                </text:list-item>
              </text:list>
            </text:list-item>
          </text:list>
        </text:list-item>
      </text:list>
      <text:p text:style-name="P119"/>
      <text:list xml:id="list114447982804532" text:continue-numbering="true" text:style-name="L83">
        <text:list-item>
          <text:list>
            <text:list-item>
              <text:p text:style-name="P401"><text:span text:style-name="T19">Dynamically allocated memory has to be deallocated in the opposite order than it was allocated.</text:span><text:span text:style-name="T18"><text:tab/></text:span></text:p>
            </text:list-item>
          </text:list>
        </text:list-item>
      </text:list>
      <text:p text:style-name="P117"/>
      <text:p text:style-name="P172">6.15 An introduction to std::array</text:p>
      <text:p text:style-name="P120"/>
      <text:list xml:id="list5483621795524974504" text:style-name="L84">
        <text:list-item>
          <text:p text:style-name="P353">Provide fixed array functionality without decaying into pointers when passed in to functions.</text:p>
        </text:list-item>
        <text:list-item>
          <text:p text:style-name="P402"><text:span text:style-name="T5">This functionality is loaded via the </text:span><text:span text:style-name="T25">&lt;array&gt;</text:span><text:span text:style-name="T5"> </text:span><text:span text:style-name="T23">h</text:span><text:span text:style-name="T5">eader.</text:span></text:p>
        </text:list-item>
        <text:list-item>
          <text:p text:style-name="P353">Their size must be set a compile time:</text:p>
          <text:list>
            <text:list-item>
              <text:p text:style-name="P353">#include &lt;array&gt;</text:p>
            </text:list-item>
            <text:list-item>
              <text:p text:style-name="P353">std::array&lt;int, 3&gt; myArray; <text:tab/>// declares an integer array with length 3.</text:p>
            </text:list-item>
          </text:list>
        </text:list-item>
      </text:list>
      <text:p text:style-name="P120"/>
      <text:list xml:id="list114447539188924" text:continue-numbering="true" text:style-name="L84">
        <text:list-item>
          <text:p text:style-name="P354">Can be initialized using an initializer list or via uniform initialization:</text:p>
          <text:list>
            <text:list-item>
              <text:p text:style-name="P403"><text:span text:style-name="T5">std::array&lt;int, 5&gt; myArray {1, 2, 3, 4, 5};<text:tab/>// in this case the </text:span><text:span text:style-name="T20">array length</text:span><text:span text:style-name="T5"> can not be omitted.</text:span></text:p>
            </text:list-item>
          </text:list>
        </text:list-item>
      </text:list>
      <text:p text:style-name="P121"/>
      <text:list xml:id="list114447321593287" text:continue-numbering="true" text:style-name="L84">
        <text:list-item>
          <text:p text:style-name="P404"><text:span text:style-name="T21">V</text:span><text:span text:style-name="T5">alues can be assigned using an initializer list.</text:span></text:p>
        </text:list-item>
        <text:list-item>
          <text:p text:style-name="P405"><text:span text:style-name="T5">Access to individual elements </text:span><text:span text:style-name="T22">can</text:span><text:span text:style-name="T5"> done via :</text:span></text:p>
          <text:list>
            <text:list-item>
              <text:p text:style-name="P355">the subscript operator, i.e., myArray[2] = 8;</text:p>
            </text:list-item>
            <text:list-item>
              <text:p text:style-name="P356">the at() function. i.e., myArray.at(2) = 8;</text:p>
            </text:list-item>
          </text:list>
        </text:list-item>
        <text:list-item>
          <text:p text:style-name="P357">The library includes many useful function to deal with arrays such as size, sort, begin, end, etc.</text:p>
        </text:list-item>
      </text:list>
      <text:p text:style-name="P117"/>
      <text:p text:style-name="P173">6.16 An introduction to std::vector</text:p>
      <text:p text:style-name="P117"/>
      <text:list xml:id="list616844503947103771" text:style-name="L85">
        <text:list-item>
          <text:p text:style-name="P358">Provides functionality to deal with dynamic arrays in a easy and safe manner.</text:p>
          <text:list>
            <text:list-item>
              <text:p text:style-name="P359">Without explicit memory allocation and deletion.</text:p>
            </text:list-item>
          </text:list>
        </text:list-item>
        <text:list-item>
          <text:p text:style-name="P406"><text:span text:style-name="T5">This functionality is loaded via the </text:span><text:span text:style-name="T25">&lt;vector&gt;</text:span><text:span text:style-name="T5"> header.</text:span></text:p>
        </text:list-item>
        <text:list-item>
          <text:p text:style-name="P360">No need to provide length at declaration:</text:p>
          <text:list>
            <text:list-item>
              <text:p text:style-name="P360">std::vector&lt;int&gt; arr;</text:p>
            </text:list-item>
          </text:list>
        </text:list-item>
      </text:list>
      <text:p text:style-name="P122"/>
      <text:list xml:id="list114448153623174" text:continue-numbering="true" text:style-name="L85">
        <text:list-item>
          <text:p text:style-name="P361">Assignment can be done via initializer-list.</text:p>
        </text:list-item>
        <text:list-item>
          <text:p text:style-name="P360">Can be initialized using an initialized list or using the uniform method.</text:p>
        </text:list-item>
        <text:list-item>
          <text:p text:style-name="P360">Elements access can be done via:</text:p>
          <text:list>
            <text:list-item>
              <text:p text:style-name="P360">the subscript operator, i.e., arr[1] = 4;</text:p>
            </text:list-item>
            <text:list-item>
              <text:p text:style-name="P360">the at() function, i.e., arr.at(1) = 4;</text:p>
            </text:list-item>
          </text:list>
        </text:list-item>
      </text:list>
      <text:p text:style-name="P122"/>
      <text:list xml:id="list114448993158846" text:continue-numbering="true" text:style-name="L85">
        <text:list-item>
          <text:p text:style-name="P362">When a vector variable goes out of scope, it is automatically deallocated.</text:p>
        </text:list-item>
        <text:list-item>
          <text:p text:style-name="P407"><text:span text:style-name="T5">The length of a vector is provided by the </text:span><text:span text:style-name="T25">size()</text:span><text:span text:style-name="T5"> function.</text:span></text:p>
        </text:list-item>
        <text:list-item>
          <text:p text:style-name="P408"><text:span text:style-name="T5">Vector can be resized via the </text:span><text:span text:style-name="T25">resize()</text:span><text:span text:style-name="T5"> function:</text:span></text:p>
          <text:list>
            <text:list-item>
              <text:p text:style-name="P363">If increase, old elements are preserved and new entries are set to zero.</text:p>
            </text:list-item>
            <text:list-item>
              <text:p text:style-name="P363">If reduced, element are dropped from the high-index end.</text:p>
            </text:list-item>
            <text:list-item>
              <text:p text:style-name="P364">Resizing ix computationally expensive, better to try to avoid it.</text:p>
            </text:list-item>
          </text:list>
        </text:list-item>
      </text:list>
      <text:p text:style-name="P117"/>
      <text:p text:style-name="P183">Chapter 7. Functions</text:p>
      <text:p text:style-name="P123"/>
      <text:p text:style-name="P174">7.1 Function parameters and arguments</text:p>
      <text:p text:style-name="P123"/>
      <text:p text:style-name="P123">Parameter:</text:p>
      <text:list xml:id="list83073935480511584" text:style-name="L86">
        <text:list-item>
          <text:p text:style-name="P365">Variable declared in the function declaration.</text:p>
        </text:list-item>
      </text:list>
      <text:p text:style-name="P123"/>
      <text:p text:style-name="P123">Argument:</text:p>
      <text:list xml:id="list5871627842192127627" text:style-name="L87">
        <text:list-item>
          <text:p text:style-name="P366">Value pass to a function by the caller.</text:p>
        </text:list-item>
      </text:list>
      <text:p text:style-name="P123"/>
      <text:p text:style-name="P124">When a function is called, all its parameters are created as variables and the value of the arguments are copied into the newly created parameters.</text:p>
      <text:p text:style-name="P124"/>
      <text:p text:style-name="P175">7.2 Passing arguments by value</text:p>
      <text:p text:style-name="P125"/>
      <text:list xml:id="list7778678207639114589" text:style-name="L88">
        <text:list-item>
          <text:p text:style-name="P367">C++ default.</text:p>
        </text:list-item>
        <text:list-item>
          <text:p text:style-name="P367">Copies argument values into function parameters.</text:p>
          <text:list>
            <text:list-item>
              <text:p text:style-name="P367">Arguments are never modified, only their copies may be changed (this may be an advantage or disadvantage).</text:p>
            </text:list-item>
          </text:list>
        </text:list-item>
      </text:list>
      <text:p text:style-name="P125"/>
      <text:list xml:id="list114447613331316" text:continue-numbering="true" text:style-name="L88">
        <text:list-item>
          <text:p text:style-name="P367">Mainly used to pass fundamental data types or enums.</text:p>
        </text:list-item>
      </text:list>
      <text:p text:style-name="P125"/>
      <text:p text:style-name="P175">7.3 Passing arguments by reference</text:p>
      <text:p text:style-name="P125"/>
      <text:list xml:id="list1274654097839544188" text:style-name="L89">
        <text:list-item>
          <text:p text:style-name="P368">In this case function parameter are declared as references rather than normal variables.</text:p>
          <text:list>
            <text:list-item>
              <text:p text:style-name="P369">void funt(int &amp;var1, float &amp;var2, …) {… }</text:p>
            </text:list-item>
            <text:list-item>
              <text:p text:style-name="P370">Any changes made in the reference are passed though the whole argument.</text:p>
            </text:list-item>
          </text:list>
        </text:list-item>
      </text:list>
      <text:p text:style-name="P123"/>
      <text:list xml:id="list114449090601241" text:continue-numbering="true" text:style-name="L89">
        <text:list-item>
          <text:p text:style-name="P371">Returning multiple values via out parameters:</text:p>
          <text:list>
            <text:list-item>
              <text:p text:style-name="P371">Function can only return a single value.</text:p>
            </text:list-item>
            <text:list-item>
              <text:p text:style-name="P371">Multiple values can be returned via references.</text:p>
            </text:list-item>
          </text:list>
        </text:list-item>
      </text:list>
      <text:p text:style-name="P126"/>
      <text:list xml:id="list114447461449716" text:continue-numbering="true" text:style-name="L89">
        <text:list-item>
          <text:p text:style-name="P372">Pass by const reference:</text:p>
          <text:list>
            <text:list-item>
              <text:p text:style-name="P372">Used to pass large structures (expensive to copy) but ensuring they wont be modified by the function, only used.</text:p>
            </text:list-item>
          </text:list>
        </text:list-item>
      </text:list>
      <text:p text:style-name="P123"/>
      <text:list xml:id="list114447166192508" text:continue-numbering="true" text:style-name="L89">
        <text:list-item>
          <text:p text:style-name="P373">References ALWAYS point to the same variable!</text:p>
        </text:list-item>
      </text:list>
      <text:p text:style-name="P127"/>
      <text:p text:style-name="P176">7.4 Passing arguments by address</text:p>
      <text:p text:style-name="P123"/>
      <text:list xml:id="list4745337631526702181" text:style-name="L90">
        <text:list-item>
          <text:p text:style-name="P374">This passes the address of the argument variable rather than the argument variable.</text:p>
          <text:list>
            <text:list-item>
              <text:p text:style-name="P374">The function parameter must be a pointer.</text:p>
            </text:list-item>
            <text:list-item>
              <text:p text:style-name="P375">The function can dereference the pointer to access or change the values being pointed.</text:p>
            </text:list-item>
          </text:list>
        </text:list-item>
      </text:list>
      <text:p text:style-name="P128"/>
      <text:list xml:id="list114447261547257" text:continue-numbering="true" text:style-name="L90">
        <text:list-item>
          <text:p text:style-name="P375">Typically used with arrays (with decay to pointers when passed to functions!) and dynamically allocated variables.</text:p>
        </text:list-item>
        <text:list-item>
          <text:p text:style-name="P375">The length must be passed as a separated argument.</text:p>
        </text:list-item>
        <text:list-item>
          <text:p text:style-name="P376">Addresses are actually passed by value:</text:p>
          <text:list>
            <text:list-item>
              <text:p text:style-name="P376">When a pointer is passed to a function by address, the pointer’s value (the address it points to) is copied from the argument to the function’s parameter, consequently, the original pointer can be changed (point to somewhere else), only the copy:</text:p>
              <text:list>
                <text:list-item>
                  <text:p text:style-name="P376">void foo(int *ptr) {</text:p>
                  <text:list>
                    <text:list-item>
                      <text:p text:style-name="P376">ptr = nullptr;<text:tab/>// only the COPY of ptr is pointed to other address, not the original pointer.</text:p>
                    </text:list-item>
                  </text:list>
                </text:list-item>
                <text:list-item>
                  <text:p text:style-name="P376">} </text:p>
                </text:list-item>
                <text:list-item>
                  <text:p text:style-name="P376">int main() {</text:p>
                  <text:list>
                    <text:list-item>
                      <text:p text:style-name="P376">int var = 5;</text:p>
                    </text:list-item>
                    <text:list-item>
                      <text:p text:style-name="P376">int *ptr = &amp;val;</text:p>
                    </text:list-item>
                    <text:list-item>
                      <text:p text:style-name="P376">foo(ptr);</text:p>
                    </text:list-item>
                    <text:list-item>
                      <text:p text:style-name="P376">std::cout&lt;&lt;*ptr&lt;&lt;endl; <text:tab/>// this prints 5.</text:p>
                    </text:list-item>
                  </text:list>
                </text:list-item>
                <text:list-item>
                  <text:p text:style-name="P376">}</text:p>
                </text:list-item>
              </text:list>
            </text:list-item>
          </text:list>
        </text:list-item>
      </text:list>
      <text:p text:style-name="P129"/>
      <text:list xml:id="list114447471499135" text:continue-numbering="true" text:style-name="L90">
        <text:list-item>
          <text:list>
            <text:list-item>
              <text:p text:style-name="P377">Note that although the address is passed by value, the passed copy of the address can still be dereferenced to change the arguments value!!!</text:p>
            </text:list-item>
          </text:list>
        </text:list-item>
      </text:list>
      <text:p text:style-name="P130"/>
      <text:list xml:id="list114448457586441" text:continue-numbering="true" text:style-name="L90">
        <text:list-item>
          <text:p text:style-name="P377">Passing addresses by reference:</text:p>
          <text:list>
            <text:list-item>
              <text:p text:style-name="P377">Used when we want to change the address an argument point to from within the function!</text:p>
            </text:list-item>
            <text:list-item>
              <text:p text:style-name="P378">In this case the address has to be passed by reference (following a cumbersome syntax):</text:p>
              <text:list>
                <text:list-item>
                  <text:p text:style-name="P409"><text:span text:style-name="T5">void foo(int *&amp;ptr) {<text:tab/>// </text:span><text:span text:style-name="T24">ptr is now a reference to a pointer.</text:span></text:p>
                  <text:list>
                    <text:list-item>
                      <text:p text:style-name="P378">ptr = nullptr; </text:p>
                    </text:list-item>
                  </text:list>
                </text:list-item>
                <text:list-item>
                  <text:p text:style-name="P378">}</text:p>
                </text:list-item>
                <text:list-item>
                  <text:p text:style-name="P378">int main() {</text:p>
                  <text:list>
                    <text:list-item>
                      <text:p text:style-name="P378">int var = 5;</text:p>
                    </text:list-item>
                    <text:list-item>
                      <text:p text:style-name="P378">int *ptr = &amp;var;</text:p>
                    </text:list-item>
                    <text:list-item>
                      <text:p text:style-name="P378">foo(ptr);</text:p>
                    </text:list-item>
                  </text:list>
                </text:list-item>
                <text:list-item>
                  <text:p text:style-name="P378">}</text:p>
                </text:list-item>
              </text:list>
            </text:list-item>
          </text:list>
        </text:list-item>
      </text:list>
      <text:p text:style-name="P379"/>
      <text:list xml:id="list114447964144226" text:continue-numbering="true" text:style-name="L90">
        <text:list-item>
          <text:list>
            <text:list-item>
              <text:p text:style-name="P380">C++ PASSES EVERYTHING BY VALUE.</text:p>
              <text:list>
                <text:list-item>
                  <text:p text:style-name="P380">However, passed addresses (copies) can be dereferenced to change the values of the passed in arguments.</text:p>
                </text:list-item>
              </text:list>
            </text:list-item>
          </text:list>
        </text:list-item>
      </text:list>
      <text:p text:style-name="P123"/>
      <text:p text:style-name="P123"/>
      <text:p text:style-name="P123"/>
      <text:p text:style-name="P123"/>
      <text:p text:style-name="P123"/>
      <text:p text:style-name="P123"/>
      <text:p text:style-name="P123"/>
      <text:p text:style-name="P123"/>
      <text:p text:style-name="P123"/>
      <text:p text:style-name="P117"/>
      <text:p text:style-name="P117"/>
      <text:p text:style-name="P117"/>
      <text:p text:style-name="P114"/>
      <text:p text:style-name="P114"/>
      <text:p text:style-name="P114"/>
      <text:p text:style-name="P114"/>
      <text:p text:style-name="P114"/>
      <text:p text:style-name="P114"/>
      <text:p text:style-name="P114"/>
      <text:p text:style-name="P114"/>
      <text:p text:style-name="P114"/>
      <text:p text:style-name="P114"/>
      <text:p text:style-name="P105"/>
      <text:p text:style-name="P105"/>
      <text:p text:style-name="P65"/>
      <text:p text:style-name="P65"/>
      <text:p text:style-name="P65"/>
      <text:p text:style-name="P65"/>
      <text:p text:style-name="P65"/>
      <text:p text:style-name="P65"/>
      <text:p text:style-name="P65">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04:26:54.851777022</meta:creation-date>
    <meta:editing-duration>PT4H53M42S</meta:editing-duration>
    <meta:editing-cycles>74</meta:editing-cycles>
    <meta:generator>LibreOffice/5.1.4.2$Linux_X86_64 LibreOffice_project/10m0$Build-2</meta:generator>
    <dc:date>2016-10-16T11:40:02.878623952</dc:date>
    <meta:document-statistic meta:table-count="0" meta:image-count="0" meta:object-count="0" meta:page-count="1" meta:paragraph-count="557" meta:word-count="4897" meta:character-count="27683" meta:non-whitespace-character-count="23711"/>
  </office:meta>
</office:document-meta>
</file>